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0000000699CE07EE0.png" manifest:media-type="image/png"/>
  <manifest:file-entry manifest:full-path="Pictures/10000201000001D6000000837A252C9A.png" manifest:media-type="image/png"/>
  <manifest:file-entry manifest:full-path="Pictures/10000201000001BD000000E80BA49079.png" manifest:media-type="image/png"/>
  <manifest:file-entry manifest:full-path="Pictures/10000000000001D6000000EFC833E128.png" manifest:media-type="image/png"/>
  <manifest:file-entry manifest:full-path="Pictures/10000000000001C60000007D22FF7AD2.png" manifest:media-type="image/png"/>
  <manifest:file-entry manifest:full-path="Pictures/1000020100000128000000670050DFAD.png" manifest:media-type="image/png"/>
  <manifest:file-entry manifest:full-path="Pictures/100002010000011D000000734F4F50D0.png" manifest:media-type="image/png"/>
  <manifest:file-entry manifest:full-path="Pictures/10000201000001D80000008BCC87C7E3.png" manifest:media-type="image/png"/>
  <manifest:file-entry manifest:full-path="Pictures/100002010000019C00000085AD18E3A5.png" manifest:media-type="image/png"/>
  <manifest:file-entry manifest:full-path="Pictures/10000201000002C20000009ABAF3064C.png" manifest:media-type="image/png"/>
  <manifest:file-entry manifest:full-path="Pictures/10000201000001D700000047271235AE.png" manifest:media-type="image/png"/>
  <manifest:file-entry manifest:full-path="Pictures/10000201000002B200000113453B5ED3.png" manifest:media-type="image/png"/>
  <manifest:file-entry manifest:full-path="Pictures/10000201000001E3000000A50B3E2A70.png" manifest:media-type="image/png"/>
  <manifest:file-entry manifest:full-path="Pictures/10000000000000F7000000AC74BC4490.png" manifest:media-type="image/png"/>
  <manifest:file-entry manifest:full-path="Pictures/10000000000001D100000148BEBF5D25.png" manifest:media-type="image/png"/>
  <manifest:file-entry manifest:full-path="Pictures/10000201000001DE000000B01625851B.png" manifest:media-type="image/png"/>
  <manifest:file-entry manifest:full-path="Pictures/10000201000001D300000067DB311C8D.png" manifest:media-type="image/png"/>
  <manifest:file-entry manifest:full-path="Pictures/10000000000002270000007F642B3364.png" manifest:media-type="image/png"/>
  <manifest:file-entry manifest:full-path="Pictures/10000201000001D300000056A5F0D8A3.png" manifest:media-type="image/png"/>
  <manifest:file-entry manifest:full-path="Pictures/10000000000001A600000164BA9B8DF9.png" manifest:media-type="image/png"/>
  <manifest:file-entry manifest:full-path="Pictures/10000000000001B400000113802D387D.png" manifest:media-type="image/png"/>
  <manifest:file-entry manifest:full-path="Pictures/100000000000010A000000586830C588.png" manifest:media-type="image/png"/>
  <manifest:file-entry manifest:full-path="Pictures/10000000000001B90000007F5C869AEE.png" manifest:media-type="image/png"/>
  <manifest:file-entry manifest:full-path="Pictures/10000000000004BF000000B710EB8743.png" manifest:media-type="image/png"/>
  <manifest:file-entry manifest:full-path="Pictures/10000000000000870000008F5FEE727E.png" manifest:media-type="image/png"/>
  <manifest:file-entry manifest:full-path="Pictures/10000000000001DA00000087ECEDF2F3.png" manifest:media-type="image/png"/>
  <manifest:file-entry manifest:full-path="Pictures/10000000000001970000007F4FBA2F71.png" manifest:media-type="image/png"/>
  <manifest:file-entry manifest:full-path="Pictures/10000000000001F8000000F681FA8EAB.png" manifest:media-type="image/png"/>
  <manifest:file-entry manifest:full-path="Pictures/10000000000001D800000090B2757613.png" manifest:media-type="image/png"/>
  <manifest:file-entry manifest:full-path="Pictures/100000000000015F000000A44AC0C65E.png" manifest:media-type="image/png"/>
  <manifest:file-entry manifest:full-path="Pictures/10000000000001E3000000E2419A1E6E.png" manifest:media-type="image/png"/>
  <manifest:file-entry manifest:full-path="Pictures/10000000000001CB000000DB6C81803E.png" manifest:media-type="image/png"/>
  <manifest:file-entry manifest:full-path="Pictures/10000000000001CD0000012017ABC707.png" manifest:media-type="image/png"/>
  <manifest:file-entry manifest:full-path="Pictures/10000000000001930000005633FF8C9A.png" manifest:media-type="image/png"/>
  <manifest:file-entry manifest:full-path="Pictures/100000000000019D00000035884F73F6.png" manifest:media-type="image/png"/>
  <manifest:file-entry manifest:full-path="Pictures/10000000000001D700000146C409FE2F.png" manifest:media-type="image/png"/>
  <manifest:file-entry manifest:full-path="Pictures/10000000000000C8000000757F3EBA61.png" manifest:media-type="image/png"/>
  <manifest:file-entry manifest:full-path="Pictures/10000000000001B10000008025C133AF.png" manifest:media-type="image/png"/>
  <manifest:file-entry manifest:full-path="Pictures/10000000000001870000013D24651329.png" manifest:media-type="image/png"/>
  <manifest:file-entry manifest:full-path="Pictures/10000000000001CE0000006AC24BEAA2.png" manifest:media-type="image/png"/>
  <manifest:file-entry manifest:full-path="Pictures/10000000000001C3000000875A9C518F.png" manifest:media-type="image/png"/>
  <manifest:file-entry manifest:full-path="Pictures/10000000000001D1000000B3345ECA26.png" manifest:media-type="image/png"/>
  <manifest:file-entry manifest:full-path="Pictures/100000000000023E000000BA5DCEDF62.png" manifest:media-type="image/png"/>
  <manifest:file-entry manifest:full-path="Pictures/1000000000000100000000AFA5E913C9.png" manifest:media-type="image/png"/>
  <manifest:file-entry manifest:full-path="Pictures/10000000000001DF000000515D3E709B.png" manifest:media-type="image/png"/>
  <manifest:file-entry manifest:full-path="Pictures/10000000000001D6000000AEEE9BF389.png" manifest:media-type="image/png"/>
  <manifest:file-entry manifest:full-path="Pictures/10000000000001CD000000E603CD1A65.png" manifest:media-type="image/png"/>
  <manifest:file-entry manifest:full-path="Pictures/1000000000000242000000ACCD5D68CE.png" manifest:media-type="image/png"/>
  <manifest:file-entry manifest:full-path="Pictures/10000000000001DD00000097674A6873.png" manifest:media-type="image/png"/>
  <manifest:file-entry manifest:full-path="Pictures/10000000000001CF00000092F664466F.png" manifest:media-type="image/png"/>
  <manifest:file-entry manifest:full-path="Pictures/1000000000000150000000E0961298D3.png" manifest:media-type="image/png"/>
  <manifest:file-entry manifest:full-path="Pictures/10000000000001DE000000F3883DC03E.png" manifest:media-type="image/png"/>
  <manifest:file-entry manifest:full-path="Pictures/10000000000001D90000013C20F8E3FA.png" manifest:media-type="image/png"/>
  <manifest:file-entry manifest:full-path="Pictures/10000000000001D8000000FDFF59832B.png" manifest:media-type="image/png"/>
  <manifest:file-entry manifest:full-path="Pictures/10000000000001BC000000880EA17378.png" manifest:media-type="image/png"/>
  <manifest:file-entry manifest:full-path="Pictures/10000000000001DB000000DCA1EC72CF.png" manifest:media-type="image/png"/>
  <manifest:file-entry manifest:full-path="Pictures/10000000000000F10000006177CADE6C.png" manifest:media-type="image/png"/>
  <manifest:file-entry manifest:full-path="Pictures/10000000000001DF0000009C8B656F32.png" manifest:media-type="image/png"/>
  <manifest:file-entry manifest:full-path="Pictures/1000000000000151000000D6644CB740.png" manifest:media-type="image/png"/>
  <manifest:file-entry manifest:full-path="Pictures/10000000000001E50000010AD99F80F4.png" manifest:media-type="image/png"/>
  <manifest:file-entry manifest:full-path="Pictures/10000000000002E0000000706A206076.png" manifest:media-type="image/png"/>
  <manifest:file-entry manifest:full-path="Pictures/10000000000002E7000001A8B9EAFD97.png" manifest:media-type="image/png"/>
  <manifest:file-entry manifest:full-path="Pictures/10000000000001DF000000B90FD1AD4F.png" manifest:media-type="image/png"/>
  <manifest:file-entry manifest:full-path="Pictures/10000000000002A700000087318E8A1E.png" manifest:media-type="image/png"/>
  <manifest:file-entry manifest:full-path="Pictures/10000000000001F8000000591084919F.png" manifest:media-type="image/png"/>
  <manifest:file-entry manifest:full-path="Pictures/10000000000001E3000000EFBE1C6F95.png" manifest:media-type="image/png"/>
  <manifest:file-entry manifest:full-path="Pictures/100000000000007F0000008B5CC37F57.png" manifest:media-type="image/png"/>
  <manifest:file-entry manifest:full-path="Pictures/10000000000000DB0000009FAF421178.png" manifest:media-type="image/png"/>
  <manifest:file-entry manifest:full-path="Pictures/100000000000008D00000088467588C0.png" manifest:media-type="image/png"/>
  <manifest:file-entry manifest:full-path="Pictures/10000000000001E0000000D9CDC6180A.png" manifest:media-type="image/png"/>
  <manifest:file-entry manifest:full-path="Pictures/100000000000015B000000DBFE8B2EF8.png" manifest:media-type="image/png"/>
  <manifest:file-entry manifest:full-path="Pictures/1000000000000158000001696C593DE1.png" manifest:media-type="image/png"/>
  <manifest:file-entry manifest:full-path="Pictures/10000000000001C300000089076CBAD4.png" manifest:media-type="image/png"/>
  <manifest:file-entry manifest:full-path="Pictures/10000000000001E0000000EC474C54A0.png" manifest:media-type="image/png"/>
  <manifest:file-entry manifest:full-path="Pictures/100000000000011D00000109F962D926.png" manifest:media-type="image/png"/>
  <manifest:file-entry manifest:full-path="Pictures/1000000000000152000000D87581AEBD.png" manifest:media-type="image/png"/>
  <manifest:file-entry manifest:full-path="Pictures/100000000000011600000117255D852B.png" manifest:media-type="image/png"/>
  <manifest:file-entry manifest:full-path="Pictures/100000000000015D000000FCF32CD0CB.png" manifest:media-type="image/png"/>
  <manifest:file-entry manifest:full-path="Pictures/100000000000011900000139A07A9B5E.png" manifest:media-type="image/png"/>
  <manifest:file-entry manifest:full-path="Pictures/100000000000011D00000139316DB45A.png" manifest:media-type="image/png"/>
  <manifest:file-entry manifest:full-path="Pictures/10000000000001210000013F01BFC5D1.png" manifest:media-type="image/png"/>
  <manifest:file-entry manifest:full-path="Pictures/100000000000015B000000B6B45EC379.png" manifest:media-type="image/png"/>
  <manifest:file-entry manifest:full-path="Pictures/100000000000012400000140FBBD9C43.png" manifest:media-type="image/png"/>
  <manifest:file-entry manifest:full-path="Pictures/100000000000015800000082F8690EB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Consolas1" svg:font-family="Consolas, Monaco, 'Andale Mono', 'Ubuntu Mono', monospace"/>
    <style:font-face style:name="Lato" svg:font-family="Lato, sans-serif"/>
    <style:font-face style:name="Mangal1" svg:font-family="Mangal"/>
    <style:font-face style:name="Oxygen" svg:font-family="Oxygen"/>
    <style:font-face style:name="Roboto Mono" svg:font-family="'Roboto Mono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pt" fo:country="BR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pt" fo:country="BR" fo:font-weight="bold" style:font-size-asian="14pt" style:font-weight-asian="bold" style:font-size-complex="14pt" style:font-weight-complex="bold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pt" fo:country="BR" style:font-size-asian="14pt" style:font-size-complex="14pt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pt" fo:country="BR" officeooo:paragraph-rsid="0004aa3d" style:font-size-asian="14pt" style:font-size-complex="14pt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officeooo:rsid="000482b1" officeooo:paragraph-rsid="000482b1" style:font-size-asian="14pt" style:font-size-complex="14pt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4pt" fo:language="es" fo:country="ES" style:text-underline-style="solid" style:text-underline-width="auto" style:text-underline-color="font-color" fo:font-weight="bold" officeooo:rsid="0022fd25" style:font-size-asian="14pt" style:font-weight-asian="bold" style:font-size-complex="14pt" style:font-weight-complex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6pt" style:text-underline-style="solid" style:text-underline-width="auto" style:text-underline-color="font-color" fo:font-weight="bold" officeooo:rsid="0004f15a" officeooo:paragraph-rsid="0004f15a" style:font-size-asian="16pt" style:font-weight-asian="bold" style:font-size-complex="16pt" style:font-weight-complex="bold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6pt" fo:language="pt" fo:country="BR" style:text-underline-style="solid" style:text-underline-width="auto" style:text-underline-color="font-color" fo:font-weight="bold" style:font-size-asian="16pt" style:font-weight-asian="bold" style:font-size-complex="16pt" style:font-weight-complex="bold" loext:padding="0cm" loext:border="none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32ece"/>
    </style:style>
    <style:style style:name="P13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157325"/>
    </style:style>
    <style:style style:name="P14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189501"/>
    </style:style>
    <style:style style:name="P15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19c84a"/>
    </style:style>
    <style:style style:name="P16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017ec"/>
    </style:style>
    <style:style style:name="P17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269d1"/>
    </style:style>
    <style:style style:name="P18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2fd25"/>
    </style:style>
    <style:style style:name="P19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3e987"/>
    </style:style>
    <style:style style:name="P20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4eb39"/>
    </style:style>
    <style:style style:name="P21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70b57"/>
    </style:style>
    <style:style style:name="P22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9fe88"/>
    </style:style>
    <style:style style:name="P23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cd9c1"/>
    </style:style>
    <style:style style:name="P24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e70b6"/>
    </style:style>
    <style:style style:name="P25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31507c"/>
    </style:style>
    <style:style style:name="P26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style:text-underline-style="solid" style:text-underline-width="auto" style:text-underline-color="font-color" style:font-size-asian="14pt" style:font-size-complex="14pt"/>
    </style:style>
    <style:style style:name="P27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style:text-underline-style="solid" style:text-underline-width="auto" style:text-underline-color="font-color" officeooo:paragraph-rsid="00132ece" style:font-size-asian="14pt" style:font-size-complex="14pt"/>
    </style:style>
    <style:style style:name="P28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style:text-underline-style="solid" style:text-underline-width="auto" style:text-underline-color="font-color" officeooo:rsid="00084165" officeooo:paragraph-rsid="00084165" style:font-size-asian="14pt" style:font-size-complex="14pt"/>
    </style:style>
    <style:style style:name="P29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solid" style:text-underline-width="auto" style:text-underline-color="font-color" officeooo:rsid="000a8410" officeooo:paragraph-rsid="000a8410" style:font-size-asian="14pt" style:font-size-complex="14pt"/>
    </style:style>
    <style:style style:name="P30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solid" style:text-underline-width="auto" style:text-underline-color="font-color" officeooo:rsid="000c0d81" officeooo:paragraph-rsid="000c0d81" style:font-size-asian="14pt" style:font-size-complex="14pt"/>
    </style:style>
    <style:style style:name="P31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none" fo:font-weight="normal" officeooo:rsid="000c7716" officeooo:paragraph-rsid="000c7716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none" fo:font-weight="normal" officeooo:rsid="000c9c46" officeooo:paragraph-rsid="000c9c46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none" fo:font-weight="normal" officeooo:rsid="000c0d81" officeooo:paragraph-rsid="000c0d81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none" fo:font-weight="bold" officeooo:rsid="0011cdfb" officeooo:paragraph-rsid="0011cdfb" style:font-size-asian="14pt" style:font-weight-asian="bold" style:font-size-complex="14pt" style:font-weight-complex="bold"/>
    </style:style>
    <style:style style:name="P35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4pt" officeooo:paragraph-rsid="00157325" style:font-size-asian="14pt" style:font-size-complex="14pt"/>
    </style:style>
    <style:style style:name="P36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officeooo:rsid="000a8410" officeooo:paragraph-rsid="000c0d81" style:font-size-asian="16pt" style:font-size-complex="16pt"/>
    </style:style>
    <style:style style:name="P37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officeooo:rsid="000a8410" officeooo:paragraph-rsid="000e44bb" style:font-size-asian="16pt" style:font-size-complex="16pt"/>
    </style:style>
    <style:style style:name="P38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c7716" officeooo:paragraph-rsid="000c7716" style:font-size-asian="14pt" style:font-weight-asian="bold" style:font-size-complex="16pt" style:font-weight-complex="bold"/>
    </style:style>
    <style:style style:name="P39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9d531" officeooo:paragraph-rsid="00084165" style:font-size-asian="16pt" style:font-weight-asian="bold" style:font-size-complex="16pt" style:font-weight-complex="bold"/>
    </style:style>
    <style:style style:name="P40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9d531" officeooo:paragraph-rsid="0009d531" style:font-size-asian="16pt" style:font-weight-asian="bold" style:font-size-complex="16pt" style:font-weight-complex="bold"/>
    </style:style>
    <style:style style:name="P41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a8410" officeooo:paragraph-rsid="000a8410" style:font-size-asian="16pt" style:font-weight-asian="bold" style:font-size-complex="16pt" style:font-weight-complex="bold"/>
    </style:style>
    <style:style style:name="P42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c0d81" officeooo:paragraph-rsid="000c0d81" style:font-size-asian="16pt" style:font-weight-asian="bold" style:font-size-complex="16pt" style:font-weight-complex="bold"/>
    </style:style>
    <style:style style:name="P43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10a157" officeooo:paragraph-rsid="0010a157" style:font-size-asian="16pt" style:font-weight-asian="bold" style:font-size-complex="16pt" style:font-weight-complex="bold"/>
    </style:style>
    <style:style style:name="P44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1c4b28" style:font-size-asian="16pt" style:font-style-asian="normal" style:font-weight-asian="bold" style:font-size-complex="16pt" style:font-style-complex="normal" style:font-weight-complex="bold"/>
    </style:style>
    <style:style style:name="P45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1d073f" style:font-size-asian="16pt" style:font-style-asian="normal" style:font-weight-asian="bold" style:font-size-complex="16pt" style:font-style-complex="normal" style:font-weight-complex="bold"/>
    </style:style>
    <style:style style:name="P46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1ec19e" style:font-size-asian="16pt" style:font-style-asian="normal" style:font-weight-asian="bold" style:font-size-complex="16pt" style:font-style-complex="normal" style:font-weight-complex="bold"/>
    </style:style>
    <style:style style:name="P47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1f1452" style:font-size-asian="16pt" style:font-style-asian="normal" style:font-weight-asian="bold" style:font-size-complex="16pt" style:font-style-complex="normal" style:font-weight-complex="bold"/>
    </style:style>
    <style:style style:name="P48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2017ec" style:font-size-asian="16pt" style:font-style-asian="normal" style:font-weight-asian="bold" style:font-size-complex="16pt" style:font-style-complex="normal" style:font-weight-complex="bold"/>
    </style:style>
    <style:style style:name="P49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2269d1" style:font-size-asian="16pt" style:font-style-asian="normal" style:font-weight-asian="bold" style:font-size-complex="16pt" style:font-style-complex="normal" style:font-weight-complex="bold"/>
    </style:style>
    <style:style style:name="P5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0e44bb" officeooo:paragraph-rsid="000e44bb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1.64cm"/>
        </style:tab-stops>
      </style:paragraph-properties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0a157" officeooo:paragraph-rsid="0010a157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3e355" officeooo:paragraph-rsid="0013e355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57325" officeooo:paragraph-rsid="00157325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1cdfb" officeooo:paragraph-rsid="0011cdfb" style:font-size-asian="14pt" style:font-weight-asian="bold" style:font-size-complex="14pt" style:font-weight-complex="bold"/>
    </style:style>
    <style:style style:name="P5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132ece" officeooo:paragraph-rsid="00132ece" style:font-size-asian="14pt" style:font-weight-asian="bold" style:font-size-complex="14pt" style:font-weight-complex="bold"/>
    </style:style>
    <style:style style:name="P5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4pt" fo:letter-spacing="normal" fo:language="es" fo:country="ES" fo:font-style="normal" style:text-underline-style="solid" style:text-underline-width="auto" style:text-underline-color="font-color" fo:font-weight="bold" officeooo:rsid="00132ece" officeooo:paragraph-rsid="00132ece" style:font-size-asian="14pt" style:font-weight-asian="bold" style:font-size-complex="14pt" style:font-weight-complex="bold"/>
    </style:style>
    <style:style style:name="P57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fo:font-weight="normal" officeooo:rsid="001660f0" officeooo:paragraph-rsid="00157325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style:text-underline-style="none" fo:font-weight="bold" officeooo:rsid="00189501" officeooo:paragraph-rsid="00189501" style:font-size-asian="14pt" style:font-weight-asian="bold" style:font-size-complex="14pt" style:font-weight-complex="bold"/>
    </style:style>
    <style:style style:name="P59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style:text-underline-style="none" officeooo:paragraph-rsid="00189501" style:font-size-asian="14pt" style:font-size-complex="14pt"/>
    </style:style>
    <style:style style:name="P60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19c84a" officeooo:paragraph-rsid="00189501" style:font-size-asian="14pt" style:font-size-complex="14pt"/>
    </style:style>
    <style:style style:name="P61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style:text-underline-style="none" fo:font-weight="normal" officeooo:paragraph-rsid="00189501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style:text-underline-style="solid" style:text-underline-width="auto" style:text-underline-color="font-color" fo:font-weight="bold" officeooo:rsid="00189501" officeooo:paragraph-rsid="00189501" style:font-size-asian="14pt" style:font-weight-asian="bold" style:font-size-complex="14pt" style:font-weight-complex="bold"/>
    </style:style>
    <style:style style:name="P6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0a8410" officeooo:paragraph-rsid="000c9c46" style:font-size-asian="16pt" style:font-weight-asian="bold" style:font-size-complex="16pt" style:font-weight-complex="bold"/>
    </style:style>
    <style:style style:name="P64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1.64cm"/>
        </style:tab-stops>
      </style:paragraph-properties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10a157" officeooo:paragraph-rsid="0010a157" style:font-size-asian="16pt" style:font-weight-asian="bold" style:font-size-complex="16pt" style:font-weight-complex="bold"/>
    </style:style>
    <style:style style:name="P6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10a157" officeooo:paragraph-rsid="0010a157" style:font-size-asian="16pt" style:font-weight-asian="bold" style:font-size-complex="16pt" style:font-weight-complex="bold"/>
    </style:style>
    <style:style style:name="P6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11cdfb" officeooo:paragraph-rsid="0010a157" style:font-size-asian="16pt" style:font-weight-asian="bold" style:font-size-complex="16pt" style:font-weight-complex="bold"/>
    </style:style>
    <style:style style:name="P6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157325" officeooo:paragraph-rsid="00157325" style:font-size-asian="16pt" style:font-weight-asian="bold" style:font-size-complex="16pt" style:font-weight-complex="bold"/>
    </style:style>
    <style:style style:name="P6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132ece" officeooo:paragraph-rsid="00132ece" style:font-size-asian="14pt" style:font-weight-asian="bold" style:font-size-complex="16pt" style:font-weight-complex="bold"/>
    </style:style>
    <style:style style:name="P69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6pt" fo:letter-spacing="normal" fo:font-style="normal" style:text-underline-style="solid" style:text-underline-width="auto" style:text-underline-color="font-color" fo:font-weight="bold" officeooo:rsid="00189501" officeooo:paragraph-rsid="00189501" style:font-size-asian="16pt" style:font-weight-asian="bold" style:font-size-complex="16pt" style:font-weight-complex="bold"/>
    </style:style>
    <style:style style:name="P70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6pt" fo:letter-spacing="normal" fo:font-style="normal" style:text-underline-style="solid" style:text-underline-width="auto" style:text-underline-color="font-color" fo:font-weight="bold" officeooo:rsid="001660f0" officeooo:paragraph-rsid="001c4b28" style:font-size-asian="16pt" style:font-style-asian="normal" style:font-weight-asian="bold" style:font-size-complex="16pt" style:font-style-complex="normal" style:font-weight-complex="bold"/>
    </style:style>
    <style:style style:name="P7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ato" fo:font-size="13.5pt" fo:letter-spacing="normal" fo:language="es" fo:country="ES" fo:font-style="normal" style:text-underline-style="solid" style:text-underline-width="auto" style:text-underline-color="font-color" fo:font-weight="normal" officeooo:rsid="0010a157" officeooo:paragraph-rsid="0010a157" style:font-size-asian="16pt" style:font-weight-asian="bold" style:font-size-complex="16pt" style:font-weight-complex="bold"/>
    </style:style>
    <style:style style:name="P72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text-line-through-style="solid" style:text-line-through-type="single" style:font-name="Liberation Serif" fo:font-size="14pt" fo:letter-spacing="normal" fo:font-style="normal" style:text-underline-style="none" fo:font-weight="normal" officeooo:rsid="00189501" officeooo:paragraph-rsid="00189501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size="16pt" style:text-underline-style="solid" style:text-underline-width="auto" style:text-underline-color="font-color" fo:font-weight="bold" officeooo:rsid="00189501" officeooo:paragraph-rsid="00189501" style:font-size-asian="16pt" style:font-weight-asian="bold" style:font-size-complex="16pt" style:font-weight-complex="bold"/>
    </style:style>
    <style:style style:name="P74" style:family="paragraph" style:parent-style-name="Standard">
      <style:paragraph-properties fo:margin-left="0cm" fo:margin-right="0cm" fo:text-align="center" style:justify-single-word="false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2fd25"/>
    </style:style>
    <style:style style:name="P75" style:family="paragraph" style:parent-style-name="Preformatted_20_Text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solid" style:text-underline-width="auto" style:text-underline-color="font-color" officeooo:rsid="0009d531" officeooo:paragraph-rsid="0009d531" style:font-size-asian="14pt" style:font-size-complex="14pt"/>
    </style:style>
    <style:style style:name="P76" style:family="paragraph" style:parent-style-name="Preformatted_20_Text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solid" style:text-underline-width="auto" style:text-underline-color="font-color" officeooo:rsid="0009d531" officeooo:paragraph-rsid="000c7716" style:font-size-asian="14pt" style:font-size-complex="14pt"/>
    </style:style>
    <style:style style:name="P77" style:family="paragraph" style:parent-style-name="Text_20_body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33018a"/>
    </style:style>
    <style:style style:name="P78" style:family="paragraph" style:parent-style-name="Text_20_body">
      <style:paragraph-properties fo:margin-left="6.244cm" fo:margin-right="0cm" fo:margin-top="0cm" fo:margin-bottom="0cm" loext:contextual-spacing="false" fo:text-indent="0cm" style:auto-text-indent="false" fo:padding="0cm" fo:border="none"/>
      <style:text-properties fo:font-size="28pt" fo:language="pt" fo:country="BR" style:text-underline-style="solid" style:text-underline-width="auto" style:text-underline-color="font-color" fo:font-weight="bold" style:font-size-asian="28pt" style:font-weight-asian="bold" style:font-size-complex="28pt" style:font-weight-complex="bold" loext:padding="0cm" loext:border="none"/>
    </style:style>
    <style:style style:name="P79" style:family="paragraph" style:parent-style-name="Standard">
      <style:text-properties style:text-underline-style="solid" style:text-underline-width="auto" style:text-underline-color="font-color"/>
    </style:style>
    <style:style style:name="P80" style:family="paragraph" style:parent-style-name="Standard">
      <style:text-properties fo:font-size="16pt" fo:language="es" fo:country="ES" style:text-underline-style="solid" style:text-underline-width="auto" style:text-underline-color="font-color" fo:font-weight="bold" officeooo:rsid="00397bad" officeooo:paragraph-rsid="003c08cb" style:font-size-asian="16pt" style:font-weight-asian="bold" style:font-size-complex="16pt" style:font-weight-complex="bold"/>
    </style:style>
    <style:style style:name="P81" style:family="paragraph" style:parent-style-name="Standard">
      <style:text-properties fo:color="#000000" style:font-name="Consolas" fo:font-size="13.5pt" fo:language="es" fo:country="ES" style:text-underline-style="solid" style:text-underline-width="auto" style:text-underline-color="font-color" fo:font-weight="normal" officeooo:rsid="0036a7c7" officeooo:paragraph-rsid="0036a7c7" fo:background-color="#fffffe" style:font-size-asian="16pt" style:font-weight-asian="bold" style:font-size-complex="16pt" style:font-weight-complex="bold"/>
    </style:style>
    <style:style style:name="P82" style:family="paragraph" style:parent-style-name="Text_20_body">
      <style:text-properties officeooo:paragraph-rsid="0033018a"/>
    </style:style>
    <style:style style:name="P83" style:family="paragraph" style:parent-style-name="Text_20_body">
      <style:text-properties fo:font-variant="normal" fo:text-transform="none" fo:color="#1b1b32" style:font-name="Lato" fo:font-size="13.5pt" fo:letter-spacing="normal" fo:font-style="normal" fo:font-weight="normal" officeooo:paragraph-rsid="0033018a"/>
    </style:style>
    <style:style style:name="P84" style:family="paragraph" style:parent-style-name="Text_20_body">
      <style:text-properties style:font-name="Liberation Serif" fo:font-size="14pt" style:text-underline-style="solid" style:text-underline-width="auto" style:text-underline-color="font-color" fo:font-weight="bold" officeooo:paragraph-rsid="0033018a" style:font-size-asian="14pt" style:font-weight-asian="bold" style:font-size-complex="14pt" style:font-weight-complex="bold"/>
    </style:style>
    <style:style style:name="P85" style:family="paragraph" style:parent-style-name="Text_20_body">
      <style:text-properties style:font-name="Liberation Serif" fo:font-size="14pt" style:text-underline-style="solid" style:text-underline-width="auto" style:text-underline-color="font-color" fo:font-weight="bold" officeooo:paragraph-rsid="003432c3" style:font-size-asian="14pt" style:font-weight-asian="bold" style:font-size-complex="14pt" style:font-weight-complex="bold"/>
    </style:style>
    <style:style style:name="P86" style:family="paragraph" style:parent-style-name="Text_20_body">
      <style:text-properties style:font-name="Liberation Serif" fo:font-size="14pt" style:text-underline-style="none" fo:font-weight="bold" officeooo:paragraph-rsid="003432c3" style:font-size-asian="14pt" style:font-weight-asian="bold" style:font-size-complex="14pt" style:font-weight-complex="bold"/>
    </style:style>
    <style:style style:name="P87" style:family="paragraph" style:parent-style-name="Text_20_body">
      <style:text-properties fo:font-size="16pt" style:text-underline-style="solid" style:text-underline-width="auto" style:text-underline-color="font-color" fo:font-weight="bold" officeooo:rsid="0034c997" officeooo:paragraph-rsid="0034c997" style:font-size-asian="16pt" style:font-weight-asian="bold" style:font-size-complex="16pt" style:font-weight-complex="bold"/>
    </style:style>
    <style:style style:name="P88" style:family="paragraph" style:parent-style-name="Text_20_body">
      <style:text-properties fo:font-size="16pt" fo:language="es" fo:country="ES" style:text-underline-style="solid" style:text-underline-width="auto" style:text-underline-color="font-color" fo:font-weight="bold" officeooo:rsid="0036a7c7" officeooo:paragraph-rsid="0036a7c7" style:font-size-asian="16pt" style:font-weight-asian="bold" style:font-size-complex="16pt" style:font-weight-complex="bold"/>
    </style:style>
    <style:style style:name="P89" style:family="paragraph" style:parent-style-name="Standard">
      <style:text-properties fo:color="#000000" style:font-name="Consolas" fo:font-size="13.5pt" fo:language="es" fo:country="ES" fo:font-style="normal" style:text-underline-style="none" fo:font-weight="normal" officeooo:rsid="003daf4a" officeooo:paragraph-rsid="003daf4a" fo:background-color="#fffffe" style:font-size-asian="14pt" style:font-style-asian="normal" style:font-weight-asian="normal" style:font-size-complex="14pt" style:font-style-complex="normal" style:font-weight-complex="normal"/>
    </style:style>
    <style:style style:name="P90" style:family="paragraph" style:parent-style-name="Standard">
      <style:text-properties fo:color="#000000" style:font-name="Liberation Serif" fo:font-size="14pt" fo:language="es" fo:country="ES" fo:font-style="normal" style:text-underline-style="solid" style:text-underline-width="auto" style:text-underline-color="font-color" fo:font-weight="bold" officeooo:rsid="003daf4a" officeooo:paragraph-rsid="003daf4a" fo:background-color="#fffffe" style:font-size-asian="14pt" style:font-style-asian="normal" style:font-weight-asian="bold" style:font-size-complex="14pt" style:font-style-complex="normal" style:font-weight-complex="bold"/>
    </style:style>
    <style:style style:name="P91" style:family="paragraph" style:parent-style-name="Standard">
      <style:text-properties fo:color="#000000" style:font-name="Liberation Serif" fo:font-size="16pt" fo:language="es" fo:country="ES" fo:font-style="normal" style:text-underline-style="solid" style:text-underline-width="auto" style:text-underline-color="font-color" fo:font-weight="bold" officeooo:rsid="003daf4a" officeooo:paragraph-rsid="003daf4a" fo:background-color="#fffffe" style:font-size-asian="16pt" style:font-style-asian="normal" style:font-weight-asian="bold" style:font-size-complex="16pt" style:font-style-complex="normal" style:font-weight-complex="bold"/>
    </style:style>
    <style:style style:name="P92" style:family="paragraph" style:parent-style-name="Standard">
      <style:text-properties style:font-name="Liberation Serif" fo:font-size="14pt" style:text-underline-style="none" fo:font-weight="bold" officeooo:rsid="0047c9d9" officeooo:paragraph-rsid="00433f54" style:font-size-asian="14pt" style:font-weight-asian="bold" style:font-size-complex="14pt" style:font-weight-complex="bold"/>
    </style:style>
    <style:style style:name="P93" style:family="paragraph" style:parent-style-name="Standard">
      <style:text-properties style:font-name="Liberation Serif" fo:font-size="16pt" style:text-underline-style="solid" style:text-underline-width="auto" style:text-underline-color="font-color" fo:font-weight="bold" officeooo:paragraph-rsid="00433f54" style:font-size-asian="16pt" style:font-weight-asian="bold" style:font-size-complex="16pt" style:font-weight-complex="bold"/>
    </style:style>
    <style:style style:name="P94" style:family="paragraph" style:parent-style-name="Standard">
      <style:text-properties style:font-name="Liberation Serif" fo:font-size="16pt" style:text-underline-style="solid" style:text-underline-width="auto" style:text-underline-color="font-color" fo:font-weight="bold" officeooo:rsid="0047c9d9" officeooo:paragraph-rsid="00433f54" style:font-size-asian="16pt" style:font-weight-asian="bold" style:font-size-complex="16pt" style:font-weight-complex="bold"/>
    </style:style>
    <style:style style:name="P95" style:family="paragraph" style:parent-style-name="Standard">
      <style:text-properties style:font-name="Liberation Serif" fo:font-size="16pt" style:text-underline-style="solid" style:text-underline-width="auto" style:text-underline-color="font-color" fo:font-weight="bold" officeooo:rsid="0047c9d9" officeooo:paragraph-rsid="0047c9d9" style:font-size-asian="16pt" style:font-weight-asian="bold" style:font-size-complex="16pt" style:font-weight-complex="bold"/>
    </style:style>
    <style:style style:name="P96" style:family="paragraph" style:parent-style-name="Standard">
      <style:text-properties officeooo:paragraph-rsid="003daf4a"/>
    </style:style>
    <style:style style:name="P97" style:family="paragraph" style:parent-style-name="Text_20_body">
      <style:text-properties fo:font-variant="normal" fo:text-transform="none" fo:color="#1b1b32" style:font-name="Liberation Serif" fo:font-size="16pt" fo:letter-spacing="normal" fo:font-style="normal" style:text-underline-style="solid" style:text-underline-width="auto" style:text-underline-color="font-color" fo:font-weight="bold" officeooo:rsid="00336218" officeooo:paragraph-rsid="0033018a" style:font-size-asian="16pt" style:font-weight-asian="bold" style:font-size-complex="16pt" style:font-weight-complex="bold"/>
    </style:style>
    <style:style style:name="P98" style:family="paragraph" style:parent-style-name="Text_20_body">
      <style:text-properties style:font-name="Liberation Serif" fo:font-size="14pt" style:text-underline-style="none" fo:font-weight="normal" officeooo:rsid="0034c997" officeooo:paragraph-rsid="0034c997" style:font-size-asian="14pt" style:font-weight-asian="normal" style:font-size-complex="14pt" style:font-weight-complex="normal"/>
    </style:style>
    <style:style style:name="P99" style:family="paragraph" style:parent-style-name="Text_20_body">
      <style:text-properties style:font-name="Liberation Serif" fo:font-size="14pt" style:text-underline-style="none" fo:font-weight="bold" officeooo:rsid="0034c997" officeooo:paragraph-rsid="0034c997" style:font-size-asian="14pt" style:font-weight-asian="bold" style:font-size-complex="14pt" style:font-weight-complex="bold"/>
    </style:style>
    <style:style style:name="P100" style:family="paragraph" style:parent-style-name="Text_20_body">
      <style:text-properties style:font-name="Liberation Serif" fo:font-size="14pt" fo:language="es" fo:country="ES" style:text-underline-style="none" fo:font-weight="normal" officeooo:rsid="0036a7c7" officeooo:paragraph-rsid="0036a7c7" style:font-size-asian="14pt" style:font-weight-asian="normal" style:font-size-complex="14pt" style:font-weight-complex="normal"/>
    </style:style>
    <style:style style:name="P101" style:family="paragraph" style:parent-style-name="Text_20_body">
      <style:text-properties style:font-name="Liberation Serif" fo:font-size="14pt" fo:language="es" fo:country="ES" style:text-underline-style="none" fo:font-weight="normal" officeooo:rsid="003c08cb" officeooo:paragraph-rsid="003c08cb" style:font-size-asian="14pt" style:font-weight-asian="normal" style:font-size-complex="14pt" style:font-weight-complex="normal"/>
    </style:style>
    <style:style style:name="P102" style:family="paragraph" style:parent-style-name="Text_20_body">
      <style:text-properties style:font-name="Liberation Serif" fo:font-size="14pt" fo:language="es" fo:country="ES" style:text-underline-style="none" fo:font-weight="bold" officeooo:rsid="0036a7c7" officeooo:paragraph-rsid="0036a7c7" style:font-size-asian="14pt" style:font-weight-asian="bold" style:font-size-complex="14pt" style:font-weight-complex="bold"/>
    </style:style>
    <style:style style:name="P103" style:family="paragraph" style:parent-style-name="Text_20_body">
      <style:text-properties style:font-name="Liberation Serif" fo:font-size="16pt" fo:language="es" fo:country="ES" style:text-underline-style="solid" style:text-underline-width="auto" style:text-underline-color="font-color" fo:font-weight="bold" officeooo:rsid="0036a7c7" officeooo:paragraph-rsid="0036a7c7" style:font-size-asian="16pt" style:font-weight-asian="bold" style:font-size-complex="16pt" style:font-weight-complex="bold"/>
    </style:style>
    <style:style style:name="P104" style:family="paragraph" style:parent-style-name="Text_20_body">
      <style:text-properties style:font-name="Liberation Serif" fo:font-size="16pt" fo:language="es" fo:country="ES" style:text-underline-style="solid" style:text-underline-width="auto" style:text-underline-color="font-color" fo:font-weight="bold" officeooo:rsid="00397bad" officeooo:paragraph-rsid="00397bad" style:font-size-asian="16pt" style:font-weight-asian="bold" style:font-size-complex="16pt" style:font-weight-complex="bold"/>
    </style:style>
    <style:style style:name="P105" style:family="paragraph" style:parent-style-name="Text_20_body">
      <style:text-properties style:font-name="Liberation Serif" fo:font-size="16pt" fo:language="es" fo:country="ES" style:text-underline-style="solid" style:text-underline-width="auto" style:text-underline-color="font-color" fo:font-weight="bold" officeooo:rsid="00397bad" officeooo:paragraph-rsid="003c08cb" style:font-size-asian="16pt" style:font-weight-asian="bold" style:font-size-complex="16pt" style:font-weight-complex="bold"/>
    </style:style>
    <style:style style:name="P106" style:family="paragraph" style:parent-style-name="Text_20_body">
      <style:text-properties style:font-name="Liberation Serif" fo:font-size="16pt" fo:language="es" fo:country="ES" style:text-underline-style="solid" style:text-underline-width="auto" style:text-underline-color="font-color" fo:font-weight="bold" officeooo:rsid="00397bad" officeooo:paragraph-rsid="003daf4a" style:font-size-asian="16pt" style:font-weight-asian="bold" style:font-size-complex="16pt" style:font-weight-complex="bold"/>
    </style:style>
    <style:style style:name="P107" style:family="paragraph" style:parent-style-name="Text_20_body">
      <style:text-properties style:font-name="Liberation Serif" fo:font-size="16pt" fo:language="es" fo:country="ES" fo:font-style="normal" style:text-underline-style="solid" style:text-underline-width="auto" style:text-underline-color="font-color" fo:font-weight="bold" officeooo:rsid="0041aa40" officeooo:paragraph-rsid="0041aa40" style:font-size-asian="16pt" style:font-style-asian="normal" style:font-weight-asian="bold" style:font-size-complex="16pt" style:font-style-complex="normal" style:font-weight-complex="bold"/>
    </style:style>
    <style:style style:name="P108" style:family="paragraph" style:parent-style-name="Text_20_body">
      <style:text-properties style:font-name="Liberation Serif" fo:font-size="16pt" fo:language="es" fo:country="ES" fo:font-style="normal" style:text-underline-style="solid" style:text-underline-width="auto" style:text-underline-color="font-color" fo:font-weight="bold" officeooo:rsid="00433f54" officeooo:paragraph-rsid="00433f54" style:font-size-asian="16pt" style:font-style-asian="normal" style:font-weight-asian="bold" style:font-size-complex="16pt" style:font-style-complex="normal" style:font-weight-complex="bold"/>
    </style:style>
    <style:style style:name="P109" style:family="paragraph" style:parent-style-name="Text_20_body">
      <style:text-properties style:font-name="Liberation Serif" fo:font-size="16pt" style:text-underline-style="solid" style:text-underline-width="auto" style:text-underline-color="font-color" fo:font-weight="bold" officeooo:paragraph-rsid="00433f54" style:font-size-asian="16pt" style:font-weight-asian="bold" style:font-size-complex="16pt" style:font-weight-complex="bold"/>
    </style:style>
    <style:style style:name="P110" style:family="paragraph" style:parent-style-name="Text_20_body">
      <style:text-properties style:font-name="Liberation Serif" fo:font-size="16pt" style:text-underline-style="solid" style:text-underline-width="auto" style:text-underline-color="font-color" fo:font-weight="bold" officeooo:rsid="0047c9d9" officeooo:paragraph-rsid="00433f54" style:font-size-asian="16pt" style:font-weight-asian="bold" style:font-size-complex="16pt" style:font-weight-complex="bold"/>
    </style:style>
    <style:style style:name="P111" style:family="paragraph" style:parent-style-name="Text_20_body">
      <style:text-properties style:font-name="Liberation Serif" fo:font-size="14pt" fo:language="es" fo:country="ES" fo:font-style="normal" style:text-underline-style="solid" style:text-underline-width="auto" style:text-underline-color="font-color" fo:font-weight="bold" officeooo:rsid="00433f54" officeooo:paragraph-rsid="00433f54" style:font-size-asian="14pt" style:font-style-asian="normal" style:font-weight-asian="bold" style:font-size-complex="14pt" style:font-style-complex="normal" style:font-weight-complex="bold"/>
    </style:style>
    <style:style style:name="P112" style:family="paragraph" style:parent-style-name="Text_20_body">
      <style:text-properties style:font-name="Liberation Serif" fo:font-size="14pt" fo:language="es" fo:country="ES" fo:font-style="normal" style:text-underline-style="none" fo:font-weight="normal" officeooo:rsid="003daf4a" officeooo:paragraph-rsid="003daf4a" style:font-size-asian="14pt" style:font-style-asian="normal" style:font-weight-asian="normal" style:font-size-complex="14pt" style:font-style-complex="normal" style:font-weight-complex="normal"/>
    </style:style>
    <style:style style:name="P113" style:family="paragraph" style:parent-style-name="Text_20_body">
      <style:text-properties style:font-name="Liberation Serif" fo:font-size="14pt" fo:language="es" fo:country="ES" style:text-underline-style="none" fo:font-weight="normal" officeooo:rsid="003daf4a" officeooo:paragraph-rsid="003daf4a" style:font-size-asian="14pt" style:font-weight-asian="normal" style:font-size-complex="14pt" style:font-weight-complex="normal"/>
    </style:style>
    <style:style style:name="P114" style:family="paragraph" style:parent-style-name="Text_20_body"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5" style:family="paragraph" style:parent-style-name="Text_20_body">
      <style:text-properties style:font-name="Liberation Serif" fo:font-size="14pt" style:text-underline-style="none" fo:font-weight="normal" officeooo:rsid="00499252" officeooo:paragraph-rsid="00499252" style:font-size-asian="14pt" style:font-weight-asian="normal" style:font-size-complex="14pt" style:font-weight-complex="normal"/>
    </style:style>
    <style:style style:name="P116" style:family="paragraph" style:parent-style-name="Text_20_body">
      <style:text-properties officeooo:paragraph-rsid="00433f54"/>
    </style:style>
    <style:style style:name="P117" style:family="paragraph" style:parent-style-name="Text_20_body">
      <style:text-properties officeooo:rsid="0048b35a" officeooo:paragraph-rsid="0048b35a"/>
    </style:style>
    <style:style style:name="P118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/>
    </style:style>
    <style:style style:name="T1" style:family="text">
      <style:text-properties officeooo:rsid="0003408e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size="14pt" fo:language="es" fo:country="ES" style:text-underline-style="solid" style:text-underline-width="auto" style:text-underline-color="font-color" fo:font-weight="bold" officeooo:rsid="0022fd25" style:font-size-asian="14pt" style:font-weight-asian="bold" style:font-size-complex="14pt" style:font-weight-complex="bold"/>
    </style:style>
    <style:style style:name="T4" style:family="text">
      <style:text-properties fo:font-size="14pt" style:text-underline-style="none" style:font-size-asian="14pt" style:font-size-complex="14pt"/>
    </style:style>
    <style:style style:name="T5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3408e" style:font-weight-asian="bold" style:font-weight-complex="bold"/>
    </style:style>
    <style:style style:name="T8" style:family="text">
      <style:text-properties fo:font-weight="bold" officeooo:rsid="00401f1d" style:font-weight-asian="bold" style:font-weight-complex="bold"/>
    </style:style>
    <style:style style:name="T9" style:family="text">
      <style:text-properties officeooo:rsid="0004aa3d"/>
    </style:style>
    <style:style style:name="T10" style:family="text">
      <style:text-properties fo:font-variant="normal" fo:text-transform="none" fo:color="#1b1b32" style:font-name="Lato" fo:font-size="13.5pt" fo:letter-spacing="normal" fo:font-style="normal" style:text-underline-style="none" fo:font-weight="normal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fo:color="#1b1b32" style:font-name="Lato" fo:font-size="13.5pt" fo:letter-spacing="normal" fo:font-style="normal" style:text-underline-style="none" fo:font-weight="normal" officeooo:rsid="002017ec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2" style:family="text">
      <style:text-properties fo:font-variant="normal" fo:text-transform="none" fo:color="#1b1b32" style:font-name="Lato" fo:font-size="13.5pt" fo:letter-spacing="normal" fo:font-style="normal" fo:font-weight="normal"/>
    </style:style>
    <style:style style:name="T13" style:family="text">
      <style:text-properties fo:font-variant="normal" fo:text-transform="none" fo:color="#1b1b32" style:font-name="Lato" fo:font-size="13.5pt" fo:letter-spacing="normal" fo:language="es" fo:country="ES" fo:font-style="normal" style:text-underline-style="none" fo:font-weight="normal" officeooo:rsid="0024eb39" style:font-size-asian="14pt" style:font-weight-asian="normal" style:font-size-complex="14pt" style:font-weight-complex="normal" loext:padding="0cm" loext:border="none"/>
    </style:style>
    <style:style style:name="T14" style:family="text">
      <style:text-properties fo:font-variant="normal" fo:text-transform="none" fo:color="#1b1b32" style:font-name="Lato" fo:font-size="14pt" fo:letter-spacing="normal" fo:font-style="normal" fo:font-weight="normal" style:font-size-asian="14pt" style:font-size-complex="14pt"/>
    </style:style>
    <style:style style:name="T15" style:family="text">
      <style:text-properties fo:font-variant="normal" fo:text-transform="none" fo:color="#1b1b32" style:font-name="Lato" fo:font-size="14pt" fo:letter-spacing="normal" fo:language="es" fo:country="ES" fo:font-style="normal" style:text-underline-style="none" fo:font-weight="normal" officeooo:rsid="00433f54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1b1b32" style:font-name="Lato" fo:font-size="14pt" fo:letter-spacing="normal" fo:language="es" fo:country="ES" fo:font-style="normal" style:text-underline-style="none" fo:font-weight="normal" officeooo:rsid="00433f54" style:font-size-asian="14pt" style:font-style-asian="normal" style:font-size-complex="14pt" style:font-style-complex="normal"/>
    </style:style>
    <style:style style:name="T17" style:family="text">
      <style:text-properties fo:font-variant="normal" fo:text-transform="none" fo:color="#1b1b32" fo:letter-spacing="normal"/>
    </style:style>
    <style:style style:name="T18" style:family="text">
      <style:text-properties fo:font-variant="normal" fo:text-transform="none" fo:color="#1b1b32" fo:letter-spacing="normal" fo:font-style="normal"/>
    </style:style>
    <style:style style:name="T19" style:family="text">
      <style:text-properties fo:font-variant="normal" fo:text-transform="none" fo:color="#1b1b32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1b1b32" fo:letter-spacing="normal" fo:font-style="normal" fo:font-weight="bold" officeooo:rsid="000c0d81" style:font-weight-asian="bold" style:font-weight-complex="bold"/>
    </style:style>
    <style:style style:name="T21" style:family="text">
      <style:text-properties fo:font-variant="normal" fo:text-transform="none" fo:color="#1b1b32" fo:letter-spacing="normal" fo:font-style="normal" fo:font-weight="bold" officeooo:rsid="000c9c46" style:font-weight-asian="bold" style:font-weight-complex="bold"/>
    </style:style>
    <style:style style:name="T22" style:family="text">
      <style:text-properties fo:font-variant="normal" fo:text-transform="none" fo:color="#1b1b32" fo:letter-spacing="normal" fo:font-style="normal" fo:font-weight="bold" officeooo:rsid="00157325" style:font-weight-asian="bold" style:font-weight-complex="bold"/>
    </style:style>
    <style:style style:name="T23" style:family="text">
      <style:text-properties fo:font-variant="normal" fo:text-transform="none" fo:color="#1b1b32" fo:letter-spacing="normal" fo:font-style="normal" style:text-underline-style="none" fo:font-weight="bold" style:font-weight-asian="bold" style:font-weight-complex="bold"/>
    </style:style>
    <style:style style:name="T24" style:family="text">
      <style:text-properties fo:font-variant="normal" fo:text-transform="none" fo:color="#1b1b32" fo:letter-spacing="normal" fo:font-style="normal" fo:font-weight="normal"/>
    </style:style>
    <style:style style:name="T25" style:family="text">
      <style:text-properties fo:font-variant="normal" fo:text-transform="none" fo:color="#1b1b32" fo:letter-spacing="normal" fo:font-style="normal" officeooo:rsid="0011beae"/>
    </style:style>
    <style:style style:name="T26" style:family="text">
      <style:text-properties fo:font-variant="normal" fo:text-transform="none" fo:color="#1b1b32" fo:letter-spacing="normal" fo:font-style="normal" officeooo:rsid="0011cdfb"/>
    </style:style>
    <style:style style:name="T27" style:family="text">
      <style:text-properties fo:font-variant="normal" fo:text-transform="none" fo:color="#1b1b32" fo:letter-spacing="normal" fo:font-style="normal" officeooo:rsid="003daf4a"/>
    </style:style>
    <style:style style:name="T28" style:family="text">
      <style:text-properties fo:font-variant="normal" fo:text-transform="none" fo:color="#1b1b32" fo:letter-spacing="normal" fo:language="es" fo:country="ES" fo:font-style="normal" style:text-underline-style="none" fo:font-weight="normal" officeooo:rsid="00157325" style:font-weight-asian="normal" style:font-weight-complex="normal"/>
    </style:style>
    <style:style style:name="T29" style:family="text">
      <style:text-properties fo:font-variant="normal" fo:text-transform="none" fo:color="#1b1b32" fo:letter-spacing="normal" fo:language="es" fo:country="ES" fo:font-style="normal" style:text-underline-style="none" fo:font-weight="normal" officeooo:rsid="00433f54" style:font-style-asian="normal" style:font-style-complex="normal"/>
    </style:style>
    <style:style style:name="T30" style:family="text">
      <style:text-properties fo:font-variant="normal" fo:text-transform="none" fo:color="#1b1b32" fo:letter-spacing="normal" fo:language="es" fo:country="ES" fo:font-style="normal" fo:font-weight="bold" officeooo:rsid="00132ece" style:font-weight-asian="bold" style:font-weight-complex="bold"/>
    </style:style>
    <style:style style:name="T31" style:family="text">
      <style:text-properties fo:font-variant="normal" fo:text-transform="none" fo:color="#1b1b32" fo:letter-spacing="normal" fo:language="es" fo:country="ES" fo:font-style="normal" fo:font-weight="bold" officeooo:rsid="0013e355" style:font-weight-asian="bold" style:font-weight-complex="bold"/>
    </style:style>
    <style:style style:name="T32" style:family="text">
      <style:text-properties fo:font-variant="normal" fo:text-transform="none" fo:color="#1b1b32" fo:letter-spacing="normal" fo:language="es" fo:country="ES"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fo:font-variant="normal" fo:text-transform="none" fo:color="#1b1b32" fo:letter-spacing="normal" fo:language="es" fo:country="ES" fo:font-style="normal" style:font-style-asian="normal" style:font-style-complex="normal"/>
    </style:style>
    <style:style style:name="T34" style:family="text">
      <style:text-properties fo:font-variant="normal" fo:text-transform="none" fo:color="#1b1b32" fo:letter-spacing="normal" fo:language="es" fo:country="ES" fo:font-style="normal" officeooo:rsid="00433f54" style:font-style-asian="normal" style:font-style-complex="normal"/>
    </style:style>
    <style:style style:name="T35" style:family="text">
      <style:text-properties fo:font-variant="normal" fo:text-transform="none" fo:color="#1b1b32" fo:letter-spacing="normal" fo:language="es" fo:country="ES" fo:font-style="normal" officeooo:rsid="0045ceec" style:font-style-asian="normal" style:font-style-complex="normal"/>
    </style:style>
    <style:style style:name="T36" style:family="text">
      <style:text-properties fo:font-variant="normal" fo:text-transform="none" fo:color="#1b1b32" fo:letter-spacing="normal" fo:language="es" fo:country="ES" fo:font-style="normal" officeooo:rsid="00499252" style:font-style-asian="normal" style:font-style-complex="normal"/>
    </style:style>
    <style:style style:name="T37" style:family="text">
      <style:text-properties fo:font-variant="normal" fo:text-transform="none" fo:color="#1b1b32" fo:letter-spacing="normal" officeooo:rsid="001660f0"/>
    </style:style>
    <style:style style:name="T38" style:family="text">
      <style:text-properties fo:font-variant="normal" fo:text-transform="none" fo:color="#1b1b32" fo:letter-spacing="normal" officeooo:rsid="001c4b28"/>
    </style:style>
    <style:style style:name="T39" style:family="text">
      <style:text-properties fo:font-variant="normal" fo:text-transform="none" fo:color="#1b1b32" fo:letter-spacing="normal" style:text-underline-style="none" officeooo:rsid="003ec7e8"/>
    </style:style>
    <style:style style:name="T40" style:family="text">
      <style:text-properties fo:font-variant="normal" fo:text-transform="none" fo:color="#1b1b32" fo:letter-spacing="normal" officeooo:rsid="003ec7e8"/>
    </style:style>
    <style:style style:name="T41" style:family="text">
      <style:text-properties fo:font-variant="normal" fo:text-transform="none" fo:color="#1b1b32" style:font-name="Roboto Mono" fo:font-size="12pt" fo:letter-spacing="normal" fo:language="es" fo:country="ES" fo:font-style="normal" style:text-underline-style="none" fo:font-weight="normal" officeooo:rsid="0024eb39" style:font-size-asian="14pt" style:font-weight-asian="normal" style:font-size-complex="14pt" style:font-weight-complex="normal" loext:padding="0cm" loext:border="none"/>
    </style:style>
    <style:style style:name="T42" style:family="text">
      <style:text-properties fo:font-variant="normal" fo:text-transform="none" fo:color="#1b1b32" style:font-name="Roboto Mono" fo:font-size="12pt" fo:letter-spacing="normal" fo:font-weight="bold" style:font-weight-asian="bold" style:font-weight-complex="bold"/>
    </style:style>
    <style:style style:name="T43" style:family="text">
      <style:text-properties fo:font-variant="normal" fo:text-transform="none" fo:color="#1b1b32" style:font-name="Liberation Serif" fo:font-size="14pt" fo:letter-spacing="normal" fo:font-style="normal" fo:font-weight="bold" officeooo:rsid="0004f15a" style:font-size-asian="14pt" style:font-weight-asian="bold" style:font-size-complex="14pt" style:font-weight-complex="bold" loext:padding="0cm" loext:border="none"/>
    </style:style>
    <style:style style:name="T44" style:family="text">
      <style:text-properties fo:font-variant="normal" fo:text-transform="none" fo:color="#1b1b32" style:font-name="Liberation Serif" fo:font-size="14pt" fo:letter-spacing="normal" fo:font-style="normal" fo:font-weight="bold" officeooo:rsid="00157325" style:font-size-asian="14pt" style:font-weight-asian="bold" style:font-size-complex="14pt" style:font-weight-complex="bold"/>
    </style:style>
    <style:style style:name="T45" style:family="text">
      <style:text-properties fo:font-variant="normal" fo:text-transform="none" fo:color="#1b1b32" style:font-name="Liberation Serif" fo:font-size="14pt" fo:letter-spacing="normal" fo:font-style="normal" fo:font-weight="bold" officeooo:rsid="00157325" style:font-size-asian="14pt" style:font-weight-asian="bold" style:font-size-complex="14pt" style:font-weight-complex="bold" loext:padding="0cm" loext:border="none"/>
    </style:style>
    <style:style style:name="T46" style:family="text">
      <style:text-properties fo:font-variant="normal" fo:text-transform="none" fo:color="#1b1b32" style:font-name="Liberation Serif" fo:font-size="14pt" fo:letter-spacing="normal" fo:font-style="normal" fo:font-weight="bold" officeooo:rsid="001660f0" style:font-size-asian="14pt" style:font-weight-asian="bold" style:font-size-complex="14pt" style:font-weight-complex="bold"/>
    </style:style>
    <style:style style:name="T47" style:family="text">
      <style:text-properties fo:font-variant="normal" fo:text-transform="none" fo:color="#1b1b32" style:font-name="Liberation Serif" fo:font-size="14pt" fo:letter-spacing="normal" fo:font-style="normal" fo:font-weight="normal" officeooo:rsid="00157325" style:font-size-asian="14pt" style:font-weight-asian="bold" style:font-size-complex="14pt" style:font-weight-complex="bold"/>
    </style:style>
    <style:style style:name="T48" style:family="text">
      <style:text-properties fo:font-variant="normal" fo:text-transform="none" fo:color="#1b1b32" style:font-name="Liberation Serif" fo:font-size="14pt" fo:letter-spacing="normal" fo:font-style="normal" fo:font-weight="normal" officeooo:rsid="001660f0" style:font-size-asian="14pt" style:font-weight-asian="bold" style:font-size-complex="14pt" style:font-weight-complex="bold"/>
    </style:style>
    <style:style style:name="T49" style:family="text">
      <style:text-properties fo:font-variant="normal" fo:text-transform="none" fo:color="#1b1b32" style:font-name="Liberation Serif" fo:font-size="14pt" fo:letter-spacing="normal" fo:font-style="normal" fo:font-weight="normal" officeooo:rsid="001660f0" style:font-size-asian="14pt" style:font-weight-asian="normal" style:font-size-complex="14pt" style:font-weight-complex="normal"/>
    </style:style>
    <style:style style:name="T50" style:family="text">
      <style:text-properties fo:font-variant="normal" fo:text-transform="none" fo:color="#1b1b32" style:font-name="Liberation Serif" fo:font-size="14pt" fo:letter-spacing="normal" fo:font-style="normal" fo:font-weight="normal" style:font-size-asian="14pt" style:font-size-complex="14pt"/>
    </style:style>
    <style:style style:name="T51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style:font-size-asian="14pt" style:font-size-complex="14pt"/>
    </style:style>
    <style:style style:name="T52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19c84a" style:font-size-asian="14pt" style:font-size-complex="14pt"/>
    </style:style>
    <style:style style:name="T53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54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19c84a" style:font-size-asian="14pt" style:font-weight-asian="normal" style:font-size-complex="14pt" style:font-weight-complex="normal" loext:padding="0cm" loext:border="none"/>
    </style:style>
    <style:style style:name="T55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 loext:padding="0cm" loext:border="none"/>
    </style:style>
    <style:style style:name="T56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2017ec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57" style:family="text">
      <style:text-properties fo:font-variant="normal" fo:text-transform="none" fo:color="#1b1b32" style:font-name="Liberation Serif" fo:font-size="14pt" fo:letter-spacing="normal" fo:font-style="normal" style:text-underline-style="none" style:font-size-asian="14pt" style:font-size-complex="14pt"/>
    </style:style>
    <style:style style:name="T58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style:font-size-asian="14pt" style:font-weight-asian="bold" style:font-size-complex="14pt" style:font-weight-complex="bold"/>
    </style:style>
    <style:style style:name="T59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officeooo:rsid="00189501" style:font-size-asian="14pt" style:font-weight-asian="bold" style:font-size-complex="14pt" style:font-weight-complex="bold"/>
    </style:style>
    <style:style style:name="T60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style:font-size-asian="14pt" style:font-weight-asian="bold" style:font-size-complex="14pt" style:font-weight-complex="bold" loext:padding="0cm" loext:border="none"/>
    </style:style>
    <style:style style:name="T61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officeooo:rsid="0019c84a" style:font-size-asian="14pt" style:font-weight-asian="bold" style:font-size-complex="14pt" style:font-weight-complex="bold" loext:padding="0cm" loext:border="none"/>
    </style:style>
    <style:style style:name="T62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officeooo:rsid="002017ec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63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132ece" style:font-size-asian="14pt" style:font-weight-asian="bold" style:font-size-complex="14pt" style:font-weight-complex="bold"/>
    </style:style>
    <style:style style:name="T64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132ece" style:font-size-asian="14pt" style:font-weight-asian="bold" style:font-size-complex="14pt" style:font-weight-complex="bold" loext:padding="0cm" loext:border="none"/>
    </style:style>
    <style:style style:name="T65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2269d1" style:font-size-asian="14pt" style:font-weight-asian="bold" style:font-size-complex="14pt" style:font-weight-complex="bold" loext:padding="0cm" loext:border="none"/>
    </style:style>
    <style:style style:name="T66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23e987" style:font-size-asian="14pt" style:font-weight-asian="bold" style:font-size-complex="14pt" style:font-weight-complex="bold" loext:padding="0cm" loext:border="none"/>
    </style:style>
    <style:style style:name="T67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24eb39" style:font-size-asian="14pt" style:font-weight-asian="bold" style:font-size-complex="14pt" style:font-weight-complex="bold" loext:padding="0cm" loext:border="none"/>
    </style:style>
    <style:style style:name="T68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2e70b6" style:font-size-asian="14pt" style:font-weight-asian="bold" style:font-size-complex="14pt" style:font-weight-complex="bold" loext:padding="0cm" loext:border="none"/>
    </style:style>
    <style:style style:name="T69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32ece" style:font-size-asian="14pt" style:font-weight-asian="normal" style:font-size-complex="14pt" style:font-weight-complex="normal"/>
    </style:style>
    <style:style style:name="T70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3e987" style:font-size-asian="14pt" style:font-weight-asian="normal" style:font-size-complex="14pt" style:font-weight-complex="normal" loext:padding="0cm" loext:border="none"/>
    </style:style>
    <style:style style:name="T71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4eb39" style:font-size-asian="14pt" style:font-weight-asian="normal" style:font-size-complex="14pt" style:font-weight-complex="normal" loext:padding="0cm" loext:border="none"/>
    </style:style>
    <style:style style:name="T72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70b57" style:font-size-asian="14pt" style:font-weight-asian="normal" style:font-size-complex="14pt" style:font-weight-complex="normal" loext:padding="0cm" loext:border="none"/>
    </style:style>
    <style:style style:name="T73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e70b6" style:font-size-asian="14pt" style:font-weight-asian="normal" style:font-size-complex="14pt" style:font-weight-complex="normal" loext:padding="0cm" loext:border="none"/>
    </style:style>
    <style:style style:name="T74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e7701" style:font-size-asian="14pt" style:font-weight-asian="normal" style:font-size-complex="14pt" style:font-weight-complex="normal" loext:padding="0cm" loext:border="none"/>
    </style:style>
    <style:style style:name="T75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303683" style:font-size-asian="14pt" style:font-weight-asian="normal" style:font-size-complex="14pt" style:font-weight-complex="normal" loext:padding="0cm" loext:border="none"/>
    </style:style>
    <style:style style:name="T76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32ece" style:font-size-asian="14pt" style:font-weight-asian="bold" style:font-size-complex="14pt" style:font-weight-complex="bold"/>
    </style:style>
    <style:style style:name="T77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32ece" style:font-size-asian="14pt" style:font-weight-asian="bold" style:font-size-complex="14pt" style:font-weight-complex="bold" loext:padding="0cm" loext:border="none"/>
    </style:style>
    <style:style style:name="T78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269d1" style:font-size-asian="14pt" style:font-weight-asian="bold" style:font-size-complex="14pt" style:font-weight-complex="bold" loext:padding="0cm" loext:border="none"/>
    </style:style>
    <style:style style:name="T79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33018a" style:font-size-asian="14pt" style:font-weight-asian="bold" style:font-size-complex="14pt" style:font-weight-complex="bold" loext:padding="0cm" loext:border="none"/>
    </style:style>
    <style:style style:name="T80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269d1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1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b041a" style:font-size-asian="12.25pt" style:font-weight-asian="normal" style:font-size-complex="14pt" style:font-weight-complex="normal" loext:padding="0cm" loext:border="none"/>
    </style:style>
    <style:style style:name="T82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cd9c1" style:font-size-asian="12.25pt" style:font-weight-asian="normal" style:font-size-complex="14pt" style:font-weight-complex="normal" loext:padding="0cm" loext:border="none"/>
    </style:style>
    <style:style style:name="T83" style:family="text">
      <style:text-properties fo:font-variant="normal" fo:text-transform="none" fo:color="#1b1b32" style:font-name="Liberation Serif" fo:font-size="14pt" fo:letter-spacing="normal" fo:language="es" fo:country="ES" style:text-underline-style="none" fo:font-weight="normal" officeooo:rsid="002269d1" style:font-size-asian="14pt" style:font-weight-asian="normal" style:font-size-complex="14pt" style:font-weight-complex="normal" loext:padding="0cm" loext:border="none"/>
    </style:style>
    <style:style style:name="T84" style:family="text">
      <style:text-properties fo:font-variant="normal" fo:text-transform="none" fo:color="#1b1b32" style:font-name="Liberation Serif" fo:font-size="14pt" fo:letter-spacing="normal" fo:language="es" fo:country="ES" style:text-underline-style="none" fo:font-weight="normal" officeooo:rsid="0023e987" style:font-size-asian="14pt" style:font-weight-asian="normal" style:font-size-complex="14pt" style:font-weight-complex="normal" loext:padding="0cm" loext:border="none"/>
    </style:style>
    <style:style style:name="T85" style:family="text">
      <style:text-properties fo:font-variant="normal" fo:text-transform="none" fo:color="#1b1b32" style:font-name="Liberation Serif" fo:font-size="14pt" fo:letter-spacing="normal" fo:language="es" fo:country="ES" style:text-underline-style="none" fo:font-weight="normal" officeooo:rsid="0024eb39" style:font-size-asian="14pt" style:font-weight-asian="normal" style:font-size-complex="14pt" style:font-weight-complex="normal" loext:padding="0cm" loext:border="none"/>
    </style:style>
    <style:style style:name="T86" style:family="text">
      <style:text-properties fo:font-variant="normal" fo:text-transform="none" fo:color="#1b1b32" style:font-name="Liberation Serif" fo:font-size="14pt" fo:letter-spacing="normal" fo:language="es" fo:country="ES" style:text-underline-style="none" officeooo:rsid="002269d1" style:font-size-asian="14pt" style:font-size-complex="14pt" loext:padding="0cm" loext:border="none"/>
    </style:style>
    <style:style style:name="T87" style:family="text">
      <style:text-properties fo:font-variant="normal" fo:text-transform="none" fo:color="#1b1b32" style:font-name="Liberation Serif" fo:font-size="14pt" fo:letter-spacing="normal" fo:language="es" fo:country="ES" style:text-underline-style="none" fo:font-weight="bold" officeooo:rsid="002269d1" style:font-size-asian="14pt" style:font-weight-asian="bold" style:font-size-complex="14pt" style:font-weight-complex="bold" loext:padding="0cm" loext:border="none"/>
    </style:style>
    <style:style style:name="T88" style:family="text">
      <style:text-properties fo:font-variant="normal" fo:text-transform="none" fo:color="#1b1b32" style:font-name="Liberation Serif" fo:font-size="14pt" fo:letter-spacing="normal" fo:language="es" fo:country="ES" style:text-underline-style="none" fo:font-weight="bold" officeooo:rsid="0023e987" style:font-size-asian="14pt" style:font-weight-asian="bold" style:font-size-complex="14pt" style:font-weight-complex="bold" loext:padding="0cm" loext:border="none"/>
    </style:style>
    <style:style style:name="T89" style:family="text">
      <style:text-properties fo:font-variant="normal" fo:text-transform="none" fo:color="#1b1b32" style:font-name="Liberation Serif" fo:font-size="14pt" fo:letter-spacing="normal" fo:font-style="italic" style:text-underline-style="none" style:font-size-asian="14pt" style:font-size-complex="14pt"/>
    </style:style>
    <style:style style:name="T90" style:family="text">
      <style:text-properties fo:font-variant="normal" fo:text-transform="none" fo:color="#1b1b32" style:font-name="Liberation Serif" fo:font-size="14pt" fo:letter-spacing="normal" style:text-underline-style="none" fo:font-weight="normal" officeooo:rsid="001660f0" style:font-size-asian="14pt" style:font-size-complex="14pt" loext:padding="0cm" loext:border="none"/>
    </style:style>
    <style:style style:name="T91" style:family="text">
      <style:text-properties fo:font-variant="normal" fo:text-transform="none" fo:color="#1b1b32" style:font-name="Liberation Serif" fo:font-size="14pt" fo:letter-spacing="normal" style:text-underline-style="none" fo:font-weight="normal" officeooo:rsid="002017ec" style:font-size-asian="14pt" style:font-size-complex="14pt" loext:padding="0cm" loext:border="none"/>
    </style:style>
    <style:style style:name="T92" style:family="text">
      <style:text-properties fo:font-variant="normal" fo:text-transform="none" fo:color="#1b1b32" style:font-name="Liberation Serif" fo:font-size="14pt" fo:letter-spacing="normal" style:text-underline-style="none" fo:font-weight="normal" officeooo:rsid="001d073f" style:font-size-asian="14pt" style:font-weight-asian="normal" style:font-size-complex="14pt" style:font-weight-complex="normal" loext:padding="0cm" loext:border="none"/>
    </style:style>
    <style:style style:name="T93" style:family="text">
      <style:text-properties fo:font-variant="normal" fo:text-transform="none" fo:color="#1b1b32" style:font-name="Liberation Serif" fo:font-size="14pt" fo:letter-spacing="normal" style:text-underline-style="none" fo:font-weight="normal" officeooo:rsid="001f1452" style:font-size-asian="14pt" style:font-weight-asian="normal" style:font-size-complex="14pt" style:font-weight-complex="normal" loext:padding="0cm" loext:border="none"/>
    </style:style>
    <style:style style:name="T94" style:family="text">
      <style:text-properties fo:font-variant="normal" fo:text-transform="none" fo:color="#1b1b32" style:font-name="Liberation Serif" fo:font-size="14pt" fo:letter-spacing="normal" style:text-underline-style="none" officeooo:rsid="001660f0" style:font-size-asian="14pt" style:font-size-complex="14pt" loext:padding="0cm" loext:border="none"/>
    </style:style>
    <style:style style:name="T95" style:family="text">
      <style:text-properties fo:font-variant="normal" fo:text-transform="none" fo:color="#1b1b32" style:font-name="Liberation Serif" fo:font-size="14pt" fo:letter-spacing="normal" style:text-underline-style="none" officeooo:rsid="002017ec" style:font-size-asian="14pt" style:font-size-complex="14pt" loext:padding="0cm" loext:border="none"/>
    </style:style>
    <style:style style:name="T96" style:family="text">
      <style:text-properties fo:font-variant="normal" fo:text-transform="none" fo:color="#1b1b32" style:font-name="Liberation Serif" fo:font-size="14pt" fo:letter-spacing="normal" officeooo:rsid="001f1452" style:font-size-asian="14pt" style:font-size-complex="14pt" loext:padding="0cm" loext:border="none"/>
    </style:style>
    <style:style style:name="T97" style:family="text">
      <style:text-properties fo:font-variant="normal" fo:text-transform="none" fo:color="#1b1b32" style:font-name="Liberation Serif" fo:font-size="14pt" fo:letter-spacing="normal" officeooo:rsid="002017ec" style:font-size-asian="14pt" style:font-size-complex="14pt" loext:padding="0cm" loext:border="none"/>
    </style:style>
    <style:style style:name="T98" style:family="text">
      <style:text-properties fo:font-variant="normal" fo:text-transform="none" fo:color="#1b1b32" style:font-name="Liberation Serif" fo:font-size="13.5pt" fo:letter-spacing="normal" fo:font-style="normal" style:text-underline-style="none" fo:font-weight="normal" officeooo:rsid="002017ec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9" style:family="text">
      <style:text-properties fo:font-variant="normal" fo:text-transform="none" fo:color="#1b1b32" style:font-name="Liberation Serif" fo:letter-spacing="normal" fo:font-style="normal"/>
    </style:style>
    <style:style style:name="T100" style:family="text">
      <style:text-properties fo:font-variant="normal" fo:text-transform="none" fo:color="#1b1b32" style:font-name="Liberation Serif" fo:letter-spacing="normal" fo:font-style="normal" officeooo:rsid="001660f0"/>
    </style:style>
    <style:style style:name="T101" style:family="text">
      <style:text-properties fo:font-variant="normal" fo:text-transform="none" fo:color="#1b1b32" style:font-name="Liberation Serif" fo:letter-spacing="normal" officeooo:rsid="002017ec" style:font-size-asian="14pt" loext:padding="0cm" loext:border="none"/>
    </style:style>
    <style:style style:name="T102" style:family="text">
      <style:text-properties fo:font-variant="normal" fo:text-transform="none" fo:color="#1b1b32" style:font-name="Liberation Serif" fo:letter-spacing="normal" officeooo:rsid="001d073f" loext:padding="0cm" loext:border="none"/>
    </style:style>
    <style:style style:name="T103" style:family="text">
      <style:text-properties fo:font-variant="normal" fo:text-transform="none" fo:color="#1b1b32" style:font-name="Liberation Serif" fo:letter-spacing="normal" officeooo:rsid="002017ec" loext:padding="0cm" loext:border="none"/>
    </style:style>
    <style:style style:name="T104" style:family="text">
      <style:text-properties fo:font-variant="normal" fo:text-transform="none" fo:color="#1b1b32" style:font-name="Liberation Serif" fo:font-size="16pt" fo:letter-spacing="normal" style:text-underline-style="none" fo:font-weight="normal" officeooo:rsid="001d073f" style:font-size-asian="16pt" style:font-weight-asian="normal" style:font-size-complex="16pt" style:font-weight-complex="normal" loext:padding="0cm" loext:border="none"/>
    </style:style>
    <style:style style:name="T105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269d1" style:font-size-asian="16pt" style:font-weight-asian="bold" style:font-size-complex="16pt" style:font-weight-complex="bold" loext:padding="0cm" loext:border="none"/>
    </style:style>
    <style:style style:name="T106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3e987" style:font-size-asian="16pt" style:font-weight-asian="bold" style:font-size-complex="16pt" style:font-weight-complex="bold" loext:padding="0cm" loext:border="none"/>
    </style:style>
    <style:style style:name="T107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b041a" style:font-size-asian="16pt" style:font-weight-asian="bold" style:font-size-complex="16pt" style:font-weight-complex="bold" loext:padding="0cm" loext:border="none"/>
    </style:style>
    <style:style style:name="T108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4eb39" style:font-size-asian="16pt" style:font-weight-asian="bold" style:font-size-complex="16pt" style:font-weight-complex="bold" loext:padding="0cm" loext:border="none"/>
    </style:style>
    <style:style style:name="T109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cd9c1" style:font-size-asian="16pt" style:font-weight-asian="bold" style:font-size-complex="16pt" style:font-weight-complex="bold" loext:padding="0cm" loext:border="none"/>
    </style:style>
    <style:style style:name="T110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e70b6" style:font-size-asian="16pt" style:font-weight-asian="bold" style:font-size-complex="16pt" style:font-weight-complex="bold" loext:padding="0cm" loext:border="none"/>
    </style:style>
    <style:style style:name="T111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e7701" style:font-size-asian="16pt" style:font-weight-asian="bold" style:font-size-complex="16pt" style:font-weight-complex="bold" loext:padding="0cm" loext:border="none"/>
    </style:style>
    <style:style style:name="T112" style:family="text">
      <style:text-properties fo:font-variant="normal" fo:text-transform="none" fo:color="#1b1b32" style:font-name="Liberation Serif" fo:font-size="16pt" fo:letter-spacing="normal" fo:language="es" fo:country="ES" style:text-underline-style="solid" style:text-underline-width="auto" style:text-underline-color="font-color" fo:font-weight="bold" officeooo:rsid="002269d1" style:font-size-asian="16pt" style:font-weight-asian="bold" style:font-size-complex="16pt" style:font-weight-complex="bold" loext:padding="0cm" loext:border="none"/>
    </style:style>
    <style:style style:name="T113" style:family="text">
      <style:text-properties fo:font-variant="normal" fo:text-transform="none" fo:color="#1b1b32" style:font-name="Liberation Serif" fo:font-size="16pt" fo:letter-spacing="normal" fo:language="es" fo:country="ES" style:text-underline-style="solid" style:text-underline-width="auto" style:text-underline-color="font-color" fo:font-weight="bold" officeooo:rsid="0022fd25" style:font-size-asian="16pt" style:font-weight-asian="bold" style:font-size-complex="16pt" style:font-weight-complex="bold" loext:padding="0cm" loext:border="none"/>
    </style:style>
    <style:style style:name="T114" style:family="text">
      <style:text-properties fo:font-variant="normal" fo:text-transform="none" fo:color="#1b1b32" style:font-name="Liberation Serif" fo:font-size="16pt" fo:letter-spacing="normal" fo:language="es" fo:country="ES" style:text-underline-style="solid" style:text-underline-width="auto" style:text-underline-color="font-color" fo:font-weight="bold" officeooo:rsid="0023e987" style:font-size-asian="16pt" style:font-weight-asian="bold" style:font-size-complex="16pt" style:font-weight-complex="bold" loext:padding="0cm" loext:border="none"/>
    </style:style>
    <style:style style:name="T115" style:family="text">
      <style:text-properties fo:font-variant="normal" fo:text-transform="none" fo:color="#1b1b32" style:font-name="Liberation Serif" fo:font-size="15pt" fo:letter-spacing="normal" fo:language="es" fo:country="ES" fo:font-style="normal" style:text-underline-style="solid" style:text-underline-width="auto" style:text-underline-color="font-color" fo:font-weight="bold" officeooo:rsid="0024eb39" style:font-size-asian="15pt" style:font-weight-asian="bold" style:font-size-complex="15pt" style:font-weight-complex="bold" loext:padding="0cm" loext:border="none"/>
    </style:style>
    <style:style style:name="T116" style:family="text">
      <style:text-properties fo:font-variant="normal" fo:text-transform="none" fo:color="#1b1b32" style:font-name="Liberation Serif" fo:font-size="15pt" fo:letter-spacing="normal" fo:language="es" fo:country="ES" fo:font-style="normal" style:text-underline-style="solid" style:text-underline-width="auto" style:text-underline-color="font-color" fo:font-weight="bold" officeooo:rsid="00255973" style:font-size-asian="15pt" style:font-weight-asian="bold" style:font-size-complex="15pt" style:font-weight-complex="bold" loext:padding="0cm" loext:border="none"/>
    </style:style>
    <style:style style:name="T117" style:family="text">
      <style:text-properties fo:font-variant="normal" fo:text-transform="none" fo:color="#1b1b32" fo:font-size="16pt" fo:letter-spacing="normal" fo:font-style="normal" fo:font-weight="bold" style:font-size-asian="16pt" style:font-size-complex="16pt"/>
    </style:style>
    <style:style style:name="T118" style:family="text">
      <style:text-properties fo:font-variant="normal" fo:text-transform="none" fo:color="#1b1b32" fo:font-size="16pt" fo:letter-spacing="normal" fo:font-style="normal" style:font-size-asian="16pt" style:font-size-complex="16pt"/>
    </style:style>
    <style:style style:name="T119" style:family="text">
      <style:text-properties fo:font-variant="normal" fo:text-transform="none" fo:color="#1b1b32" fo:font-size="16pt" fo:letter-spacing="normal" fo:font-style="normal" officeooo:rsid="00336218" style:font-size-asian="16pt" style:font-size-complex="16pt"/>
    </style:style>
    <style:style style:name="T120" style:family="text">
      <style:text-properties fo:font-variant="normal" fo:text-transform="none" fo:color="#1b1b32" fo:font-size="14pt" fo:letter-spacing="normal" fo:font-style="normal" style:text-underline-style="none" fo:font-weight="normal" style:font-size-asian="14pt" style:font-size-complex="14pt"/>
    </style:style>
    <style:style style:name="T121" style:family="text">
      <style:text-properties fo:font-variant="normal" fo:text-transform="none" fo:color="#1b1b32" fo:font-size="14pt" fo:letter-spacing="normal" fo:font-style="normal" style:text-underline-style="none" fo:font-weight="normal" officeooo:rsid="0011beae" style:font-size-asian="14pt" style:font-size-complex="14pt"/>
    </style:style>
    <style:style style:name="T122" style:family="text">
      <style:text-properties fo:font-variant="normal" fo:text-transform="none" fo:color="#1b1b32" fo:font-size="14pt" fo:letter-spacing="normal" style:text-underline-style="none" fo:font-weight="normal" officeooo:rsid="001660f0" style:font-size-asian="14pt" style:font-size-complex="14pt"/>
    </style:style>
    <style:style style:name="T123" style:family="text">
      <style:text-properties fo:font-variant="normal" fo:text-transform="none" fo:color="#1b1b32" fo:font-size="14pt" fo:letter-spacing="normal" style:text-underline-style="none" fo:font-weight="normal" style:font-size-asian="14pt" style:font-weight-asian="normal" style:font-size-complex="14pt" style:font-weight-complex="normal"/>
    </style:style>
    <style:style style:name="T124" style:family="text">
      <style:text-properties fo:font-variant="normal" fo:text-transform="none" fo:color="#1b1b32" fo:font-size="14pt" fo:letter-spacing="normal" style:text-underline-style="none" fo:font-weight="normal" officeooo:rsid="003ec7e8" style:font-size-asian="14pt" style:font-weight-asian="normal" style:font-size-complex="14pt" style:font-weight-complex="normal"/>
    </style:style>
    <style:style style:name="T125" style:family="text">
      <style:text-properties fo:font-variant="normal" fo:text-transform="none" fo:color="#1b1b32" fo:font-size="14pt" fo:letter-spacing="normal" style:text-underline-style="none" officeooo:rsid="003ec7e8" style:font-size-asian="14pt" style:font-size-complex="14pt"/>
    </style:style>
    <style:style style:name="T126" style:family="text">
      <style:text-properties fo:font-variant="normal" fo:text-transform="none" fo:color="#1b1b32" fo:font-size="14pt" fo:letter-spacing="normal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7" style:family="text">
      <style:text-properties fo:font-variant="normal" fo:text-transform="none" fo:color="#1b1b32" fo:font-size="14pt" fo:letter-spacing="normal" fo:language="es" fo:country="ES" fo:font-style="normal" style:text-underline-style="none" fo:font-weight="normal" officeooo:rsid="00433f54" style:font-size-asian="14pt" style:font-style-asian="normal" style:font-weight-asian="normal" style:font-size-complex="14pt" style:font-style-complex="normal" style:font-weight-complex="normal"/>
    </style:style>
    <style:style style:name="T128" style:family="text">
      <style:text-properties fo:font-variant="normal" fo:text-transform="none" fo:color="#1b1b32" fo:font-size="14pt" fo:letter-spacing="normal" fo:language="es" fo:country="ES" fo:font-style="normal" style:text-underline-style="none" fo:font-weight="normal" officeooo:rsid="0047c9d9" style:font-size-asian="14pt" style:font-style-asian="normal" style:font-weight-asian="normal" style:font-size-complex="14pt" style:font-style-complex="normal" style:font-weight-complex="normal"/>
    </style:style>
    <style:style style:name="T129" style:family="text">
      <style:text-properties fo:font-variant="normal" fo:text-transform="none" fo:color="#1b1b32" fo:font-size="14pt" fo:letter-spacing="normal" fo:language="es" fo:country="ES" fo:font-style="normal" style:text-underline-style="none" fo:font-weight="normal" style:font-size-asian="14pt" style:font-style-asian="normal" style:font-size-complex="14pt" style:font-style-complex="normal"/>
    </style:style>
    <style:style style:name="T130" style:family="text">
      <style:text-properties fo:font-variant="normal" fo:text-transform="none" fo:color="#1b1b32" fo:font-size="14pt" fo:letter-spacing="normal" fo:language="es" fo:country="ES" fo:font-style="normal" style:text-underline-style="none" fo:font-weight="normal" officeooo:rsid="00433f54" style:font-size-asian="14pt" style:font-style-asian="normal" style:font-size-complex="14pt" style:font-style-complex="normal"/>
    </style:style>
    <style:style style:name="T131" style:family="text">
      <style:text-properties fo:font-variant="normal" fo:text-transform="none" fo:color="#1b1b32" fo:font-size="14pt" fo:letter-spacing="normal" fo:language="es" fo:country="ES" fo:font-style="normal" style:text-underline-style="none" style:font-size-asian="14pt" style:font-style-asian="normal" style:font-size-complex="14pt" style:font-style-complex="normal"/>
    </style:style>
    <style:style style:name="T132" style:family="text">
      <style:text-properties fo:font-variant="normal" fo:text-transform="none" fo:color="#1b1b32" fo:font-size="14pt" fo:letter-spacing="normal" fo:language="es" fo:country="ES" fo:font-style="normal" style:text-underline-style="none" officeooo:rsid="00433f54" style:font-size-asian="14pt" style:font-style-asian="normal" style:font-size-complex="14pt" style:font-style-complex="normal"/>
    </style:style>
    <style:style style:name="T133" style:family="text">
      <style:text-properties fo:font-variant="normal" fo:text-transform="none" fo:color="#1b1b32" style:text-line-through-style="none" style:text-line-through-type="none" style:font-name="Liberation Serif" fo:font-size="14pt" fo:letter-spacing="normal" fo:language="es" fo:country="ES" fo:font-style="normal" style:text-underline-style="none" fo:font-weight="normal" officeooo:rsid="0033018a" style:text-blinking="false" style:font-size-asian="14pt" style:font-weight-asian="bold" style:font-size-complex="14pt" style:font-weight-complex="bold" loext:padding="0cm" loext:border="none"/>
    </style:style>
    <style:style style:name="T134" style:family="text">
      <style:text-properties fo:font-variant="normal" fo:text-transform="none" fo:color="#1b1b32" style:font-name="Liberation Serif" fo:font-size="14pt" fo:letter-spacing="normal" fo:font-style="normal" style:text-underline-style="none" style:font-size-asian="14pt" style:font-size-complex="14pt" loext:padding="0cm" loext:border="none"/>
    </style:style>
    <style:style style:name="T135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style:font-size-asian="14pt" style:font-size-complex="14pt"/>
    </style:style>
    <style:style style:name="T136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137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3ec7e8" style:font-size-asian="14pt" style:font-weight-asian="normal" style:font-size-complex="14pt" style:font-weight-complex="normal" loext:padding="0cm" loext:border="none"/>
    </style:style>
    <style:style style:name="T138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style:font-size-asian="14pt" style:font-weight-asian="bold" style:font-size-complex="14pt" style:font-weight-complex="bold"/>
    </style:style>
    <style:style style:name="T139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style:font-size-asian="14pt" style:font-weight-asian="bold" style:font-size-complex="14pt" style:font-weight-complex="bold" loext:padding="0cm" loext:border="none"/>
    </style:style>
    <style:style style:name="T140" style:family="text">
      <style:text-properties fo:font-variant="normal" fo:text-transform="none" fo:color="#1b1b32" style:font-name="Liberation Serif" fo:font-size="14pt" fo:letter-spacing="normal" fo:font-style="normal" fo:font-weight="normal" style:font-size-asian="14pt" style:font-size-complex="14pt"/>
    </style:style>
    <style:style style:name="T141" style:family="text">
      <style:text-properties fo:font-variant="normal" fo:text-transform="none" fo:color="#1b1b32" style:font-name="Liberation Serif" fo:font-size="14pt" fo:letter-spacing="normal" fo:font-style="normal" fo:font-weight="normal" style:font-size-asian="14pt" style:font-size-complex="14pt" loext:padding="0cm" loext:border="none"/>
    </style:style>
    <style:style style:name="T142" style:family="text">
      <style:text-properties fo:font-variant="normal" fo:text-transform="none" fo:color="#1b1b32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T143" style:family="text">
      <style:text-properties fo:font-variant="normal" fo:text-transform="none" fo:color="#1b1b32" style:font-name="Liberation Serif" fo:font-size="14pt" fo:letter-spacing="normal" fo:font-style="normal" fo:font-weight="bold" style:font-size-asian="14pt" style:font-weight-asian="bold" style:font-size-complex="14pt" style:font-weight-complex="bold" loext:padding="0cm" loext:border="none"/>
    </style:style>
    <style:style style:name="T144" style:family="text">
      <style:text-properties fo:font-variant="normal" fo:text-transform="none" fo:color="#1b1b32" style:font-name="Liberation Serif" fo:font-size="14pt" fo:letter-spacing="normal" style:text-underline-style="none" fo:font-weight="normal" officeooo:rsid="003ec7e8" style:font-size-asian="14pt" style:font-weight-asian="normal" style:font-size-complex="14pt" style:font-weight-complex="normal"/>
    </style:style>
    <style:style style:name="T145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401f1d" fo:background-color="#fffffe" loext:char-shading-value="0" style:font-size-asian="14pt" style:font-style-asian="normal" style:font-weight-asian="normal" style:font-size-complex="14pt" style:font-style-complex="normal" style:font-weight-complex="normal"/>
    </style:style>
    <style:style style:name="T146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433f54" style:font-size-asian="14pt" style:font-weight-asian="normal" style:font-size-complex="14pt" style:font-weight-complex="normal" loext:padding="0cm" loext:border="none"/>
    </style:style>
    <style:style style:name="T147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48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433f54" style:font-size-asian="14pt" style:font-style-asian="normal" style:font-weight-asian="normal" style:font-size-complex="14pt" style:font-style-complex="normal" style:font-weight-complex="normal"/>
    </style:style>
    <style:style style:name="T149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433f54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50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433f54" style:font-size-asian="14pt" style:font-style-asian="normal" style:font-size-complex="14pt" style:font-style-complex="normal" loext:padding="0cm" loext:border="none"/>
    </style:style>
    <style:style style:name="T151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3ec7e8" fo:background-color="#fffffe" loext:char-shading-value="0" style:font-size-asian="14pt" style:font-style-asian="normal" style:font-weight-asian="bold" style:font-size-complex="14pt" style:font-style-complex="normal" style:font-weight-complex="bold"/>
    </style:style>
    <style:style style:name="T152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3ec7e8" style:font-size-asian="14pt" style:font-weight-asian="bold" style:font-size-complex="14pt" style:font-weight-complex="bold" loext:padding="0cm" loext:border="none"/>
    </style:style>
    <style:style style:name="T153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401f1d" style:font-size-asian="14pt" style:font-weight-asian="bold" style:font-size-complex="14pt" style:font-weight-complex="bold" loext:padding="0cm" loext:border="none"/>
    </style:style>
    <style:style style:name="T154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433f54" style:font-size-asian="14pt" style:font-weight-asian="bold" style:font-size-complex="14pt" style:font-weight-complex="bold" loext:padding="0cm" loext:border="none"/>
    </style:style>
    <style:style style:name="T155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56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433f54" style:font-size-asian="14pt" style:font-style-asian="normal" style:font-weight-asian="bold" style:font-size-complex="14pt" style:font-style-complex="normal" style:font-weight-complex="bold"/>
    </style:style>
    <style:style style:name="T157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433f54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58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officeooo:rsid="00433f54" style:font-size-asian="14pt" style:font-style-asian="normal" style:font-size-complex="14pt" style:font-style-complex="normal" loext:padding="0cm" loext:border="none"/>
    </style:style>
    <style:style style:name="T159" style:family="text">
      <style:text-properties fo:font-variant="normal" fo:text-transform="none" fo:color="#1b1b32" style:font-name="Liberation Serif" fo:letter-spacing="normal" fo:language="es" fo:country="ES" fo:font-style="normal" style:text-underline-style="none" fo:font-weight="normal" officeooo:rsid="00433f54" style:font-style-asian="normal" style:font-style-complex="normal" loext:padding="0cm" loext:border="none"/>
    </style:style>
    <style:style style:name="T160" style:family="text">
      <style:text-properties fo:font-variant="normal" fo:text-transform="none" fo:color="#1b1b32" style:font-name="Liberation Serif" fo:letter-spacing="normal" fo:language="es" fo:country="ES" fo:font-style="normal" style:text-underline-style="none" officeooo:rsid="00433f54" style:font-style-asian="normal" style:font-style-complex="normal" loext:padding="0cm" loext:border="none"/>
    </style:style>
    <style:style style:name="T161" style:family="text">
      <style:text-properties fo:font-variant="normal" fo:text-transform="none" fo:color="#999999" style:font-name="Consolas1" fo:font-size="13.5pt" fo:letter-spacing="normal" fo:font-style="normal" fo:font-weight="normal" style:font-size-asian="16pt" style:font-weight-asian="bold" style:font-size-complex="16pt" style:font-weight-complex="bold" loext:padding="0cm" loext:border="none"/>
    </style:style>
    <style:style style:name="T162" style:family="text">
      <style:text-properties fo:font-variant="normal" fo:text-transform="none" fo:color="#999999" style:font-name="Consolas1" fo:font-size="13.5pt" fo:letter-spacing="normal" fo:font-style="normal" fo:font-weight="normal" officeooo:rsid="000c7716" style:font-size-asian="16pt" style:font-weight-asian="bold" style:font-size-complex="16pt" style:font-weight-complex="bold" loext:padding="0cm" loext:border="none"/>
    </style:style>
    <style:style style:name="T163" style:family="text">
      <style:text-properties fo:font-variant="normal" fo:text-transform="none" fo:color="#999999" style:font-name="Consolas1" fo:font-size="13.5pt" fo:letter-spacing="normal" fo:font-style="normal" fo:font-weight="normal" officeooo:rsid="0009d531" style:font-size-asian="16pt" style:font-weight-asian="bold" style:font-size-complex="16pt" style:font-weight-complex="bold" loext:padding="0cm" loext:border="none"/>
    </style:style>
    <style:style style:name="T164" style:family="text">
      <style:text-properties fo:font-variant="normal" fo:text-transform="none" fo:color="#999999" style:font-name="Liberation Serif" fo:font-size="16pt" fo:letter-spacing="normal" fo:font-style="normal" fo:font-weight="bold" officeooo:rsid="000c7716" style:font-weight-asian="bold" style:font-size-complex="16pt" style:font-weight-complex="bold" loext:padding="0cm" loext:border="none"/>
    </style:style>
    <style:style style:name="T165" style:family="text">
      <style:text-properties fo:font-variant="normal" fo:text-transform="none" fo:color="#990055" style:font-name="Consolas1" fo:font-size="13.5pt" fo:letter-spacing="normal" fo:font-style="normal" fo:font-weight="normal" officeooo:rsid="0009d531" style:font-size-asian="16pt" style:font-weight-asian="bold" style:font-size-complex="16pt" style:font-weight-complex="bold" loext:padding="0cm" loext:border="none"/>
    </style:style>
    <style:style style:name="T166" style:family="text">
      <style:text-properties fo:font-variant="normal" fo:text-transform="none" fo:color="#669900" style:font-name="Consolas1" fo:font-size="13.5pt" fo:letter-spacing="normal" fo:font-style="normal" fo:font-weight="normal" officeooo:rsid="0009d531" style:font-size-asian="16pt" style:font-weight-asian="bold" style:font-size-complex="16pt" style:font-weight-complex="bold" loext:padding="0cm" loext:border="none"/>
    </style:style>
    <style:style style:name="T167" style:family="text">
      <style:text-properties fo:font-variant="normal" fo:text-transform="none" fo:color="#0077aa" style:font-name="Consolas1" fo:font-size="13.5pt" fo:letter-spacing="normal" fo:font-style="normal" fo:font-weight="normal" officeooo:rsid="0009d531" style:font-size-asian="16pt" style:font-weight-asian="bold" style:font-size-complex="16pt" style:font-weight-complex="bold" loext:padding="0cm" loext:border="none"/>
    </style:style>
    <style:style style:name="T168" style:family="text">
      <style:text-properties fo:font-variant="normal" fo:text-transform="none" style:font-name="Liberation Serif" fo:letter-spacing="normal" fo:font-style="normal" style:text-underline-style="none" fo:font-weight="bold" style:font-weight-asian="bold" style:font-weight-complex="bold" loext:padding="0cm" loext:border="none"/>
    </style:style>
    <style:style style:name="T169" style:family="text">
      <style:text-properties fo:font-variant="normal" fo:text-transform="none" style:font-name="Liberation Serif" fo:font-size="14pt" fo:letter-spacing="normal" fo:font-style="normal" style:text-underline-style="none" fo:font-weight="normal" style:font-size-asian="14pt" style:font-size-complex="14pt" loext:padding="0cm" loext:border="none"/>
    </style:style>
    <style:style style:name="T170" style:family="text">
      <style:text-properties fo:font-variant="normal" fo:text-transform="none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 loext:padding="0cm" loext:border="none"/>
    </style:style>
    <style:style style:name="T171" style:family="text">
      <style:text-properties fo:font-variant="normal" fo:text-transform="none" style:font-name="Liberation Serif" fo:font-size="14pt" fo:letter-spacing="normal" fo:font-style="normal" style:text-underline-style="none" style:font-size-asian="14pt" style:font-size-complex="14pt" loext:padding="0cm" loext:border="none"/>
    </style:style>
    <style:style style:name="T172" style:family="text">
      <style:text-properties fo:font-variant="normal" fo:text-transform="none" fo:color="#444444" style:font-name="Liberation Serif" fo:font-size="14pt" fo:letter-spacing="normal" fo:language="es" fo:country="ES" fo:font-style="normal" style:text-underline-style="none" fo:font-weight="bold" officeooo:rsid="002269d1" style:font-size-asian="14pt" style:font-weight-asian="bold" style:font-size-complex="14pt" style:font-weight-complex="bold" loext:padding="0cm" loext:border="none"/>
    </style:style>
    <style:style style:name="T173" style:family="text">
      <style:text-properties fo:font-variant="normal" fo:text-transform="none" fo:color="#444444" style:font-name="Liberation Serif" fo:font-size="14pt" fo:letter-spacing="normal" fo:language="es" fo:country="ES" fo:font-style="normal" style:text-underline-style="none" fo:font-weight="normal" officeooo:rsid="002269d1" style:font-size-asian="14pt" style:font-weight-asian="normal" style:font-size-complex="14pt" style:font-weight-complex="normal" loext:padding="0cm" loext:border="none"/>
    </style:style>
    <style:style style:name="T174" style:family="text">
      <style:text-properties fo:font-variant="normal" fo:text-transform="none" fo:color="#000000" style:font-name="Liberation Serif" fo:font-size="14pt" fo:letter-spacing="normal" fo:language="es" fo:country="ES" fo:font-style="normal" style:text-underline-style="none" fo:font-weight="bold" officeooo:rsid="002269d1" style:font-size-asian="14pt" style:font-weight-asian="bold" style:font-size-complex="14pt" style:font-weight-complex="bold" loext:padding="0cm" loext:border="none"/>
    </style:style>
    <style:style style:name="T175" style:family="text">
      <style:text-properties fo:font-variant="normal" fo:text-transform="none" fo:color="#000000" style:font-name="Consolas" fo:font-size="13.5pt" fo:letter-spacing="normal" fo:language="es" fo:country="ES" fo:font-style="normal" style:text-underline-style="none" fo:font-weight="bold" officeooo:rsid="0029fe88" fo:background-color="#fffffe" loext:char-shading-value="0" style:font-size-asian="14pt" style:font-weight-asian="bold" style:font-size-complex="14pt" style:font-weight-complex="bold" loext:padding="0cm" loext:border="none"/>
    </style:style>
    <style:style style:name="T176" style:family="text">
      <style:text-properties fo:font-variant="normal" fo:text-transform="none" style:font-name="Liberation Serif" fo:font-size="14pt" fo:letter-spacing="normal" fo:font-style="normal" style:text-underline-style="none" style:font-size-asian="14pt" style:font-size-complex="14pt" loext:padding="0cm" loext:border="none"/>
    </style:style>
    <style:style style:name="T177" style:family="text">
      <style:text-properties fo:font-variant="normal" fo:text-transform="none" style:font-name="Liberation Serif" fo:font-size="14pt" fo:letter-spacing="normal" fo:font-style="normal" style:text-underline-style="none" fo:font-weight="bold" style:font-size-asian="14pt" style:font-weight-asian="bold" style:font-size-complex="14pt" style:font-weight-complex="bold" loext:padding="0cm" loext:border="none"/>
    </style:style>
    <style:style style:name="T178" style:family="text">
      <style:text-properties fo:font-variant="normal" fo:text-transform="none" style:font-name="Liberation Serif" fo:font-size="14pt" fo:letter-spacing="normal" fo:language="es" fo:country="ES" fo:font-style="normal" style:text-underline-style="none" fo:font-weight="bold" officeooo:rsid="00433f54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79" style:family="text">
      <style:text-properties fo:font-variant="normal" fo:text-transform="none" style:font-name="Liberation Serif" fo:font-size="14pt" fo:letter-spacing="normal" fo:language="es" fo:country="ES" fo:font-style="normal" style:text-underline-style="none" fo:font-weight="normal" officeooo:rsid="00433f54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80" style:family="text">
      <style:text-properties fo:font-variant="normal" fo:text-transform="none" fo:color="#303030" style:font-name="Liberation Serif" fo:font-size="14pt" fo:letter-spacing="normal" fo:font-style="normal" style:text-underline-style="none" fo:font-weight="normal" officeooo:rsid="003ec7e8" style:font-size-asian="14pt" style:font-weight-asian="normal" style:font-size-complex="14pt" style:font-weight-complex="normal"/>
    </style:style>
    <style:style style:name="T181" style:family="text">
      <style:text-properties fo:font-variant="normal" fo:text-transform="none" fo:color="#303030" style:font-name="Liberation Serif" fo:font-size="14pt" fo:letter-spacing="normal" fo:font-style="normal" style:text-underline-style="none" fo:font-weight="normal" officeooo:rsid="003ec7e8" style:font-size-asian="14pt" style:font-weight-asian="normal" style:font-size-complex="14pt" style:font-weight-complex="normal" loext:padding="0cm" loext:border="none"/>
    </style:style>
    <style:style style:name="T182" style:family="text">
      <style:text-properties fo:font-variant="normal" fo:text-transform="none" fo:color="#303030" style:font-name="Liberation Serif" fo:font-size="14pt" fo:letter-spacing="normal" fo:font-style="normal" style:text-underline-style="none" fo:font-weight="bold" officeooo:rsid="003ec7e8" style:font-size-asian="14pt" style:font-weight-asian="bold" style:font-size-complex="14pt" style:font-weight-complex="bold"/>
    </style:style>
    <style:style style:name="T183" style:family="text">
      <style:text-properties fo:font-variant="normal" fo:text-transform="none" fo:color="#2a2a40" style:font-name="Roboto Mono" fo:font-size="12pt" fo:letter-spacing="normal" fo:language="es" fo:country="ES" fo:font-style="normal" style:text-underline-style="none" fo:font-weight="normal" officeooo:rsid="00433f54" style:font-size-asian="14pt" style:font-style-asian="normal" style:font-weight-asian="normal" style:font-size-complex="14pt" style:font-style-complex="normal" style:font-weight-complex="normal"/>
    </style:style>
    <style:style style:name="T184" style:family="text">
      <style:text-properties fo:color="#1b1b32" style:font-name="Liberation Serif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85" style:family="text">
      <style:text-properties style:text-underline-style="none" fo:font-weight="bold" style:font-weight-asian="bold" style:font-weight-complex="bold"/>
    </style:style>
    <style:style style:name="T186" style:family="text">
      <style:text-properties style:text-underline-style="none" fo:font-weight="normal" style:font-weight-asian="normal" style:font-weight-complex="normal"/>
    </style:style>
    <style:style style:name="T187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188" style:family="text">
      <style:text-properties fo:font-size="16pt" fo:font-weight="bold" style:font-size-asian="16pt" style:font-weight-asian="bold" style:font-size-complex="16pt" style:font-weight-complex="bold"/>
    </style:style>
    <style:style style:name="T189" style:family="text">
      <style:text-properties officeooo:rsid="001660f0"/>
    </style:style>
    <style:style style:name="T190" style:family="text">
      <style:text-properties style:font-name="Liberation Serif" fo:font-size="14pt" style:text-underline-style="none" style:font-size-asian="14pt" style:font-size-complex="14pt"/>
    </style:style>
    <style:style style:name="T191" style:family="text">
      <style:text-properties style:font-name="Liberation Serif" fo:font-size="14pt" style:text-underline-style="none" fo:font-weight="normal" style:font-size-asian="14pt" style:font-weight-asian="normal" style:font-size-complex="14pt" style:font-weight-complex="normal"/>
    </style:style>
    <style:style style:name="T192" style:family="text">
      <style:text-properties fo:color="#ff0000" style:font-name="Liberation Serif" fo:font-size="14pt" style:text-underline-style="none" style:font-size-asian="14pt" style:font-size-complex="14pt"/>
    </style:style>
    <style:style style:name="T193" style:family="text">
      <style:text-properties fo:color="#098658" style:font-name="Liberation Serif" fo:font-size="14pt" style:text-underline-style="none" style:font-size-asian="14pt" style:font-size-complex="14pt"/>
    </style:style>
    <style:style style:name="T194" style:family="text">
      <style:text-properties fo:font-style="normal" style:font-style-asian="normal" style:font-style-complex="normal"/>
    </style:style>
    <style:style style:name="T195" style:family="text">
      <style:text-properties fo:font-style="normal" officeooo:rsid="00401f1d" style:font-style-asian="normal" style:font-style-complex="normal"/>
    </style:style>
    <style:style style:name="T19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7" style:family="text">
      <style:text-properties style:font-name="Liberation Serif" fo:font-size="14pt" style:text-underline-style="none" style:font-size-asian="14pt" style:font-size-complex="14pt"/>
    </style:style>
    <style:style style:name="T198" style:family="text">
      <style:text-properties style:font-name="Liberation Serif" fo:font-size="14pt" style:text-underline-style="none" fo:font-weight="normal" style:font-size-asian="14pt" style:font-weight-asian="normal" style:font-size-complex="14pt" style:font-weight-complex="normal"/>
    </style:style>
    <style:style style:name="T199" style:family="text">
      <style:text-properties style:font-name="Liberation Serif" fo:font-size="14pt" style:font-size-asian="14pt" style:font-size-complex="14pt"/>
    </style:style>
    <style:style style:name="T200" style:family="text">
      <style:text-properties style:font-name="Liberation Serif" fo:font-size="14pt" fo:language="es" fo:country="ES" fo:font-style="normal" style:text-underline-style="none" fo:font-weight="normal" officeooo:rsid="00433f54" style:font-size-asian="14pt" style:font-style-asian="normal" style:font-weight-asian="normal" style:font-size-complex="14pt" style:font-style-complex="normal" style:font-weight-complex="normal"/>
    </style:style>
    <style:style style:name="T201" style:family="text">
      <style:text-properties style:font-name="Liberation Serif" fo:font-size="14pt" fo:language="es" fo:country="ES" fo:font-style="normal" style:text-underline-style="none" fo:font-weight="bold" officeooo:rsid="00433f54" style:font-size-asian="14pt" style:font-style-asian="normal" style:font-weight-asian="bold" style:font-size-complex="14pt" style:font-style-complex="normal" style:font-weight-complex="bold"/>
    </style:style>
    <style:style style:name="T202" style:family="text">
      <style:text-properties fo:color="#0000ff"/>
    </style:style>
    <style:style style:name="T203" style:family="text">
      <style:text-properties fo:color="#0000ff" fo:font-weight="bold" style:font-weight-asian="bold" style:font-weight-complex="bold"/>
    </style:style>
    <style:style style:name="T204" style:family="text">
      <style:text-properties officeooo:rsid="00401f1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SwordVoice</text:p>
      <text:p text:style-name="P1"/>
      <text:p text:style-name="P3">Responsive Web Design</text:p>
      <text:p text:style-name="P8">HTML Y HTML5 BASICO</text:p>
      <text:p text:style-name="P2"><text:span text:style-name="T2">Elemento HTM</text:span><text:span text:style-name="T3">L</text:span></text:p>
      <text:p text:style-name="P2">&lt;h1&gt;Hello&lt;/h1&gt;Ese es un elemento <text:span text:style-name="T6">HTML</text:span></text:p>
      <text:p text:style-name="P2">elementos <text:span text:style-name="T6">HTML </text:span>tienen una etiqueta de apertura y una etiqueta de cierre. </text:p>
      <text:p text:style-name="P2">Con esta apertura iniciamos un lenguaje<text:span text:style-name="T6"> HTML</text:span>.</text:p>
      <text:p text:style-name="P1"><draw:frame draw:style-name="fr1" draw:name="Figura1" text:anchor-type="as-char" svg:width="7.832cm" svg:height="2.725cm" draw:z-index="0"><draw:image xlink:href="Pictures/1000020100000128000000670050DFAD.png" xlink:type="simple" xlink:show="embed" xlink:actuate="onLoad"/></draw:frame> </text:p>
      <text:p text:style-name="P2">Co<text:span text:style-name="T1">n</text:span> esta cerramos <text:span text:style-name="T1">un </text:span>lenguaje <text:span text:style-name="T6">HTML</text:span></text:p>
      <text:p text:style-name="P1"><draw:frame draw:style-name="fr1" draw:name="Figura2" text:anchor-type="as-char" svg:width="7.541cm" svg:height="3.043cm" draw:z-index="1"><draw:image xlink:href="Pictures/100002010000011D000000734F4F50D0.png" xlink:type="simple" xlink:show="embed" xlink:actuate="onLoad"/></draw:frame></text:p>
      <text:p text:style-name="P1"/>
      <text:p text:style-name="P3">Elemento H2</text:p>
      <text:p text:style-name="P2"/>
      <text:p text:style-name="P2">El elemento H1 se utilaza para titul<text:span text:style-name="T1">o</text:span>s principales Y el elemento H2 Lo usamos para crea un subtítulo a nuestra estructura de web</text:p>
      <text:p text:style-name="P1"><draw:frame draw:style-name="fr1" draw:name="Figura3" text:anchor-type="as-char" svg:width="18.68cm" svg:height="4.075cm" draw:z-index="2"><draw:image xlink:href="Pictures/10000201000002C20000009ABAF3064C.png" xlink:type="simple" xlink:show="embed" xlink:actuate="onLoad"/></draw:frame> </text:p>
      <text:p text:style-name="P3">Elemento Parrafo</text:p>
      <text:p text:style-name="P2">Nos ayuda a dar continuidad a nuestra estructura web</text:p>
      <text:p text:style-name="P1"><draw:frame draw:style-name="fr1" draw:name="Figura4" text:anchor-type="as-char" svg:width="10.901cm" svg:height="3.519cm" draw:z-index="3"><draw:image xlink:href="Pictures/100002010000019C00000085AD18E3A5.png" xlink:type="simple" xlink:show="embed" xlink:actuate="onLoad"/></draw:frame></text:p>
      <text:p text:style-name="P1"/>
      <text:p text:style-name="P3">Descomenta código HTM</text:p>
      <text:p text:style-name="P2"><text:soft-page-break/>Se usa para dar posibilidad a desarrolladores para ver nuestros codigo que utilizamos e<text:span text:style-name="T1">n</text:span> nuestra estructura de web</text:p>
      <text:p text:style-name="P1"><draw:frame draw:style-name="fr2" draw:name="Figura5" text:anchor-type="as-char" svg:y="-2.037cm" svg:width="12.462cm" svg:height="1.879cm" draw:z-index="4"><draw:image xlink:href="Pictures/10000201000001D700000047271235AE.png" xlink:type="simple" xlink:show="embed" xlink:actuate="onLoad"/></draw:frame></text:p>
      <text:p text:style-name="P2">Esto no<text:span text:style-name="T1">s </text:span>muestra que es lo que no queremos que se vea e<text:span text:style-name="T1">n</text:span> la web</text:p>
      <text:p text:style-name="P1"> </text:p>
      <text:p text:style-name="P4">Comenta HTML</text:p>
      <text:p text:style-name="P1"><draw:frame draw:style-name="fr1" draw:name="Figura6" text:anchor-type="as-char" svg:width="18.256cm" svg:height="7.276cm" draw:z-index="5"><draw:image xlink:href="Pictures/10000201000002B200000113453B5ED3.png" xlink:type="simple" xlink:show="embed" xlink:actuate="onLoad"/></draw:frame> </text:p>
      <text:p text:style-name="P3">Los elementos HTML5</text:p>
      <text:p text:style-name="P2">HTML5 introduce etiquetas HTML más descriptivas. Estas incluyen<text:span text:style-name="T6"> main, header, footer, nav, video, article, section</text:span>, entre otras. </text:p>
      <text:p text:style-name="P2">Ayuda com mas facilidad a buscar contenido de nuestra pagina principal </text:p>
      <text:p text:style-name="P1"><draw:frame draw:style-name="fr1" draw:name="Figura7" text:anchor-type="as-char" svg:width="11.774cm" svg:height="6.138cm" draw:z-index="6"><draw:image xlink:href="Pictures/10000201000001BD000000E80BA49079.png" xlink:type="simple" xlink:show="embed" xlink:actuate="onLoad"/></draw:frame></text:p>
      <text:p text:style-name="P3">Imagenes e<text:span text:style-name="T1">n</text:span> sitio Web</text:p>
      <text:p text:style-name="P2">Los elementos que se necesita para agregar una imagen son :</text:p>
      <text:p text:style-name="P2"><text:span text:style-name="T6">Img</text:span> y<text:span text:style-name="T6"> src</text:span></text:p>
      <text:p text:style-name="P2">Usando despues estos elementos apuntamos el URL de nuestra imagen.</text:p>
      <text:p text:style-name="P1"><text:soft-page-break/><draw:frame draw:style-name="fr1" draw:name="Figura8" text:anchor-type="as-char" svg:width="12.488cm" svg:height="3.678cm" draw:z-index="7"><draw:image xlink:href="Pictures/10000201000001D80000008BCC87C7E3.png" xlink:type="simple" xlink:show="embed" xlink:actuate="onLoad"/></draw:frame></text:p>
      <text:p text:style-name="P1"><draw:frame draw:style-name="fr1" draw:name="Figura9" text:anchor-type="as-char" svg:width="12.435cm" svg:height="3.466cm" draw:z-index="8"><draw:image xlink:href="Pictures/10000201000001D6000000837A252C9A.png" xlink:type="simple" xlink:show="embed" xlink:actuate="onLoad"/></draw:frame></text:p>
      <text:p text:style-name="P7">Agrengando el elemento <text:span text:style-name="T6">alt </text:span>da a una accesibilidad mas rapida a los lectores </text:p>
      <text:p text:style-name="P7">Ayuda a que la imagene no tenga error a su carga</text:p>
      <text:p text:style-name="P1"><draw:frame draw:style-name="fr1" draw:name="Figura10" text:anchor-type="as-char" svg:width="12.779cm" svg:height="4.366cm" draw:z-index="9"><draw:image xlink:href="Pictures/10000201000001E3000000A50B3E2A70.png" xlink:type="simple" xlink:show="embed" xlink:actuate="onLoad"/></draw:frame></text:p>
      <text:p text:style-name="P1"><draw:frame draw:style-name="fr1" draw:name="Figura11" text:anchor-type="as-char" svg:width="12.647cm" svg:height="4.657cm" draw:z-index="10"><draw:image xlink:href="Pictures/10000201000001DE000000B01625851B.png" xlink:type="simple" xlink:show="embed" xlink:actuate="onLoad"/></draw:frame></text:p>
      <text:p text:style-name="P1"/>
      <text:p text:style-name="P10">Enlace a paginas we<text:span text:style-name="T1">b</text:span></text:p>
      <text:p text:style-name="P5">Elemneto <text:span text:style-name="T6">a </text:span>(anchor)</text:p>
      <text:p text:style-name="P6">Esta compuesto co<text:span text:style-name="T1">n</text:span> un <text:span text:style-name="T9">atributo </text:span><text:s/><text:span text:style-name="T6">hre</text:span><text:span text:style-name="T7">f</text:span></text:p>
      <text:p text:style-name="P1"><draw:frame draw:style-name="fr1" draw:name="Figura12" text:anchor-type="as-char" svg:width="12.356cm" svg:height="2.725cm" draw:z-index="11"><draw:image xlink:href="Pictures/10000201000001D300000067DB311C8D.png" xlink:type="simple" xlink:show="embed" xlink:actuate="onLoad"/></draw:frame></text:p>
      <text:p text:style-name="P1"><text:soft-page-break/><draw:frame draw:style-name="fr1" draw:name="Figura13" text:anchor-type="as-char" svg:width="12.356cm" svg:height="2.275cm" draw:z-index="12"><draw:image xlink:href="Pictures/10000201000001D300000056A5F0D8A3.png" xlink:type="simple" xlink:show="embed" xlink:actuate="onLoad"/></draw:frame></text:p>
      <text:p text:style-name="P9">Enlazar a paginas internas</text:p>
      <text:p text:style-name="P79"/>
      <text:p text:style-name="P11"><text:span text:style-name="T14">Los elementos </text:span><text:span text:style-name="Source_20_Text"><text:span text:style-name="T43">a</text:span></text:span><text:span text:style-name="T14">(</text:span><text:span text:style-name="Emphasis"><text:span text:style-name="T184">anchor</text:span></text:span><text:span text:style-name="T14">) también pueden utilizarse para crear enlaces internos para saltar a diferentes secciones dentro de una página web</text:span> </text:p>
      <text:p text:style-name="P11"><draw:frame draw:style-name="fr3" draw:name="Figura14" text:anchor-type="paragraph" svg:x="0.139cm" svg:y="0cm" svg:width="11.536cm" svg:height="7.276cm" draw:z-index="13"><draw:image xlink:href="Pictures/10000000000001B400000113802D387D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6"><text:span text:style-name="T117">elemento anchor dentro de un párrafo</text:span> </text:p>
      <text:p text:style-name="P26"/>
      <text:p text:style-name="P26"><draw:frame draw:style-name="fr3" draw:name="Figura16" text:anchor-type="paragraph" svg:x="-2cm" svg:y="0.386cm" svg:width="21.001cm" svg:height="3.161cm" draw:z-index="14"><draw:image xlink:href="Pictures/10000000000004BF000000B710EB8743.png" xlink:type="simple" xlink:show="embed" xlink:actuate="onLoad"/></draw:frame></text:p>
      <text:p text:style-name="P26"><draw:frame draw:style-name="fr3" draw:name="Figura15" text:anchor-type="paragraph" svg:x="-2cm" svg:y="0.556cm" svg:width="12.541cm" svg:height="3.572cm" draw:z-index="15"><draw:image xlink:href="Pictures/10000000000001DA00000087ECEDF2F3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3" draw:name="Figura17" text:anchor-type="paragraph" svg:x="-1.924cm" svg:y="0.503cm" svg:width="12.488cm" svg:height="3.81cm" draw:z-index="16"><draw:image xlink:href="Pictures/10000000000001D800000090B2757613.png" xlink:type="simple" xlink:show="embed" xlink:actuate="onLoad"/></draw:frame></text:p>
      <text:p text:style-name="P26"/>
      <text:p text:style-name="P26"/>
      <text:p text:style-name="P26"/>
      <text:p text:style-name="P26"/>
      <text:p text:style-name="P26"><text:soft-page-break/></text:p>
      <text:p text:style-name="P28"/>
      <text:p text:style-name="P39"/>
      <text:p text:style-name="P26"/>
      <text:p text:style-name="P26"/>
      <text:p text:style-name="P26"/>
      <text:p text:style-name="P26"><draw:frame draw:style-name="fr3" draw:name="Figura18" text:anchor-type="paragraph" svg:x="-1.974cm" svg:y="-1.471cm" svg:width="12.446cm" svg:height="5.824cm" draw:z-index="17"><draw:image xlink:href="Pictures/10000000000001E3000000E2419A1E6E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3" draw:name="Figura19" text:anchor-type="paragraph" svg:x="-2.096cm" svg:y="0.453cm" svg:width="12.144cm" svg:height="5.794cm" draw:z-index="18"><draw:image xlink:href="Pictures/10000000000001CB000000DB6C81803E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1"/>
      <text:p text:style-name="P36"><text:span text:style-name="T19">el símbolo hash</text:span><text:span text:style-name="T20">(#)</text:span><text:span text:style-name="T6"> </text:span></text:p>
      <text:p text:style-name="P42"/>
      <text:p text:style-name="P33">Nos ayuda a crear un enlace muerto</text:p>
      <text:p text:style-name="P42"><draw:frame draw:style-name="fr3" draw:name="Figura20" text:anchor-type="paragraph" svg:x="0.048cm" svg:y="0.476cm" svg:width="10.663cm" svg:height="2.275cm" draw:z-index="19"><draw:image xlink:href="Pictures/10000000000001930000005633FF8C9A.png" xlink:type="simple" xlink:show="embed" xlink:actuate="onLoad"/></draw:frame></text:p>
      <text:p text:style-name="P42"/>
      <text:p text:style-name="P42"/>
      <text:p text:style-name="P41"/>
      <text:p text:style-name="P41"><draw:frame draw:style-name="fr3" draw:name="Figura21" text:anchor-type="paragraph" svg:x="0.339cm" svg:y="0.153cm" svg:width="10.927cm" svg:height="1.402cm" draw:z-index="20"><draw:image xlink:href="Pictures/100000000000019D00000035884F73F6.png" xlink:type="simple" xlink:show="embed" xlink:actuate="onLoad"/></draw:frame></text:p>
      <text:p text:style-name="P41"/>
      <text:p text:style-name="P41"/>
      <text:p text:style-name="P30"><text:span text:style-name="T186">con este simbolo sera un enlace normal</text:span><text:span text:style-name="T185">.</text:span></text:p>
      <text:p text:style-name="P41"/>
      <text:p text:style-name="P41">Convertir una imagen en enlace</text:p>
      <text:p text:style-name="P41"/>
      <text:p text:style-name="P29"><text:span text:style-name="T10">Añade tu imagen dentro de un elemento </text:span><text:span text:style-name="Source_20_Text"><text:span text:style-name="T168">a </text:span></text:span><text:span text:style-name="T23">.</text:span><text:span text:style-name="T10">A continuación, te presentamos un ejemplo:</text:span><text:span text:style-name="T187"> </text:span><text:span text:style-name="Source_20_Text"><text:span text:style-name="T163">&lt;</text:span></text:span><text:span text:style-name="Source_20_Text"><text:span text:style-name="T165">a </text:span></text:span><text:span text:style-name="Source_20_Text"><text:span text:style-name="T166">href</text:span></text:span><text:span text:style-name="Source_20_Text"><text:span text:style-name="T163">="</text:span></text:span><text:span text:style-name="Source_20_Text"><text:span text:style-name="T167">#</text:span></text:span><text:span text:style-name="Source_20_Text"><text:span text:style-name="T163">"&gt;&lt;</text:span></text:span><text:span text:style-name="Source_20_Text"><text:span text:style-name="T165">img </text:span></text:span><text:span text:style-name="Source_20_Text"><text:span text:style-name="T166">src</text:span></text:span><text:span text:style-name="Source_20_Text"><text:span text:style-name="T163">="</text:span></text:span><text:span text:style-name="Source_20_Text"><text:span text:style-name="T167">https://www.bit.ly/fcc-running-cats</text:span></text:span><text:span text:style-name="Source_20_Text"><text:span text:style-name="T163">"</text:span></text:span><text:span text:style-name="Source_20_Text"><text:span text:style-name="T165"> </text:span></text:span><text:span text:style-name="Source_20_Text"><text:span text:style-name="T166">alt</text:span></text:span><text:span text:style-name="Source_20_Text"><text:span text:style-name="T163">="</text:span></text:span><text:span text:style-name="Source_20_Text"><text:span text:style-name="T167">Three kittens running towards the camera.</text:span></text:span><text:span text:style-name="Source_20_Text"><text:span text:style-name="T163">"&gt;&lt;/</text:span></text:span><text:span text:style-name="Source_20_Text"><text:span text:style-name="T165">a</text:span></text:span><text:span text:style-name="Source_20_Text"><text:span text:style-name="T163">&gt;</text:span></text:span></text:p>
      <text:p text:style-name="P75"><text:soft-page-break/><text:span text:style-name="Source_20_Text"><text:span text:style-name="T161"/></text:span></text:p>
      <text:p text:style-name="P75"><text:span text:style-name="Source_20_Text"><text:span text:style-name="T161"/></text:span></text:p>
      <text:p text:style-name="P76"><text:span text:style-name="Source_20_Text"><text:span text:style-name="T162"/></text:span></text:p>
      <text:p text:style-name="P76"><text:span text:style-name="Source_20_Text"><text:span text:style-name="T162"/></text:span></text:p>
      <text:p text:style-name="P76"><text:span text:style-name="Source_20_Text"><text:span text:style-name="T164"/></text:span></text:p>
      <text:p text:style-name="P38">Creando lista no ordenada</text:p>
      <text:p text:style-name="P38"/>
      <text:p text:style-name="P31">esto nos ayuda a colocar lo que representa</text:p>
      <text:p text:style-name="P31">el proyecto en el que estamos trabajando</text:p>
      <text:p text:style-name="P32">creando una lista de sus cualidades.</text:p>
      <text:p text:style-name="P40"/>
      <text:p text:style-name="P41"/>
      <text:p text:style-name="P41"><draw:frame draw:style-name="fr3" draw:name="Figura22" text:anchor-type="paragraph" svg:x="-2.096cm" svg:y="0.355cm" svg:width="12.462cm" svg:height="8.625cm" draw:z-index="21"><draw:image xlink:href="Pictures/10000000000001D700000146C409FE2F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3" draw:name="Figura24" text:anchor-type="paragraph" svg:x="10.412cm" svg:y="0.185cm" svg:width="8.588cm" svg:height="4.013cm" draw:z-index="23"><draw:image xlink:href="Pictures/100000000000015F000000A44AC0C65E.png" xlink:type="simple" xlink:show="embed" xlink:actuate="onLoad"/></draw:frame></text:p>
      <text:p text:style-name="P37"><text:span text:style-name="T19">Crea</text:span><text:span text:style-name="T21">ndo</text:span><text:span text:style-name="T19"> una lista ordenada</text:span></text:p>
      <text:p text:style-name="P50">Con estos elementos se enumeran las cualidades del proyecto</text:p>
      <text:p text:style-name="P63"><draw:frame draw:style-name="fr3" draw:name="Figura23" text:anchor-type="paragraph" svg:x="-1.884cm" svg:y="0.455cm" svg:width="12.303cm" svg:height="8.678cm" draw:z-index="22"><draw:image xlink:href="Pictures/10000000000001D100000148BEBF5D25.png" xlink:type="simple" xlink:show="embed" xlink:actuate="onLoad"/></draw:frame></text:p>
      <text:p text:style-name="P63"/>
      <text:p text:style-name="P63"/>
      <text:p text:style-name="P63"/>
      <text:p text:style-name="P63"/>
      <text:p text:style-name="P63"><draw:frame draw:style-name="fr3" draw:name="Figura25" text:anchor-type="paragraph" svg:x="10.418cm" svg:y="0.459cm" svg:width="6.174cm" svg:height="3.612cm" draw:z-index="24"><draw:image xlink:href="Pictures/10000000000000C8000000757F3EBA61.png" xlink:type="simple" xlink:show="embed" xlink:actuate="onLoad"/></draw:frame></text:p>
      <text:p text:style-name="P63"/>
      <text:p text:style-name="P63"/>
      <text:p text:style-name="P63"><text:soft-page-break/></text:p>
      <text:p text:style-name="P64">Campo de Texto</text:p>
      <text:p text:style-name="P64"/>
      <text:p text:style-name="P51">Esto no ayuda a crear un formulario web</text:p>
      <text:p text:style-name="P51"><text:s text:c="2"/>sea de registro o alguna informacion de usuario.</text:p>
      <text:p text:style-name="P51">Este elemento <text:span text:style-name="T188">input</text:span> tienes un cierre automatico.</text:p>
      <text:p text:style-name="P64"><draw:frame draw:style-name="fr3" draw:name="Figura26" text:anchor-type="paragraph" svg:x="-1.91cm" svg:y="0.635cm" svg:width="11.456cm" svg:height="3.387cm" draw:z-index="25"><draw:image xlink:href="Pictures/10000000000001B10000008025C133AF.png" xlink:type="simple" xlink:show="embed" xlink:actuate="onLoad"/></draw:frame></text:p>
      <text:p text:style-name="P63"/>
      <text:p text:style-name="P63"/>
      <text:p text:style-name="P63"/>
      <text:p text:style-name="P63"/>
      <text:p text:style-name="P63"/>
      <text:p text:style-name="P43"/>
      <text:p text:style-name="P43"><text:span text:style-name="T25">T</text:span><text:span text:style-name="T18">exto provisional a un campo de texto</text:span> </text:p>
      <text:p text:style-name="P43"/>
      <text:p text:style-name="P43"><text:span text:style-name="T120">El texto provisional es lo que se muestra en tu elemento de entrada, </text:span><text:span text:style-name="T121">indicando el tipo de informacion que buscaras em el sitio</text:span></text:p>
      <text:p text:style-name="P71"/>
      <text:p text:style-name="P71"/>
      <text:p text:style-name="P71"><draw:frame draw:style-name="fr3" draw:name="Figura27" text:anchor-type="paragraph" svg:x="-1.99cm" svg:y="0.007cm" svg:width="14.333cm" svg:height="4.128cm" draw:z-index="26"><draw:image xlink:href="Pictures/10000000000001B90000007F5C869AEE.png" xlink:type="simple" xlink:show="embed" xlink:actuate="onLoad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draw:frame draw:style-name="fr3" draw:name="Figura28" text:anchor-type="paragraph" svg:x="-1.99cm" svg:y="0.333cm" svg:width="14.446cm" svg:height="4.323cm" draw:z-index="27"><draw:image xlink:href="Pictures/10000000000001C3000000875A9C518F.png" xlink:type="simple" xlink:show="embed" xlink:actuate="onLoad"/></draw:frame></text:p>
      <text:p text:style-name="P71"/>
      <text:p text:style-name="P71"/>
      <text:p text:style-name="P71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43"><text:soft-page-break/><text:span text:style-name="T26">El</text:span><text:span text:style-name="T18">emento de formulario </text:span></text:p>
      <text:p text:style-name="P65"/>
      <text:p text:style-name="P34"><text:span text:style-name="T24">El elemento </text:span><text:span text:style-name="T18">form</text:span><text:span text:style-name="T24"> esta compuesto por un atributo </text:span><text:span text:style-name="T18">action</text:span></text:p>
      <text:p text:style-name="P54">Acompañado con un URL <text:s/>o direccion que queremos señalar en nuestro formulario</text:p>
      <text:p text:style-name="P54"/>
      <text:p text:style-name="P54"><draw:frame draw:style-name="fr3" draw:name="Figura29" text:anchor-type="paragraph" svg:x="-1.977cm" svg:y="0.82cm" svg:width="15.187cm" svg:height="4.921cm" draw:z-index="28"><draw:image xlink:href="Pictures/100000000000023E000000BA5DCEDF62.png" xlink:type="simple" xlink:show="embed" xlink:actuate="onLoad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8">Agregando un boton de envio de un formulario</text:p>
      <text:p text:style-name="P68"/>
      <text:p text:style-name="P68"/>
      <text:p text:style-name="P12"><text:span text:style-name="T69">Con el boton </text:span><text:span text:style-name="T63">submit</text:span><text:span text:style-name="T69"> ayudara a </text:span><text:span text:style-name="T76">enviar los datos de tu formulario a la URL especificada con el atributo </text:span><text:span text:style-name="Source_20_Text"><text:span text:style-name="T64">action</text:span></text:span><text:span text:style-name="Source_20_Text"><text:span text:style-name="T77"> </text:span></text:span><text:span text:style-name="T76">del formulario</text:span><text:span text:style-name="T63">.</text:span></text:p>
      <text:p text:style-name="P55"><draw:frame draw:style-name="fr3" draw:name="Figura30" text:anchor-type="paragraph" svg:x="-0.217cm" svg:y="0.171cm" svg:width="14.579cm" svg:height="3.36cm" draw:z-index="29"><draw:image xlink:href="Pictures/10000000000002270000007F642B3364.png" xlink:type="simple" xlink:show="embed" xlink:actuate="onLoad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27"><text:span text:style-name="T31">Re</text:span><text:span text:style-name="T30">querir un campo </text:span></text:p>
      <text:p text:style-name="P56"><text:s/></text:p>
      <text:p text:style-name="P52">si nuestro formulario no tiene relleno no permitira el envio</text:p>
      <text:p text:style-name="P56"/>
      <text:p text:style-name="P56"/>
      <text:p text:style-name="P56"><draw:frame draw:style-name="fr3" draw:name="Figura31" text:anchor-type="paragraph" svg:x="-2.043cm" svg:y="0cm" svg:width="12.674cm" svg:height="2.143cm" draw:z-index="30"><draw:image xlink:href="Pictures/10000000000001DF000000515D3E709B.png" xlink:type="simple" xlink:show="embed" xlink:actuate="onLoad"/></draw:frame><draw:frame draw:style-name="fr3" draw:name="Figura32" text:anchor-type="paragraph" svg:x="10.672cm" svg:y="0cm" svg:width="7.038cm" svg:height="2.328cm" draw:z-index="31"><draw:image xlink:href="Pictures/100000000000010A000000586830C588.png" xlink:type="simple" xlink:show="embed" xlink:actuate="onLoad"/></draw:frame></text:p>
      <text:p text:style-name="P56"/>
      <text:p text:style-name="P56"/>
      <text:p text:style-name="P56"/>
      <text:p text:style-name="P56"/>
      <text:p text:style-name="P67"><text:soft-page-break/>Botones de Radio</text:p>
      <text:p text:style-name="P53"/>
      <text:p text:style-name="P53">Lo usamos para pregunta<text:span text:style-name="T189">s</text:span> en la que queremos que el usuario nos de una respuesta <text:span text:style-name="T189">para cada grupo o formulario</text:span></text:p>
      <text:p text:style-name="P53"/>
      <text:p text:style-name="P35"><text:span text:style-name="T28"><text:s text:c="4"/></text:span><text:span text:style-name="T24">Los botones de radio son un tipo de entrada</text:span><text:span text:style-name="T19"> </text:span><text:span text:style-name="T22">input.</text:span></text:p>
      <text:p text:style-name="P13"><text:span text:style-name="T47">Cada uno de tus botones de radio puede a</text:span><text:span text:style-name="T48">ñad</text:span><text:span text:style-name="T47">irse dentro de su propio elemento</text:span><text:span text:style-name="T44"> </text:span><text:span text:style-name="Source_20_Text"><text:span text:style-name="T45">label</text:span></text:span><text:span text:style-name="T44">.</text:span><text:span text:style-name="T47"> Envolver un elemento </text:span><text:span text:style-name="Source_20_Text"><text:span text:style-name="T45">input </text:span></text:span><text:span text:style-name="T47">dentro de un elemento </text:span><text:span text:style-name="Source_20_Text"><text:span text:style-name="T45">label </text:span></text:span><text:span text:style-name="T47">asociará automáticamente la entrada del botón de radio con el elemento </text:span><text:span text:style-name="T44">label</text:span><text:span text:style-name="T47"> que lo rodea</text:span><text:span text:style-name="T44">.</text:span></text:p>
      <text:p text:style-name="P13"><text:span text:style-name="T44"><text:s/></text:span><text:span text:style-name="T49">Cada boton debe tener el mismo atributo </text:span><text:span text:style-name="T46">name</text:span><text:span text:style-name="T49">, asi cuando selecionamos un solo boton automaticamente rechaza el outro del grupo asegurandose que el usuario de una sola respuesta.</text:span></text:p>
      <text:p text:style-name="P57"><draw:frame draw:style-name="fr3" draw:name="Figura33" text:anchor-type="paragraph" svg:x="0.037cm" svg:y="0.238cm" svg:width="12.435cm" svg:height="4.604cm" draw:z-index="32"><draw:image xlink:href="Pictures/10000000000001D6000000AEEE9BF389.png" xlink:type="simple" xlink:show="embed" xlink:actuate="onLoad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draw:frame draw:style-name="fr3" draw:name="Figura34" text:anchor-type="paragraph" svg:x="0.166cm" svg:y="0.053cm" svg:width="13.335cm" svg:height="6.509cm" draw:z-index="33"><draw:image xlink:href="Pictures/10000000000001F8000000F681FA8EAB.png" xlink:type="simple" xlink:show="embed" xlink:actuate="onLoad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draw:frame draw:style-name="fr3" draw:name="Figura35" text:anchor-type="paragraph" svg:x="0.139cm" svg:y="0.436cm" svg:width="15.293cm" svg:height="4.551cm" draw:z-index="34"><draw:image xlink:href="Pictures/1000000000000242000000ACCD5D68CE.png" xlink:type="simple" xlink:show="embed" xlink:actuate="onLoad"/></draw:frame></text:p>
      <text:p text:style-name="P57"/>
      <text:p text:style-name="P57"/>
      <text:p text:style-name="P57"/>
      <text:p text:style-name="P73"><text:soft-page-break/><text:span text:style-name="T100">C</text:span><text:span text:style-name="T99">asillas de Verificacion</text:span></text:p>
      <text:p text:style-name="P69"/>
      <text:p text:style-name="P73"><text:span text:style-name="T51">Los formularios suelen usar casillas de verificación </text:span><text:span text:style-name="T57">(</text:span><text:span text:style-name="Definition"><text:span text:style-name="T89">checkboxes</text:span></text:span><text:span text:style-name="T57">)</text:span><text:span text:style-name="T51"> para preguntas que puedan tener más de una respuesta.</text:span><text:span text:style-name="T57"> </text:span></text:p>
      <text:p text:style-name="P58"/>
      <text:p text:style-name="P14"><text:span text:style-name="T59"><text:s text:c="4"/></text:span><text:span text:style-name="T51">Las casillas de verificación son un tipo de</text:span><text:span text:style-name="T58"> </text:span><text:span text:style-name="Source_20_Text"><text:span text:style-name="T60">input </text:span></text:span><text:span text:style-name="T51">(entrada).</text:span><text:span text:style-name="T57"> </text:span></text:p>
      <text:p text:style-name="P59"/>
      <text:p text:style-name="P14"><text:span text:style-name="T51">Cada una de tus casillas de verificación puede a</text:span><text:span text:style-name="T52">ña</text:span><text:span text:style-name="T51">d</text:span><text:span text:style-name="T52">i</text:span><text:span text:style-name="T51">rse dentro de su propio elemento </text:span><text:span text:style-name="Source_20_Text"><text:span text:style-name="T60">label</text:span></text:span><text:span text:style-name="T51">. Envolver un elemento</text:span><text:span text:style-name="T58"> </text:span><text:span text:style-name="Source_20_Text"><text:span text:style-name="T60">input </text:span></text:span><text:span text:style-name="T51">dentro de un elemento </text:span><text:span text:style-name="Source_20_Text"><text:span text:style-name="T60">label </text:span></text:span><text:span text:style-name="T51">asociará automáticamente ese </text:span><text:span text:style-name="T58">input</text:span><text:span text:style-name="T51"> de tipo </text:span><text:span text:style-name="T58">checkbox</text:span><text:span text:style-name="T51"> con el elemento </text:span><text:span text:style-name="T58">label</text:span><text:span text:style-name="T51"> que lo rode</text:span><text:span text:style-name="T52">a.</text:span></text:p>
      <text:p text:style-name="P60"/>
      <text:p text:style-name="P15"><text:span text:style-name="T52">Todos los inputs de tipo casilla de verificación que están relacionados entre sí deben tener el mismo atributo </text:span><text:span text:style-name="Source_20_Text"><text:span text:style-name="T61">name</text:span></text:span></text:p>
      <text:p text:style-name="P15"><text:span text:style-name="Source_20_Text"><text:span text:style-name="T61"/></text:span></text:p>
      <text:p text:style-name="P15"><text:span text:style-name="Source_20_Text"><text:span text:style-name="T54">Establecemos el elemento </text:span></text:span><text:span text:style-name="Source_20_Text"><text:span text:style-name="T61">label</text:span></text:span><text:span text:style-name="Source_20_Text"><text:span text:style-name="T54"> con un atributo</text:span></text:span><text:span text:style-name="Source_20_Text"><text:span text:style-name="T61"> for.</text:span></text:span></text:p>
      <text:p text:style-name="P15"><text:span text:style-name="Source_20_Text"><text:span text:style-name="T54">Para que coincida con el atributo </text:span></text:span><text:span text:style-name="Source_20_Text"><text:span text:style-name="T61">id</text:span></text:span><text:span text:style-name="Source_20_Text"><text:span text:style-name="T54"> de nuestro elemento </text:span></text:span><text:span text:style-name="Source_20_Text"><text:span text:style-name="T61">input</text:span></text:span><text:span text:style-name="Source_20_Text"><text:span text:style-name="T54"> asociado</text:span></text:span></text:p>
      <text:p text:style-name="P15"><draw:frame draw:style-name="fr3" draw:name="Figura36" text:anchor-type="paragraph" svg:x="0.048cm" svg:y="0.079cm" svg:width="12.621cm" svg:height="3.995cm" draw:z-index="35"><draw:image xlink:href="Pictures/10000000000001DD00000097674A6873.png" xlink:type="simple" xlink:show="embed" xlink:actuate="onLoad"/></draw:frame><text:span text:style-name="Source_20_Text"><text:span text:style-name="T54"/></text:span></text:p>
      <text:p text:style-name="P15"><text:span text:style-name="Source_20_Text"><text:span text:style-name="T61"/></text:span></text:p>
      <text:p text:style-name="P61"/>
      <text:p text:style-name="P61"/>
      <text:p text:style-name="P61"/>
      <text:p text:style-name="P61"/>
      <text:p text:style-name="P61"/>
      <text:p text:style-name="P61"><draw:frame draw:style-name="fr3" draw:name="Figura37" text:anchor-type="paragraph" svg:x="0.259cm" svg:y="0.097cm" svg:width="12.25cm" svg:height="3.863cm" draw:z-index="36"><draw:image xlink:href="Pictures/10000000000001CF00000092F664466F.png" xlink:type="simple" xlink:show="embed" xlink:actuate="onLoad"/></draw:frame></text:p>
      <text:p text:style-name="P62"/>
      <text:p text:style-name="P72"/>
      <text:p text:style-name="P57"/>
      <text:p text:style-name="P57"/>
      <text:p text:style-name="P57"/>
      <text:p text:style-name="P57"/>
      <text:p text:style-name="P57"><text:s/></text:p>
      <text:p text:style-name="P44"><text:span text:style-name="T38">A</text:span><text:span text:style-name="T37">tributo </text:span><text:span text:style-name="T38">(</text:span><text:span text:style-name="T37">value</text:span><text:span text:style-name="T38">)</text:span><text:span text:style-name="T37"> con botones de radio y casillas de verificación</text:span></text:p>
      <text:p text:style-name="P70"/>
      <text:p text:style-name="P44"><text:span text:style-name="T122">Cuando se envía un formulario, los datos se envían al servidor e incluyen entradas para las opciones seleccionadas. Los inputs de tipo </text:span><text:span text:style-name="Source_20_Text"><text:span text:style-name="T90">radio </text:span></text:span><text:span text:style-name="T122">y </text:span><text:span text:style-name="Source_20_Text"><text:span text:style-name="T90">checkbox </text:span></text:span><text:span text:style-name="T122">reportan sus valores desde el atributo </text:span><text:span text:style-name="Source_20_Text"><text:span text:style-name="T94">value.</text:span></text:span></text:p>
      <text:p text:style-name="P44"><draw:frame draw:style-name="fr3" draw:name="Figura38" text:anchor-type="paragraph" svg:x="-0.178cm" svg:y="0.499cm" svg:width="12.647cm" svg:height="6.429cm" draw:z-index="37"><draw:image xlink:href="Pictures/10000000000001DE000000F3883DC03E.png" xlink:type="simple" xlink:show="embed" xlink:actuate="onLoad"/></draw:frame><text:span text:style-name="Source_20_Text"><text:span text:style-name="T94"/></text:span></text:p>
      <text:p text:style-name="P44"><text:span text:style-name="Source_20_Text"><text:span text:style-name="T94"/></text:span></text:p>
      <text:p text:style-name="P44"><text:span text:style-name="Source_20_Text"><text:span text:style-name="T94"/></text:span></text:p>
      <text:p text:style-name="P44"><text:span text:style-name="Source_20_Text"><text:span text:style-name="T94"/></text:span></text:p>
      <text:p text:style-name="P44"><text:span text:style-name="Source_20_Text"><text:span text:style-name="T94"/></text:span></text:p>
      <text:p text:style-name="P44"><text:span text:style-name="Source_20_Text"><text:span text:style-name="T94"/></text:span></text:p>
      <text:p text:style-name="P44"><text:span text:style-name="Source_20_Text"><text:span text:style-name="T94"/></text:span></text:p>
      <text:p text:style-name="P44"><text:span text:style-name="Source_20_Text"><text:span text:style-name="T94"/></text:span></text:p>
      <text:p text:style-name="P44"><draw:frame draw:style-name="fr3" draw:name="Figura39" text:anchor-type="paragraph" svg:x="-0.363cm" svg:y="-1.469cm" svg:width="12.488cm" svg:height="6.694cm" draw:z-index="38"><draw:image xlink:href="Pictures/10000000000001D8000000FDFF59832B.png" xlink:type="simple" xlink:show="embed" xlink:actuate="onLoad"/></draw:frame><text:soft-page-break/><text:span text:style-name="Source_20_Text"><text:span text:style-name="T94"/></text:span></text:p>
      <text:p text:style-name="P44"><text:span text:style-name="Source_20_Text"><text:span text:style-name="T94"/></text:span></text:p>
      <text:p text:style-name="P44"><text:span text:style-name="Source_20_Text"><text:span text:style-name="T94"/></text:span></text:p>
      <text:p text:style-name="P44"><text:span text:style-name="Source_20_Text"><text:span text:style-name="T94"/></text:span></text:p>
      <text:p text:style-name="P44"><text:span text:style-name="Source_20_Text"><text:span text:style-name="T94"/></text:span></text:p>
      <text:p text:style-name="P44"><text:span text:style-name="Source_20_Text"><text:span text:style-name="T94"/></text:span></text:p>
      <text:p text:style-name="P44"><text:span text:style-name="Source_20_Text"><text:span text:style-name="T94"/></text:span></text:p>
      <text:p text:style-name="P44"><text:span text:style-name="Source_20_Text"><text:span text:style-name="T94"/></text:span></text:p>
      <text:p text:style-name="P44"><text:span text:style-name="Source_20_Text"><text:span text:style-name="T94"/></text:span></text:p>
      <text:p text:style-name="P44"><text:span text:style-name="Source_20_Text"><text:span text:style-name="T94"/></text:span></text:p>
      <text:p text:style-name="P45"><text:span text:style-name="Source_20_Text"><text:span text:style-name="T92">Funciona como informacion interna que se envia al servidor cuando el usuario llena las preguntas.</text:span></text:span></text:p>
      <text:p text:style-name="P45"><text:span text:style-name="Source_20_Text"><text:span text:style-name="T104"/></text:span></text:p>
      <text:p text:style-name="P46"><text:span text:style-name="Source_20_Text"><text:span text:style-name="T102">Marca botones de radio y casillas de verificación por defecto</text:span></text:span></text:p>
      <text:p text:style-name="P47"><text:span text:style-name="Source_20_Text"><text:span text:style-name="T96"/></text:span></text:p>
      <text:p text:style-name="P47"><text:span text:style-name="Source_20_Text"><text:span text:style-name="T93">Su funcion es para cuando iniciemos a la web esten marcado los botones y </text:span></text:span></text:p>
      <text:p text:style-name="P47"><text:span text:style-name="Source_20_Text"><text:span text:style-name="T93">nuestras casillas por defecto. </text:span></text:span></text:p>
      <text:p text:style-name="P47"><draw:frame draw:style-name="fr3" draw:name="Figura40" text:anchor-type="paragraph" svg:x="0.034cm" svg:y="0.201cm" svg:width="11.748cm" svg:height="3.598cm" draw:z-index="39"><draw:image xlink:href="Pictures/10000000000001BC000000880EA17378.png" xlink:type="simple" xlink:show="embed" xlink:actuate="onLoad"/></draw:frame><text:span text:style-name="Source_20_Text"><text:span text:style-name="T96"/></text:span></text:p>
      <text:p text:style-name="P47"><text:span text:style-name="Source_20_Text"><text:span text:style-name="T96"/></text:span></text:p>
      <text:p text:style-name="P47"><text:span text:style-name="Source_20_Text"><text:span text:style-name="T96"/></text:span></text:p>
      <text:p text:style-name="P47"><text:span text:style-name="Source_20_Text"><text:span text:style-name="T96"/></text:span></text:p>
      <text:p text:style-name="P47"><text:span text:style-name="Source_20_Text"><text:span text:style-name="T96"/></text:span></text:p>
      <text:p text:style-name="P47"><text:span text:style-name="Source_20_Text"><text:span text:style-name="T96"/></text:span></text:p>
      <text:p text:style-name="P48"><text:span text:style-name="Source_20_Text"><text:span text:style-name="T97"/></text:span></text:p>
      <text:p text:style-name="P48"><text:span text:style-name="Source_20_Text"><text:span text:style-name="T97"/></text:span></text:p>
      <text:p text:style-name="P48"><text:span text:style-name="Source_20_Text"><text:span text:style-name="T101">Añadiendo mucho elemento con (div)</text:span></text:span></text:p>
      <text:p text:style-name="P48"><text:span text:style-name="Source_20_Text"><text:span text:style-name="T101"/></text:span></text:p>
      <text:p text:style-name="P48"><text:span text:style-name="Source_20_Text"><text:span text:style-name="T91">El elemento </text:span></text:span><text:span text:style-name="Source_20_Text"><text:span text:style-name="T95">div,</text:span></text:span><text:span text:style-name="Source_20_Text"><text:span text:style-name="T91"> también conocido como elemento de división, es un contenedor de propósito general para otros elementos.</text:span></text:span><text:span text:style-name="Source_20_Text"><text:span text:style-name="T95"> </text:span></text:span></text:p>
      <text:p text:style-name="P16"><text:span text:style-name="Source_20_Text"><text:span text:style-name="T62"><text:s text:c="2"/></text:span></text:span><text:span text:style-name="Source_20_Text"><text:span text:style-name="T56">Al igual que cualquier otro elemento sin cierre automático, puedes abrir un elemento </text:span></text:span><text:span text:style-name="Source_20_Text"><text:span text:style-name="T62">div</text:span></text:span><text:span text:style-name="Source_20_Text"><text:span text:style-name="T56"> con </text:span></text:span><text:span text:style-name="Source_20_Text"><text:span text:style-name="T62">&lt;div&gt; </text:span></text:span><text:span text:style-name="Source_20_Text"><text:span text:style-name="T56">y cerrarlo en otra línea con</text:span></text:span><text:span text:style-name="Source_20_Text"><text:span text:style-name="T11"> </text:span></text:span><text:span text:style-name="Source_20_Text"><text:span text:style-name="T62">&lt;/div&gt;</text:span></text:span><text:span text:style-name="Source_20_Text"><text:span text:style-name="T98">.</text:span></text:span></text:p>
      <text:p text:style-name="P16"><draw:frame draw:style-name="fr3" draw:name="Figura41" text:anchor-type="paragraph" svg:x="-0.323cm" svg:y="0.296cm" svg:width="10.345cm" svg:height="8.387cm" draw:z-index="40"><draw:image xlink:href="Pictures/10000000000001870000013D24651329.png" xlink:type="simple" xlink:show="embed" xlink:actuate="onLoad"/></draw:frame><text:span text:style-name="Source_20_Text"><text:span text:style-name="T98"/></text:span></text:p>
      <text:p text:style-name="P48"><text:span text:style-name="Source_20_Text"><text:span text:style-name="T97"/></text:span></text:p>
      <text:p text:style-name="P48"><text:span text:style-name="Source_20_Text"><text:span text:style-name="T101"/></text:span></text:p>
      <text:p text:style-name="P48"><text:span text:style-name="Source_20_Text"><text:span text:style-name="T101"/></text:span></text:p>
      <text:p text:style-name="P48"><text:span text:style-name="Source_20_Text"><text:span text:style-name="T101"/></text:span></text:p>
      <text:p text:style-name="P48"><text:span text:style-name="Source_20_Text"><text:span text:style-name="T101"/></text:span></text:p>
      <text:p text:style-name="P48"><text:span text:style-name="Source_20_Text"><text:span text:style-name="T101"/></text:span></text:p>
      <text:p text:style-name="P48"><text:span text:style-name="Source_20_Text"><text:span text:style-name="T101"/></text:span></text:p>
      <text:p text:style-name="P48"><text:span text:style-name="Source_20_Text"><text:span text:style-name="T101"/></text:span></text:p>
      <text:p text:style-name="P48"><text:span text:style-name="Source_20_Text"><text:span text:style-name="T101"/></text:span></text:p>
      <text:p text:style-name="P48"><text:span text:style-name="Source_20_Text"><text:span text:style-name="T101"/></text:span></text:p>
      <text:p text:style-name="P48"><text:span text:style-name="Source_20_Text"><text:span text:style-name="T101"/></text:span></text:p>
      <text:p text:style-name="P48"><text:soft-page-break/><text:span text:style-name="Source_20_Text"><text:span text:style-name="T101"/></text:span></text:p>
      <text:p text:style-name="P49"><text:span text:style-name="Source_20_Text"><text:span text:style-name="T103">Declara el Doctype de un documento HTML</text:span></text:span></text:p>
      <text:p text:style-name="P49"><text:span text:style-name="Source_20_Text"><text:span text:style-name="T101"/></text:span></text:p>
      <text:p text:style-name="P49"><draw:frame draw:style-name="fr3" draw:name="Figura42" text:anchor-type="paragraph" svg:x="0.021cm" svg:y="3.413cm" svg:width="12.568cm" svg:height="5.821cm" draw:z-index="41"><draw:image xlink:href="Pictures/10000000000001DB000000DCA1EC72CF.png" xlink:type="simple" xlink:show="embed" xlink:actuate="onLoad"/></draw:frame><text:span text:style-name="Source_20_Text"><text:span text:style-name="T83">Con el doctype debemos siempre indicar el tipo de documento que usamos en nuestra pagina o version de </text:span></text:span><text:span text:style-name="Source_20_Text"><text:span text:style-name="T86">html</text:span></text:span><text:span text:style-name="Source_20_Text"><text:span text:style-name="T83"> que maneja nuestro documento web</text:span></text:span></text:p>
      <text:p text:style-name="P17"><text:span text:style-name="Source_20_Text"><text:span text:style-name="T80"><text:s text:c="3"/></text:span></text:span><text:span text:style-name="Source_20_Text"><text:span text:style-name="T173">Cuando escribimos nuestro documento </text:span></text:span><text:span text:style-name="Source_20_Text"><text:span text:style-name="T172">HTML</text:span></text:span><text:span text:style-name="Source_20_Text"><text:span text:style-name="T173">, lo primero que tenemos que escribir es el </text:span></text:span><text:span text:style-name="Source_20_Text"><text:span text:style-name="Strong_20_Emphasis"><text:span text:style-name="T172">doctype</text:span></text:span></text:span><text:span text:style-name="Source_20_Text"><text:span text:style-name="T83"> </text:span></text:span></text:p>
      <text:p text:style-name="P17"><text:span text:style-name="Source_20_Text"><text:span text:style-name="T83"/></text:span></text:p>
      <text:p text:style-name="P17"><text:span text:style-name="Source_20_Text"><text:span text:style-name="T83"/></text:span></text:p>
      <text:p text:style-name="P17"><text:span text:style-name="Source_20_Text"><text:span text:style-name="T83"/></text:span></text:p>
      <text:p text:style-name="P17"><text:span text:style-name="Source_20_Text"><text:span text:style-name="T83"/></text:span></text:p>
      <text:p text:style-name="P17"><text:span text:style-name="Source_20_Text"><text:span text:style-name="T83"/></text:span></text:p>
      <text:p text:style-name="P17"><text:span text:style-name="Source_20_Text"><text:span text:style-name="T83"/></text:span></text:p>
      <text:p text:style-name="P17"><text:span text:style-name="Source_20_Text"><text:span text:style-name="T83"/></text:span></text:p>
      <text:p text:style-name="P17"><draw:frame draw:style-name="fr3" draw:name="Figura43" text:anchor-type="paragraph" svg:x="12.624cm" svg:y="0.101cm" svg:width="6.376cm" svg:height="2.566cm" draw:z-index="42"><draw:image xlink:href="Pictures/10000000000000F10000006177CADE6C.png" xlink:type="simple" xlink:show="embed" xlink:actuate="onLoad"/></draw:frame><text:span text:style-name="Source_20_Text"><text:span text:style-name="T83"/></text:span></text:p>
      <text:p text:style-name="P17"><text:span text:style-name="Source_20_Text"><text:span text:style-name="T83"/></text:span></text:p>
      <text:p text:style-name="P17"><text:span text:style-name="Source_20_Text"><text:span text:style-name="T83"/></text:span></text:p>
      <text:p text:style-name="P17"><text:span text:style-name="Source_20_Text"><text:span text:style-name="T83"/></text:span></text:p>
      <text:p text:style-name="P17"><text:span text:style-name="Source_20_Text"><text:span text:style-name="T83"/></text:span></text:p>
      <text:p text:style-name="P17"><text:span text:style-name="Source_20_Text"><text:span text:style-name="T83"/></text:span></text:p>
      <text:p text:style-name="P17"><text:span text:style-name="Source_20_Text"><text:span text:style-name="T83"/></text:span></text:p>
      <text:p text:style-name="P18"><text:span text:style-name="Source_20_Text"><text:span text:style-name="T105">Definir el encabezado y el cuerpo de un Documento HTML</text:span></text:span></text:p>
      <text:p text:style-name="P18"><text:span text:style-name="Source_20_Text"><text:span text:style-name="T112"><text:s/></text:span></text:span></text:p>
      <text:p text:style-name="P17"><text:span text:style-name="Source_20_Text"><text:span text:style-name="T78">Puedes agregar otro nivel de organización en tu documento HTML dentro de las etiquetas </text:span></text:span><text:span text:style-name="Source_20_Text"><text:span text:style-name="T65">html</text:span></text:span><text:span text:style-name="Source_20_Text"><text:span text:style-name="T78"> con los elementos </text:span></text:span><text:span text:style-name="Source_20_Text"><text:span text:style-name="T65">head </text:span></text:span><text:span text:style-name="Source_20_Text"><text:span text:style-name="T78">y </text:span></text:span><text:span text:style-name="Source_20_Text"><text:span text:style-name="T65">body</text:span></text:span><text:span text:style-name="Source_20_Text"><text:span text:style-name="T78">. Cualquier código con información sobre tu página iría dentro de la etiqueta </text:span></text:span><text:span text:style-name="Source_20_Text"><text:span text:style-name="T65">head</text:span></text:span><text:span text:style-name="Source_20_Text"><text:span text:style-name="T78"> .Entonces, cualquier código con el contenido de la página (lo que se muestra para un usuario) iría dentro de la etiqueta </text:span></text:span><text:span text:style-name="Source_20_Text"><text:span text:style-name="T174">body</text:span></text:span><text:span text:style-name="Source_20_Text"><text:span text:style-name="T78">.</text:span></text:span><text:span text:style-name="Source_20_Text"><text:span text:style-name="T87"> </text:span></text:span></text:p>
      <text:p text:style-name="P17"><text:span text:style-name="Source_20_Text"><text:span text:style-name="T65"><text:s/></text:span></text:span><text:span text:style-name="Source_20_Text"><text:span text:style-name="T78">Elementos de metadatos, cuentos de Como </text:span></text:span><text:span text:style-name="Source_20_Text"><text:span text:style-name="T65">link, meta, title,</text:span></text:span><text:span text:style-name="Source_20_Text"><text:span text:style-name="T78"> y </text:span></text:span><text:span text:style-name="Source_20_Text"><text:span text:style-name="T65">style</text:span></text:span><text:span text:style-name="Source_20_Text"><text:span text:style-name="T78">, tipicamente van Dentro del Elemento </text:span></text:span><text:span text:style-name="Source_20_Text"><text:span text:style-name="T65">head</text:span></text:span><text:span text:style-name="Source_20_Text"><text:span text:style-name="T78">.</text:span></text:span><text:span text:style-name="Source_20_Text"><text:span text:style-name="T87"> </text:span></text:span></text:p>
      <text:p text:style-name="P17"><draw:frame draw:style-name="fr3" draw:name="Figura44" text:anchor-type="paragraph" svg:x="0.139cm" svg:y="0.175cm" svg:width="11.165cm" svg:height="9.419cm" draw:z-index="43"><draw:image xlink:href="Pictures/10000000000001A600000164BA9B8DF9.png" xlink:type="simple" xlink:show="embed" xlink:actuate="onLoad"/></draw:frame><text:span text:style-name="Source_20_Text"><text:span text:style-name="T83"/></text:span></text:p>
      <text:p text:style-name="P17"><text:span text:style-name="Source_20_Text"><text:span text:style-name="T83"/></text:span></text:p>
      <text:p text:style-name="P17"><text:span text:style-name="Source_20_Text"><text:span text:style-name="T83"/></text:span></text:p>
      <text:p text:style-name="P17"><text:span text:style-name="Source_20_Text"><text:span text:style-name="T83"/></text:span></text:p>
      <text:p text:style-name="P17"><text:span text:style-name="Source_20_Text"><text:span text:style-name="T83"/></text:span></text:p>
      <text:p text:style-name="P17"><text:span text:style-name="Source_20_Text"><text:span text:style-name="T83"/></text:span></text:p>
      <text:p text:style-name="P17"><text:span text:style-name="Source_20_Text"><text:span text:style-name="T83"/></text:span></text:p>
      <text:p text:style-name="P17"><text:span text:style-name="Source_20_Text"><text:span text:style-name="T83"/></text:span></text:p>
      <text:p text:style-name="P17"><text:span text:style-name="Source_20_Text"><text:span text:style-name="T83"/></text:span></text:p>
      <text:p text:style-name="P17"><text:span text:style-name="Source_20_Text"><text:span text:style-name="T83"/></text:span></text:p>
      <text:p text:style-name="P17"><text:span text:style-name="Source_20_Text"><text:span text:style-name="T83"/></text:span></text:p>
      <text:p text:style-name="P17"><text:span text:style-name="Source_20_Text"><text:span text:style-name="T83"/></text:span></text:p>
      <text:p text:style-name="P17"><text:span text:style-name="Source_20_Text"><text:span text:style-name="T83"/></text:span></text:p>
      <text:p text:style-name="P17"><text:span text:style-name="Source_20_Text"><text:span text:style-name="T83"/></text:span></text:p>
      <text:p text:style-name="P74"><text:soft-page-break/><text:span text:style-name="Source_20_Text"><text:span text:style-name="T113">CSS BASICO</text:span></text:span></text:p>
      <text:p text:style-name="P18"><text:span text:style-name="Source_20_Text"><text:span text:style-name="T113"/></text:span></text:p>
      <text:p text:style-name="P19"><text:span text:style-name="Source_20_Text"><text:span text:style-name="T114">Cambiando color del texto</text:span></text:span></text:p>
      <text:p text:style-name="P19"><text:span text:style-name="Source_20_Text"><text:span text:style-name="T114"/></text:span></text:p>
      <text:p text:style-name="P19"><text:span text:style-name="Source_20_Text"><text:span text:style-name="T84">Esta formado por una propiedades de </text:span></text:span><text:span text:style-name="Source_20_Text"><text:span text:style-name="T88">style</text:span></text:span><text:span text:style-name="Source_20_Text"><text:span text:style-name="T84"> y </text:span></text:span><text:span text:style-name="Source_20_Text"><text:span text:style-name="T88">color.</text:span></text:span></text:p>
      <text:p text:style-name="P19"><draw:frame draw:style-name="fr3" draw:name="Figura45" text:anchor-type="paragraph" svg:x="-0.072cm" svg:y="0.303cm" svg:width="12.012cm" svg:height="3.307cm" draw:z-index="44"><draw:image xlink:href="Pictures/10000000000001C60000007D22FF7AD2.png" xlink:type="simple" xlink:show="embed" xlink:actuate="onLoad"/></draw:frame><text:span text:style-name="Source_20_Text"><text:span text:style-name="T88"/></text:span></text:p>
      <text:p text:style-name="P19"><text:span text:style-name="Source_20_Text"><text:span text:style-name="T88"/></text:span></text:p>
      <text:p text:style-name="P19"><text:span text:style-name="Source_20_Text"><text:span text:style-name="T88"/></text:span></text:p>
      <text:p text:style-name="P19"><text:span text:style-name="Source_20_Text"><text:span text:style-name="T88"/></text:span></text:p>
      <text:p text:style-name="P19"><text:span text:style-name="Source_20_Text"><text:span text:style-name="T88"/></text:span></text:p>
      <text:p text:style-name="P19"><text:span text:style-name="Source_20_Text"><text:span text:style-name="T88"/></text:span></text:p>
      <text:p text:style-name="P19"><text:span text:style-name="Source_20_Text"><text:span text:style-name="T88"/></text:span></text:p>
      <text:p text:style-name="P19"><text:span text:style-name="Source_20_Text"><text:span text:style-name="T84">Debemos tener en cuenta de terminar las declaraciones de </text:span></text:span><text:span text:style-name="Source_20_Text"><text:span text:style-name="T88">style</text:span></text:span><text:span text:style-name="Source_20_Text"><text:span text:style-name="T84"> con un punto y coma (;)</text:span></text:span></text:p>
      <text:p text:style-name="P19"><text:span text:style-name="Source_20_Text"><text:span text:style-name="T84"/></text:span></text:p>
      <text:p text:style-name="P19"><text:span text:style-name="Source_20_Text"><text:span text:style-name="T84"/></text:span></text:p>
      <text:p text:style-name="P19"><text:span text:style-name="Source_20_Text"><text:span text:style-name="T106">Utiliza selectores CSS para dar estilo a elementos</text:span></text:span><text:span text:style-name="Source_20_Text"><text:span text:style-name="T114"> </text:span></text:span></text:p>
      <text:p text:style-name="P19"><text:span text:style-name="Source_20_Text"><text:span text:style-name="T41"/></text:span></text:p>
      <text:p text:style-name="P19"><text:span text:style-name="Source_20_Text"><text:span text:style-name="T71">Cuando escribimos </text:span></text:span><text:span text:style-name="Source_20_Text"><text:span text:style-name="T66">&lt;h2 style="color: red;"&gt;CatPhotoApp&lt;/h2&gt;</text:span></text:span><text:span text:style-name="Source_20_Text"><text:span text:style-name="T70">, estabas aplicando un estilo a ese elemento </text:span></text:span><text:span text:style-name="Source_20_Text"><text:span text:style-name="T66">h2</text:span></text:span><text:span text:style-name="Source_20_Text"><text:span text:style-name="T70"> específico usando CSS en línea</text:span></text:span><text:span text:style-name="Source_20_Text"><text:span text:style-name="T84"> </text:span></text:span></text:p>
      <text:p text:style-name="P20"><text:span text:style-name="Source_20_Text"><text:span text:style-name="T85"><text:s/>Seria una manera directa al codigo que queremos usar un style de color.</text:span></text:span></text:p>
      <text:p text:style-name="P20"><text:span text:style-name="Source_20_Text"><text:span text:style-name="T13">I</text:span></text:span><text:span text:style-name="Source_20_Text"><text:span text:style-name="T71">nline CSS es una de las formas de especificar el estilo de un elemento, pero existe una mejor forma de aplicar estilos CSS</text:span></text:span><text:span text:style-name="Source_20_Text"><text:span text:style-name="T85"> </text:span></text:span></text:p>
      <text:p text:style-name="P20"><text:span text:style-name="Source_20_Text"><text:span text:style-name="T85"/></text:span></text:p>
      <text:p text:style-name="P20"><draw:frame draw:style-name="fr3" draw:name="Figura46" text:anchor-type="paragraph" svg:x="0.048cm" svg:y="0cm" svg:width="12.674cm" svg:height="4.128cm" draw:z-index="45"><draw:image xlink:href="Pictures/10000000000001DF0000009C8B656F32.png" xlink:type="simple" xlink:show="embed" xlink:actuate="onLoad"/></draw:frame><text:span text:style-name="Source_20_Text"><text:span text:style-name="T85"/></text:span></text:p>
      <text:p text:style-name="P20"><text:span text:style-name="Source_20_Text"><text:span text:style-name="T85"/></text:span></text:p>
      <text:p text:style-name="P20"><text:span text:style-name="Source_20_Text"><text:span text:style-name="T85"/></text:span></text:p>
      <text:p text:style-name="P20"><text:span text:style-name="Source_20_Text"><text:span text:style-name="T85"/></text:span></text:p>
      <text:p text:style-name="P20"><text:span text:style-name="Source_20_Text"><text:span text:style-name="T85"/></text:span></text:p>
      <text:p text:style-name="P20"><text:span text:style-name="Source_20_Text"><text:span text:style-name="T85"/></text:span></text:p>
      <text:p text:style-name="P20"><text:span text:style-name="Source_20_Text"><text:span text:style-name="T85"/></text:span></text:p>
      <text:p text:style-name="P20"><draw:frame draw:style-name="fr3" draw:name="Figura47" text:anchor-type="paragraph" svg:x="0.127cm" svg:y="0.356cm" svg:width="12.832cm" svg:height="7.038cm" draw:z-index="46"><draw:image xlink:href="Pictures/10000000000001E50000010AD99F80F4.png" xlink:type="simple" xlink:show="embed" xlink:actuate="onLoad"/></draw:frame><text:span text:style-name="Source_20_Text"><text:span text:style-name="T85"/></text:span></text:p>
      <text:p text:style-name="P20"><text:span text:style-name="Source_20_Text"><text:span text:style-name="T85"/></text:span></text:p>
      <text:p text:style-name="P20"><text:span text:style-name="Source_20_Text"><text:span text:style-name="T85"/></text:span></text:p>
      <text:p text:style-name="P20"><text:span text:style-name="Source_20_Text"><text:span text:style-name="T85"/></text:span></text:p>
      <text:p text:style-name="P20"><text:span text:style-name="Source_20_Text"><text:span text:style-name="T85"/></text:span></text:p>
      <text:p text:style-name="P20"><text:span text:style-name="Source_20_Text"><text:span text:style-name="T85"/></text:span></text:p>
      <text:p text:style-name="P20"><text:span text:style-name="Source_20_Text"><text:span text:style-name="T85"/></text:span></text:p>
      <text:p text:style-name="P20"><text:span text:style-name="Source_20_Text"><text:span text:style-name="T85"/></text:span></text:p>
      <text:p text:style-name="P20"><text:span text:style-name="Source_20_Text"><text:span text:style-name="T85"/></text:span></text:p>
      <text:p text:style-name="P20"><text:span text:style-name="Source_20_Text"><text:span text:style-name="T85"/></text:span></text:p>
      <text:p text:style-name="P20"><text:span text:style-name="Source_20_Text"><text:span text:style-name="T85"/></text:span></text:p>
      <text:p text:style-name="P20"><text:span text:style-name="Source_20_Text"><text:span text:style-name="T85"/></text:span></text:p>
      <text:p text:style-name="P20"><text:span text:style-name="Source_20_Text"><text:span text:style-name="T85"/></text:span></text:p>
      <text:p text:style-name="P20"><draw:frame draw:style-name="fr3" draw:name="Figura48" text:anchor-type="paragraph" svg:x="-0.582cm" svg:y="-0.067cm" svg:width="17cm" svg:height="2.586cm" draw:z-index="47"><draw:image xlink:href="Pictures/10000000000002E0000000706A206076.png" xlink:type="simple" xlink:show="embed" xlink:actuate="onLoad"/></draw:frame><text:soft-page-break/><text:span text:style-name="Source_20_Text"><text:span text:style-name="T71"/></text:span></text:p>
      <text:p text:style-name="P22"><text:span text:style-name="Source_20_Text"><text:span text:style-name="T71">Es importante tener tanto llaves de apertura como de cierre ( </text:span></text:span><text:span text:style-name="Source_20_Text"><text:span text:style-name="T67">{ </text:span></text:span><text:span text:style-name="Source_20_Text"><text:span text:style-name="T71">y </text:span></text:span><text:span text:style-name="Source_20_Text"><text:span text:style-name="T175">}</text:span></text:span><text:span text:style-name="Source_20_Text"><text:span text:style-name="T67"> </text:span></text:span><text:span text:style-name="Source_20_Text"><text:span text:style-name="T71">) alrededor de la (s) regla (s) de estilo de cada elemento.</text:span></text:span></text:p>
      <text:p text:style-name="P20"><text:span text:style-name="Source_20_Text"><text:span text:style-name="T71"/></text:span></text:p>
      <text:p text:style-name="P20"><text:span text:style-name="Source_20_Text"><text:span text:style-name="T116">C</text:span></text:span><text:span text:style-name="Source_20_Text"><text:span text:style-name="T115">lase CSS para aplicar estilos a </text:span></text:span><text:span text:style-name="Source_20_Text"><text:span text:style-name="T116">u</text:span></text:span><text:span text:style-name="Source_20_Text"><text:span text:style-name="T115">n elemento</text:span></text:span><text:span text:style-name="Source_20_Text"><text:span text:style-name="T71"> </text:span></text:span></text:p>
      <text:p text:style-name="P20"><text:span text:style-name="Source_20_Text"><text:span text:style-name="T71"/></text:span></text:p>
      <text:p text:style-name="P21"><text:span text:style-name="Source_20_Text"><text:span text:style-name="T72">Las clases son estilos reutilizables que se pueden agregar a los elementos HTML </text:span></text:span></text:p>
      <text:p text:style-name="P20"><draw:frame draw:style-name="fr3" draw:name="Figura49" text:anchor-type="paragraph" svg:x="-0.005cm" svg:y="0.543cm" svg:width="12.197cm" svg:height="6.085cm" draw:z-index="48"><draw:image xlink:href="Pictures/10000000000001CD000000E603CD1A65.png" xlink:type="simple" xlink:show="embed" xlink:actuate="onLoad"/></draw:frame><text:span text:style-name="Source_20_Text"><text:span text:style-name="T71"/></text:span></text:p>
      <text:p text:style-name="P20"><text:span text:style-name="Source_20_Text"><text:span text:style-name="T71"/></text:span></text:p>
      <text:p text:style-name="P20"><text:span text:style-name="Source_20_Text"><text:span text:style-name="T71"/></text:span></text:p>
      <text:p text:style-name="P20"><text:span text:style-name="Source_20_Text"><text:span text:style-name="T71"/></text:span></text:p>
      <text:p text:style-name="P20"><text:span text:style-name="Source_20_Text"><text:span text:style-name="T71"/></text:span></text:p>
      <text:p text:style-name="P20"><text:span text:style-name="Source_20_Text"><text:span text:style-name="T71"/></text:span></text:p>
      <text:p text:style-name="P20"><text:span text:style-name="Source_20_Text"><text:span text:style-name="T71"/></text:span></text:p>
      <text:p text:style-name="P20"><text:span text:style-name="Source_20_Text"><text:span text:style-name="T71"/></text:span></text:p>
      <text:p text:style-name="P20"><text:span text:style-name="Source_20_Text"><text:span text:style-name="T71"/></text:span></text:p>
      <text:p text:style-name="P20"><text:span text:style-name="Source_20_Text"><text:span text:style-name="T71"/></text:span></text:p>
      <text:p text:style-name="P20"><text:span text:style-name="Source_20_Text"><text:span text:style-name="T71"/></text:span></text:p>
      <text:p text:style-name="P20"><text:span text:style-name="Source_20_Text"><text:span text:style-name="T71"/></text:span></text:p>
      <text:p text:style-name="P20"><text:span text:style-name="Source_20_Text"><text:span text:style-name="T71">hemos creado una clase CSS llamada </text:span></text:span><text:span text:style-name="Source_20_Text"><text:span text:style-name="T67">blue-text </text:span></text:span><text:span text:style-name="Source_20_Text"><text:span text:style-name="T71">dentro de la etiqueta </text:span></text:span><text:span text:style-name="Source_20_Text"><text:span text:style-name="T67">&lt;style&gt;.</text:span></text:span><text:span text:style-name="Source_20_Text"><text:span text:style-name="T71"> PUEDES APLICAR Una clase una ONU Elemento HTML of this Modo:</text:span></text:span><text:span text:style-name="Source_20_Text"><text:span text:style-name="T67">&lt;h2 class="blue-text"&gt;CatPhotoApp&lt;/h2&gt;</text:span></text:span><text:span text:style-name="Source_20_Text"><text:span text:style-name="T71">. Ten en cuenta que en tu elemento CSS s</text:span></text:span><text:span text:style-name="Source_20_Text"><text:span text:style-name="T67">tyle,</text:span></text:span><text:span text:style-name="Source_20_Text"><text:span text:style-name="T71"> los nombres de clase comienzan con un punto. En el atributo "class" de tus elementos HTML, el nombre de la clase no lleva punto delante. </text:span></text:span></text:p>
      <text:p text:style-name="P20"><text:span text:style-name="Source_20_Text"><text:span text:style-name="T71"/></text:span></text:p>
      <text:p text:style-name="P20"><text:span text:style-name="Source_20_Text"><text:span text:style-name="T71"/></text:span></text:p>
      <text:p text:style-name="P23"><text:span text:style-name="Source_20_Text"><text:span text:style-name="T107"/></text:span></text:p>
      <text:p text:style-name="P23"><text:span text:style-name="Source_20_Text"><text:span text:style-name="T107"/></text:span></text:p>
      <text:p text:style-name="P23"><text:span text:style-name="Source_20_Text"><text:span text:style-name="T107"/></text:span></text:p>
      <text:p text:style-name="P23"><text:span text:style-name="Source_20_Text"><text:span text:style-name="T107"/></text:span></text:p>
      <text:p text:style-name="P23"><text:span text:style-name="Source_20_Text"><text:span text:style-name="T107"/></text:span></text:p>
      <text:p text:style-name="P23"><text:span text:style-name="Source_20_Text"><text:span text:style-name="T107"/></text:span></text:p>
      <text:p text:style-name="P23"><text:span text:style-name="Source_20_Text"><text:span text:style-name="T107"/></text:span></text:p>
      <text:p text:style-name="P23"><text:span text:style-name="Source_20_Text"><text:span text:style-name="T107"/></text:span></text:p>
      <text:p text:style-name="P23"><text:span text:style-name="Source_20_Text"><text:span text:style-name="T107"/></text:span></text:p>
      <text:p text:style-name="P23"><text:span text:style-name="Source_20_Text"><text:span text:style-name="T107"/></text:span></text:p>
      <text:p text:style-name="P23"><text:span text:style-name="Source_20_Text"><text:span text:style-name="T107"/></text:span></text:p>
      <text:p text:style-name="P23"><text:span text:style-name="Source_20_Text"><text:span text:style-name="T107"/></text:span></text:p>
      <text:p text:style-name="P23"><text:soft-page-break/><text:span text:style-name="Source_20_Text"><text:span text:style-name="T107">Clase CSS en multiples elementos</text:span></text:span></text:p>
      <text:p text:style-name="P23"><text:span text:style-name="Source_20_Text"><text:span text:style-name="T81"/></text:span></text:p>
      <text:p text:style-name="P23"><text:span text:style-name="Source_20_Text"><text:span text:style-name="T81">Esto nos permite usar el mismo estilo con vários elementos </text:span></text:span><text:span text:style-name="Source_20_Text"><text:span text:style-name="T82">HTML </text:span></text:span><text:span text:style-name="Source_20_Text"><text:span text:style-name="T81">aplicando el atributo “class</text:span></text:span><text:span text:style-name="Source_20_Text"><text:span text:style-name="T82">”</text:span></text:span></text:p>
      <text:p text:style-name="P20"><draw:frame draw:style-name="fr3" draw:name="Figura50" text:anchor-type="paragraph" svg:x="-0.291cm" svg:y="0.48cm" svg:width="17cm" svg:height="9.701cm" draw:z-index="50"><draw:image xlink:href="Pictures/10000000000002E7000001A8B9EAFD97.png" xlink:type="simple" xlink:show="embed" xlink:actuate="onLoad"/></draw:frame><text:span text:style-name="Source_20_Text"><text:span text:style-name="T71"/></text:span></text:p>
      <text:p text:style-name="P20"><text:span text:style-name="Source_20_Text"><text:span text:style-name="T109"/></text:span></text:p>
      <text:p text:style-name="P20"><text:span text:style-name="Source_20_Text"><text:span text:style-name="T109">El</text:span></text:span><text:span text:style-name="Source_20_Text"><text:span text:style-name="T108"> tamaño de fuente de un elemento</text:span></text:span><text:span text:style-name="Source_20_Text"><text:span text:style-name="T110">s</text:span></text:span></text:p>
      <text:p text:style-name="P20"><text:span text:style-name="Source_20_Text"><text:span text:style-name="T108"/></text:span></text:p>
      <text:p text:style-name="P24"><text:span text:style-name="Source_20_Text"><text:span text:style-name="T73">Con el</text:span></text:span><text:span text:style-name="Source_20_Text"><text:span text:style-name="T68"> font-size</text:span></text:span><text:span text:style-name="Source_20_Text"><text:span text:style-name="T73"> aumentamos el tamaño de nuestro elemento.</text:span></text:span></text:p>
      <text:p text:style-name="P24"><draw:frame draw:style-name="fr3" draw:name="Figura51" text:anchor-type="paragraph" svg:x="-0.085cm" svg:y="1.709cm" svg:width="12.674cm" svg:height="4.895cm" draw:z-index="49"><draw:image xlink:href="Pictures/10000000000001DF000000B90FD1AD4F.png" xlink:type="simple" xlink:show="embed" xlink:actuate="onLoad"/></draw:frame><text:span text:style-name="Source_20_Text"><text:span text:style-name="T73"> </text:span></text:span></text:p>
      <text:p text:style-name="P24"><text:span text:style-name="Source_20_Text"><text:span text:style-name="T73"><text:s/>Debe esta</text:span></text:span><text:span text:style-name="Source_20_Text"><text:span text:style-name="T74">r dentro</text:span></text:span><text:span text:style-name="Source_20_Text"><text:span text:style-name="T73"> </text:span></text:span><text:span text:style-name="Source_20_Text"><text:span text:style-name="T74">de</text:span></text:span><text:span text:style-name="Source_20_Text"><text:span text:style-name="T73"> la etiqueta </text:span></text:span><text:span text:style-name="Source_20_Text"><text:span text:style-name="T68">style</text:span></text:span></text:p>
      <text:p text:style-name="P24"><text:span text:style-name="Source_20_Text"><text:span text:style-name="T68"/></text:span></text:p>
      <text:p text:style-name="P24"><text:span text:style-name="Source_20_Text"><text:span text:style-name="T68"/></text:span></text:p>
      <text:p text:style-name="P24"><text:span text:style-name="Source_20_Text"><text:span text:style-name="T68"/></text:span></text:p>
      <text:p text:style-name="P24"><text:span text:style-name="Source_20_Text"><text:span text:style-name="T68"/></text:span></text:p>
      <text:p text:style-name="P24"><text:span text:style-name="Source_20_Text"><text:span text:style-name="T68"/></text:span></text:p>
      <text:p text:style-name="P24"><text:span text:style-name="Source_20_Text"><text:span text:style-name="T68"/></text:span></text:p>
      <text:p text:style-name="P24"><text:span text:style-name="Source_20_Text"><text:span text:style-name="T68"/></text:span></text:p>
      <text:p text:style-name="P24"><text:span text:style-name="Source_20_Text"><text:span text:style-name="T68"/></text:span></text:p>
      <text:p text:style-name="P24"><text:span text:style-name="Source_20_Text"><text:span text:style-name="T68"/></text:span></text:p>
      <text:p text:style-name="P24"><text:span text:style-name="Source_20_Text"><text:span text:style-name="T68"/></text:span></text:p>
      <text:p text:style-name="P24"><text:span text:style-name="Source_20_Text"><text:span text:style-name="T68"/></text:span></text:p>
      <text:p text:style-name="P24"><text:span text:style-name="Source_20_Text"><text:span text:style-name="T68"/></text:span></text:p>
      <text:p text:style-name="P24"><text:span text:style-name="Source_20_Text"><text:span text:style-name="T68"/></text:span></text:p>
      <text:p text:style-name="P24"><text:span text:style-name="Source_20_Text"><text:span text:style-name="T68"/></text:span></text:p>
      <text:p text:style-name="P24"><text:span text:style-name="Source_20_Text"><text:span text:style-name="T68"/></text:span></text:p>
      <text:p text:style-name="P24"><text:soft-page-break/><text:span text:style-name="Source_20_Text"><text:span text:style-name="T110"> la propiedad </text:span></text:span><text:span text:style-name="Source_20_Text"><text:span text:style-name="T111">(</text:span></text:span><text:span text:style-name="Source_20_Text"><text:span text:style-name="T110">font-family</text:span></text:span><text:span text:style-name="Source_20_Text"><text:span text:style-name="T111">)</text:span></text:span></text:p>
      <text:p text:style-name="P24"><text:span text:style-name="Source_20_Text"><text:span text:style-name="T110"/></text:span></text:p>
      <text:p text:style-name="P24"><text:span text:style-name="Source_20_Text"><text:span text:style-name="T73">font-family (familia de fuente). </text:span></text:span><text:span text:style-name="Source_20_Text"><text:span text:style-name="T74">Para esta</text:span></text:span><text:span text:style-name="Source_20_Text"><text:span text:style-name="T75">b</text:span></text:span><text:span text:style-name="Source_20_Text"><text:span text:style-name="T74">lecer un estilo de letra a un elemento</text:span></text:span></text:p>
      <text:p text:style-name="P24"><draw:frame draw:style-name="fr3" draw:name="Figura52" text:anchor-type="paragraph" svg:x="-0.125cm" svg:y="1.005cm" svg:width="12.435cm" svg:height="6.324cm" draw:z-index="51"><draw:image xlink:href="Pictures/10000000000001D6000000EFC833E128.png" xlink:type="simple" xlink:show="embed" xlink:actuate="onLoad"/></draw:frame><text:span text:style-name="Source_20_Text"><text:span text:style-name="T74"/></text:span></text:p>
      <text:p text:style-name="P24"><text:span text:style-name="Source_20_Text"><text:span text:style-name="T74"/></text:span></text:p>
      <text:p text:style-name="P24"><text:span text:style-name="Source_20_Text"><text:span text:style-name="T74"/></text:span></text:p>
      <text:p text:style-name="P24"><text:span text:style-name="Source_20_Text"><text:span text:style-name="T74"/></text:span></text:p>
      <text:p text:style-name="P24"><text:span text:style-name="Source_20_Text"><text:span text:style-name="T74"/></text:span></text:p>
      <text:p text:style-name="P24"><text:span text:style-name="Source_20_Text"><text:span text:style-name="T74"/></text:span></text:p>
      <text:p text:style-name="P24"><text:span text:style-name="Source_20_Text"><text:span text:style-name="T74"/></text:span></text:p>
      <text:p text:style-name="P24"><text:span text:style-name="Source_20_Text"><text:span text:style-name="T74"/></text:span></text:p>
      <text:p text:style-name="P24"><text:span text:style-name="Source_20_Text"><text:span text:style-name="T74"/></text:span></text:p>
      <text:p text:style-name="P24"><text:span text:style-name="Source_20_Text"><text:span text:style-name="T74"/></text:span></text:p>
      <text:p text:style-name="P24"><text:span text:style-name="Source_20_Text"><text:span text:style-name="T74"/></text:span></text:p>
      <text:p text:style-name="P24"><text:span text:style-name="Source_20_Text"><text:span text:style-name="T74"/></text:span></text:p>
      <text:p text:style-name="P24"><text:span text:style-name="Source_20_Text"><text:span text:style-name="T74"/></text:span></text:p>
      <text:p text:style-name="P24"><draw:frame draw:style-name="fr3" draw:name="Figura53" text:anchor-type="paragraph" svg:x="-0.926cm" svg:y="0.171cm" svg:width="17cm" svg:height="3.38cm" draw:z-index="52"><draw:image xlink:href="Pictures/10000000000002A700000087318E8A1E.png" xlink:type="simple" xlink:show="embed" xlink:actuate="onLoad"/></draw:frame><text:span text:style-name="Source_20_Text"><text:span text:style-name="T74"/></text:span></text:p>
      <text:p text:style-name="P25"><text:span text:style-name="Source_20_Text"><text:span text:style-name="T111">Importa una fuente de Google Fonts</text:span></text:span></text:p>
      <text:p text:style-name="P25"><text:span text:style-name="Source_20_Text"><text:span text:style-name="T111"/></text:span></text:p>
      <text:p text:style-name="P77"><text:span text:style-name="Source_20_Text"><text:span text:style-name="T133">Google Fonts. </text:span></text:span><text:span text:style-name="Source_20_Text"><text:span text:style-name="T79">es una biblioteca gratuita de fuentes web que puedes utilizar en tu código CSS, haciendo referencia a la URL de la fuente.</text:span></text:span></text:p>
      <text:p text:style-name="P82"><text:span text:style-name="T50">Para importar una fuente de Google, puedes copiar la URL de la fuente desde la librería de Google Fonts y luego pegarla en tu código HTML</text:span><text:span text:style-name="T12">.</text:span></text:p>
      <text:p text:style-name="P83"><draw:frame draw:style-name="fr3" draw:name="Figura54" text:anchor-type="paragraph" svg:x="0.034cm" svg:y="0.605cm" svg:width="12.224cm" svg:height="2.805cm" draw:z-index="53"><draw:image xlink:href="Pictures/10000000000001CE0000006AC24BEAA2.png" xlink:type="simple" xlink:show="embed" xlink:actuate="onLoad"/></draw:frame></text:p>
      <text:p text:style-name="P83"/>
      <text:p text:style-name="P82"><draw:frame draw:style-name="fr3" draw:name="Figura55" text:anchor-type="paragraph" svg:x="0.034cm" svg:y="0.737cm" svg:width="13.335cm" svg:height="2.355cm" draw:z-index="54"><draw:image xlink:href="Pictures/10000000000001F8000000591084919F.png" xlink:type="simple" xlink:show="embed" xlink:actuate="onLoad"/></draw:frame> <text:line-break/></text:p>
      <text:p text:style-name="P82"/>
      <text:p text:style-name="P82"/>
      <text:p text:style-name="P82"/>
      <text:p text:style-name="P97"/>
      <text:p text:style-name="P97"/>
      <text:p text:style-name="P85"><text:soft-page-break/><text:span text:style-name="T119">C</text:span><text:span text:style-name="T118">ómo deben degradarse las fuentes</text:span></text:p>
      <text:p text:style-name="P86"><text:span text:style-name="T24">Cuando una fuente no está disponible en el sistema, puedes indicarle al navegador que "degrade" a otra fuente alternativa</text:span><text:span text:style-name="T18"> </text:span></text:p>
      <text:p text:style-name="P85"><draw:frame draw:style-name="fr3" draw:name="Figura56" text:anchor-type="paragraph" svg:x="-0.085cm" svg:y="0.72cm" svg:width="12.779cm" svg:height="6.324cm" draw:z-index="55"><draw:image xlink:href="Pictures/10000000000001E3000000EFBE1C6F95.png" xlink:type="simple" xlink:show="embed" xlink:actuate="onLoad"/></draw:frame> </text:p>
      <text:p text:style-name="P84"/>
      <text:p text:style-name="P84"/>
      <text:p text:style-name="P82"/>
      <text:p text:style-name="P82"/>
      <text:p text:style-name="P82"/>
      <text:p text:style-name="P82"/>
      <text:p text:style-name="P82"/>
      <text:p text:style-name="P82"/>
      <text:p text:style-name="P87">El tamaño de una imagen</text:p>
      <text:p text:style-name="P87"><text:span text:style-name="T51">CSS tiene una propiedad llamada </text:span><text:span text:style-name="Source_20_Text"><text:span text:style-name="T171">width</text:span></text:span><text:span text:style-name="Source_20_Text"><text:span text:style-name="T169"> </text:span></text:span><text:span text:style-name="T51">que controla el ancho de un elemento.</text:span></text:p>
      <text:p text:style-name="P87"><text:span text:style-name="T191"><text:s/>Usando la unida </text:span><text:span text:style-name="T190">px (pixeles)</text:span><text:span text:style-name="T191"> para especificar el ancho de la imagen</text:span></text:p>
      <text:p text:style-name="P98"/>
      <text:p text:style-name="P98"><draw:frame draw:style-name="fr3" draw:name="Figura57" text:anchor-type="paragraph" svg:x="0.064cm" svg:y="0.758cm" svg:width="12.197cm" svg:height="7.62cm" draw:z-index="56"><draw:image xlink:href="Pictures/10000000000001CD0000012017ABC707.png" xlink:type="simple" xlink:show="embed" xlink:actuate="onLoad"/></draw:frame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87"><text:span text:style-name="T191">en nuestro elemento</text:span><text:span text:style-name="T190"> img </text:span><text:span text:style-name="T191">debemos incluir una “</text:span><text:span text:style-name="T190">clase” </text:span></text:p>
      <text:p text:style-name="P99"><draw:frame draw:style-name="fr3" draw:name="Figura58" text:anchor-type="paragraph" svg:x="0.113cm" svg:y="0.72cm" svg:width="10.583cm" svg:height="2.778cm" draw:z-index="57"><draw:image xlink:href="Pictures/1000000000000190000000699CE07EE0.png" xlink:type="simple" xlink:show="embed" xlink:actuate="onLoad"/></draw:frame></text:p>
      <text:p text:style-name="P99"/>
      <text:p text:style-name="P103"><text:soft-page-break/>Agrega borde alrededor de nuestro elemento</text:p>
      <text:p text:style-name="P88"><text:span text:style-name="T53">Los bordes CSS tienen propiedades como </text:span><text:span text:style-name="Source_20_Text"><text:span text:style-name="T171">style</text:span></text:span><text:span text:style-name="T53">(estilo), </text:span><text:span text:style-name="Source_20_Text"><text:span text:style-name="T171">color</text:span></text:span><text:span text:style-name="Source_20_Text"><text:span text:style-name="T55"> y </text:span></text:span><text:span text:style-name="Source_20_Text"><text:span text:style-name="T171">width</text:span></text:span><text:span text:style-name="Source_20_Text"><text:span text:style-name="T170"> </text:span></text:span><text:span text:style-name="T53">(ancho).</text:span><text:span text:style-name="T191"> </text:span></text:p>
      <text:p text:style-name="P100"><draw:frame draw:style-name="fr3" draw:name="Figura59" text:anchor-type="paragraph" svg:x="-0.032cm" svg:y="0.968cm" svg:width="12.515cm" svg:height="8.361cm" draw:z-index="58"><draw:image xlink:href="Pictures/10000000000001D90000013C20F8E3FA.png" xlink:type="simple" xlink:show="embed" xlink:actuate="onLoad"/></draw:frame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102">Debemos aplicar un “class” a nuestro elemento img, podemos usarlo en el mismo class que tenga nuestro elemento img</text:p>
      <text:p text:style-name="P102"><draw:frame draw:style-name="fr3" draw:name="Figura60" text:anchor-type="paragraph" svg:x="0.048cm" svg:y="0.702cm" svg:width="12.303cm" svg:height="4.736cm" draw:z-index="59"><draw:image xlink:href="Pictures/10000000000001D1000000B3345ECA26.png" xlink:type="simple" xlink:show="embed" xlink:actuate="onLoad"/></draw:frame></text:p>
      <text:p text:style-name="P102"/>
      <text:p text:style-name="P102"/>
      <text:p text:style-name="P102"/>
      <text:p text:style-name="P102"/>
      <text:p text:style-name="P102"/>
      <text:p text:style-name="P102"><draw:frame draw:style-name="fr3" draw:name="Figura61" text:anchor-type="paragraph" svg:x="0.127cm" svg:y="0.744cm" svg:width="10.769cm" svg:height="3.36cm" draw:z-index="60"><draw:image xlink:href="Pictures/10000000000001970000007F4FBA2F71.png" xlink:type="simple" xlink:show="embed" xlink:actuate="onLoad"/></draw:frame></text:p>
      <text:p text:style-name="P102"/>
      <text:p text:style-name="P102"/>
      <text:p text:style-name="P102"/>
      <text:p text:style-name="P102"/>
      <text:p text:style-name="P102"/>
      <text:p text:style-name="P81"><text:span text:style-name="T192">border-radius:</text:span><text:span text:style-name="T190"> </text:span><text:span text:style-name="T193">10px</text:span><text:span text:style-name="T190">;</text:span></text:p>
      <text:p text:style-name="P102"><text:soft-page-break/></text:p>
      <text:p text:style-name="P104">Añadiendo esquina redondeada usando border-radius</text:p>
      <text:p text:style-name="P101"/>
      <text:p text:style-name="P101">En esta primera parte nuestro borde esta puntiagudas</text:p>
      <text:p text:style-name="P104"><draw:frame draw:style-name="fr3" draw:name="Figura62" text:anchor-type="paragraph" svg:x="-0.667cm" svg:y="1.132cm" svg:width="6.535cm" svg:height="4.551cm" draw:z-index="61"><draw:image xlink:href="Pictures/10000000000000F7000000AC74BC4490.png" xlink:type="simple" xlink:show="embed" xlink:actuate="onLoad"/></draw:frame><draw:frame draw:style-name="fr3" draw:name="Figura63" text:anchor-type="paragraph" svg:x="13.303cm" svg:y="1.235cm" svg:width="3.572cm" svg:height="3.784cm" draw:z-index="62"><draw:image xlink:href="Pictures/10000000000000870000008F5FEE727E.png" xlink:type="simple" xlink:show="embed" xlink:actuate="onLoad"/></draw:frame></text:p>
      <text:p text:style-name="P104"/>
      <text:p text:style-name="P104"/>
      <text:p text:style-name="P104"/>
      <text:p text:style-name="P104"/>
      <text:p text:style-name="P104"/>
      <text:p text:style-name="P104"/>
      <text:p text:style-name="P101">aquí usamos el border-radius, nuestro borde se puso redondeado</text:p>
      <text:p text:style-name="P80"><draw:frame draw:style-name="fr3" draw:name="Figura64" text:anchor-type="paragraph" svg:x="-0.575cm" svg:y="2.115cm" svg:width="6.773cm" svg:height="4.63cm" draw:z-index="63"><draw:image xlink:href="Pictures/1000000000000100000000AFA5E913C9.png" xlink:type="simple" xlink:show="embed" xlink:actuate="onLoad"/></draw:frame><draw:frame draw:style-name="fr3" draw:name="Figura65" text:anchor-type="paragraph" svg:x="13.436cm" svg:y="2.101cm" svg:width="3.36cm" svg:height="3.678cm" draw:z-index="64"><draw:image xlink:href="Pictures/100000000000007F0000008B5CC37F57.png" xlink:type="simple" xlink:show="embed" xlink:actuate="onLoad"/></draw:frame><text:span text:style-name="T53">Puedes especificar un </text:span><text:span text:style-name="Source_20_Text"><text:span text:style-name="T171">border-radius </text:span></text:span><text:span text:style-name="T53">usando </text:span><text:span text:style-name="T57">píxeles </text:span><text:span text:style-name="T53">como unidad de medida. Dale a tu foto de gato un </text:span><text:span text:style-name="Source_20_Text"><text:span text:style-name="T171">border-radius</text:span></text:span><text:span text:style-name="T57">de</text:span><text:span text:style-name="T53"> </text:span><text:span text:style-name="Source_20_Text"><text:span text:style-name="T171">10px</text:span></text:span><text:span text:style-name="T57">.</text:span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><text:span text:style-name="T51">Además de los píxeles, también puedes especificar el </text:span><text:span text:style-name="Source_20_Text"><text:span text:style-name="T171">border-radius</text:span></text:span><text:span text:style-name="Source_20_Text"><text:span text:style-name="T134"> </text:span></text:span><text:span text:style-name="T51">usando un porcentaje.</text:span><text:span text:style-name="T190"> </text:span></text:p>
      <text:p text:style-name="P105"><text:span text:style-name="T190"/></text:p>
      <text:p text:style-name="P105"><draw:frame draw:style-name="fr3" draw:name="Figura66" text:anchor-type="paragraph" svg:x="0.048cm" svg:y="0.471cm" svg:width="5.794cm" svg:height="4.207cm" draw:z-index="65"><draw:image xlink:href="Pictures/10000000000000DB0000009FAF421178.png" xlink:type="simple" xlink:show="embed" xlink:actuate="onLoad"/></draw:frame><draw:frame draw:style-name="fr3" draw:name="Figura67" text:anchor-type="paragraph" svg:x="12.562cm" svg:y="0.99cm" svg:width="3.731cm" svg:height="3.598cm" draw:z-index="66"><draw:image xlink:href="Pictures/100000000000008D00000088467588C0.png" xlink:type="simple" xlink:show="embed" xlink:actuate="onLoad"/></draw:frame><text:span text:style-name="T190"/></text:p>
      <text:p text:style-name="P105"><text:span text:style-name="T190"/></text:p>
      <text:p text:style-name="P105"><text:span text:style-name="T190"/></text:p>
      <text:p text:style-name="P105"><text:span text:style-name="T190"/></text:p>
      <text:p text:style-name="P106"><text:soft-page-break/><text:span text:style-name="T27">El</text:span><text:span text:style-name="T18"> color de fondo de un elemento div.</text:span></text:p>
      <text:p text:style-name="P113"><text:span text:style-name="T194"/></text:p>
      <text:p text:style-name="P113"><text:span text:style-name="T194">Podemos estableces el color de fondo de un elemento co</text:span><text:span text:style-name="T195">n</text:span><text:span text:style-name="T194"> la propiedad </text:span><text:span text:style-name="T196">background-color.</text:span></text:p>
      <text:p text:style-name="P112"><draw:frame draw:style-name="fr3" draw:name="Figura68" text:anchor-type="paragraph" svg:x="-0.205cm" svg:y="0.732cm" svg:width="12.7cm" svg:height="5.741cm" draw:z-index="67"><draw:image xlink:href="Pictures/10000000000001E0000000D9CDC6180A.png" xlink:type="simple" xlink:show="embed" xlink:actuate="onLoad"/></draw:frame><text:span text:style-name="T6"/></text:p>
      <text:p text:style-name="P112"><text:span text:style-name="T6"/></text:p>
      <text:p text:style-name="P112"><text:span text:style-name="T6"/></text:p>
      <text:p text:style-name="P112"><text:span text:style-name="T6"/></text:p>
      <text:p text:style-name="P112"><text:span text:style-name="T6"/></text:p>
      <text:p text:style-name="P112"><text:span text:style-name="T6"/></text:p>
      <text:p text:style-name="P112"><text:span text:style-name="T6"/></text:p>
      <text:p text:style-name="P112"><text:span text:style-name="T6"><text:s/></text:span>Debemos asignar una<text:span text:style-name="T6"> </text:span><text:span text:style-name="T204">clase(</text:span><text:span text:style-name="T6">“</text:span><text:span text:style-name="T8">class</text:span><text:span text:style-name="T6">”</text:span><text:span text:style-name="T8">)</text:span><text:span text:style-name="T6"> </text:span>al elemento que queremos que tenga el fondo.</text:p>
      <text:p text:style-name="P112"><text:s/>Ejemplo: elemento <text:span text:style-name="T6">div</text:span> con fondo <text:span text:style-name="T6">silver(plateado).</text:span></text:p>
      <text:p text:style-name="P112"><draw:frame draw:style-name="fr3" draw:name="Figura70" text:anchor-type="paragraph" svg:x="9.678cm" svg:y="0.854cm" svg:width="9.181cm" svg:height="5.794cm" draw:z-index="68"><draw:image xlink:href="Pictures/100000000000015B000000DBFE8B2EF8.png" xlink:type="simple" xlink:show="embed" xlink:actuate="onLoad"/></draw:frame><draw:frame draw:style-name="fr3" draw:name="Figura69" text:anchor-type="paragraph" svg:x="0.113cm" svg:y="0.947cm" svg:width="9.102cm" svg:height="9.551cm" draw:z-index="69"><draw:image xlink:href="Pictures/1000000000000158000001696C593DE1.png" xlink:type="simple" xlink:show="embed" xlink:actuate="onLoad"/></draw:frame><text:span text:style-name="T6"/></text:p>
      <text:p text:style-name="P112"><text:span text:style-name="T6"/></text:p>
      <text:p text:style-name="P112"><text:span text:style-name="T6"/></text:p>
      <text:p text:style-name="P112"><text:span text:style-name="T6"/></text:p>
      <text:p text:style-name="P112"><text:span text:style-name="T6"/></text:p>
      <text:p text:style-name="P112"><text:span text:style-name="T6"/></text:p>
      <text:p text:style-name="P112"><text:span text:style-name="T6"/></text:p>
      <text:p text:style-name="P112"><text:span text:style-name="T6"/></text:p>
      <text:p text:style-name="P112"><text:span text:style-name="T6"/></text:p>
      <text:p text:style-name="P112"><text:span text:style-name="T6"/></text:p>
      <text:p text:style-name="P112"><text:span text:style-name="T6"/></text:p>
      <text:p text:style-name="P112"><text:span text:style-name="T6"/></text:p>
      <text:p text:style-name="P89"><text:span text:style-name="T42"/></text:p>
      <text:p text:style-name="P89"><text:span text:style-name="T203"/></text:p>
      <text:p text:style-name="P89"><text:span text:style-name="T203"/></text:p>
      <text:p text:style-name="P91"><text:span text:style-name="T40"/></text:p>
      <text:p text:style-name="P91"><text:soft-page-break/><text:span text:style-name="T40">E</text:span><text:span text:style-name="T17">l id de un elemento</text:span><text:span text:style-name="T202"> </text:span></text:p>
      <text:p text:style-name="P91"><text:span text:style-name="T202"/></text:p>
      <text:p text:style-name="P91"><text:span text:style-name="T123">Además de las clases, cada elemento HTML también puede tener un atribut</text:span><text:span text:style-name="T124">o</text:span><text:span text:style-name="T125"> id.</text:span></text:p>
      <text:p text:style-name="P96"><text:span text:style-name="T151"><text:s text:c="2"/></text:span><text:span text:style-name="T145">E</text:span><text:span text:style-name="T180">l atributo </text:span><text:span text:style-name="T182">ID</text:span><text:span text:style-name="T180"> sirve para</text:span><text:span text:style-name="Strong_20_Emphasis"><text:span text:style-name="T137"> identificar un elemento</text:span></text:span><text:span text:style-name="T180">, y </text:span><text:span text:style-name="Strong_20_Emphasis"><text:span text:style-name="T137">solo debe usarse para identificar un único elemento</text:span></text:span><text:span text:style-name="T180">,</text:span><text:span text:style-name="T144"> </text:span><text:span text:style-name="T180">si queremos que pertenezcan a varios elementos entonces debemos usar las </text:span><text:a xlink:type="simple" xlink:href="https://www.cssblog.es/css-el-atributo-class/" text:style-name="Internet_20_link" text:visited-style-name="Visited_20_Internet_20_Link"><text:span text:style-name="T152">clases</text:span></text:a><text:a xlink:type="simple" xlink:href="https://www.cssblog.es/css-el-atributo-class/" text:style-name="Internet_20_link" text:visited-style-name="Visited_20_Internet_20_Link"><text:span text:style-name="T153">(“class”)</text:span></text:a><text:a xlink:type="simple" xlink:href="https://www.cssblog.es/css-el-atributo-class/" text:style-name="Internet_20_link" text:visited-style-name="Visited_20_Internet_20_Link"><text:span text:style-name="T152">.</text:span></text:a><text:span text:style-name="T181"> </text:span><text:span text:style-name="T180">Se podría decir que las clases son para grupos</text:span><text:span text:style-name="T144"> </text:span></text:p>
      <text:p text:style-name="P90"><text:span text:style-name="T39"/></text:p>
      <text:p text:style-name="P112"><draw:frame draw:style-name="fr3" draw:name="Figura71" text:anchor-type="paragraph" svg:x="-0.005cm" svg:y="0.014cm" svg:width="11.933cm" svg:height="3.625cm" draw:z-index="70"><draw:image xlink:href="Pictures/10000000000001C300000089076CBAD4.png" xlink:type="simple" xlink:show="embed" xlink:actuate="onLoad"/></draw:frame></text:p>
      <text:p text:style-name="P112"/>
      <text:p text:style-name="P112"/>
      <text:p text:style-name="P112"/>
      <text:p text:style-name="P112"><text:s/></text:p>
      <text:p text:style-name="P112"/>
      <text:p text:style-name="P107">Aplicar un estilo con el atributo id</text:p>
      <text:p text:style-name="P108"><text:span text:style-name="T5"><text:s/></text:span></text:p>
      <text:p text:style-name="P108"><text:span text:style-name="T5">Los atributo</text:span><text:span text:style-name="T4"> id </text:span><text:span text:style-name="T5">al igual que </text:span><text:span text:style-name="T4">“class”</text:span><text:span text:style-name="T5"> pueden aplicarle estilo con CSS</text:span></text:p>
      <text:p text:style-name="P116"><text:span text:style-name="T200"><text:s/>Un </text:span><text:span text:style-name="T201">id</text:span><text:span text:style-name="Source_20_Text"><text:span text:style-name="T157"> </text:span></text:span><text:span text:style-name="T148">no es reutilizable y solo debe ejecutar un elemento único.</text:span><text:span text:style-name="T200"> </text:span></text:p>
      <text:p text:style-name="P116"><text:span text:style-name="T53">Un </text:span><text:span text:style-name="Source_20_Text"><text:span text:style-name="T154">id</text:span></text:span><text:span text:style-name="Source_20_Text"><text:span text:style-name="T146"> </text:span></text:span><text:span text:style-name="T53">también tiene mayor especificidad (importancia) que una clase, así que si aplicas un </text:span><text:span text:style-name="T58">id</text:span><text:span text:style-name="T53"> y una clase al mismo elemento y sus estilos se contradicen, se aplicarán los estilos del </text:span><text:span text:style-name="Source_20_Text"><text:span text:style-name="T177">id.</text:span></text:span><text:span text:style-name="T191"> </text:span></text:p>
      <text:p text:style-name="P111"><draw:frame draw:style-name="fr3" draw:name="Figura72" text:anchor-type="paragraph" svg:x="-0.099cm" svg:y="0.61cm" svg:width="12.7cm" svg:height="6.244cm" draw:z-index="71"><draw:image xlink:href="Pictures/10000000000001E0000000EC474C54A0.png" xlink:type="simple" xlink:show="embed" xlink:actuate="onLoad"/></draw:frame><text:span text:style-name="T186"/></text:p>
      <text:p text:style-name="P111"><text:span text:style-name="T186"/></text:p>
      <text:p text:style-name="P111"><text:span text:style-name="T186"/></text:p>
      <text:p text:style-name="P111"><text:span text:style-name="T186"/></text:p>
      <text:p text:style-name="P111"><text:span text:style-name="T186"/></text:p>
      <text:p text:style-name="P111"><text:span text:style-name="T186"/></text:p>
      <text:p text:style-name="P111"><text:span text:style-name="T186"/></text:p>
      <text:p text:style-name="P111"><text:span text:style-name="T186"/></text:p>
      <text:p text:style-name="P116"><text:span text:style-name="T148">Ten en cuenta que dentro de tu elemento </text:span><text:span text:style-name="Source_20_Text"><text:span text:style-name="T178">style </text:span></text:span><text:span text:style-name="T148">siempre debes hacer referencia a las clases agregándoles un punto</text:span><text:span text:style-name="Source_20_Text"><text:span text:style-name="T179">. </text:span></text:span><text:span text:style-name="T148">adelante del nombre. Para hacer a un id, debes agregar </text:span><text:span text:style-name="T183">#</text:span><text:span text:style-name="T148"> <text:s/>delante de su nombre.</text:span><text:span text:style-name="T200"> </text:span></text:p>
      <text:p text:style-name="P93"><text:soft-page-break/><text:span text:style-name="T35">E</text:span><text:span text:style-name="T34">l padding (relleno) de un elemento</text:span></text:p>
      <text:p text:style-name="P93"><text:span text:style-name="T34"/></text:p>
      <text:p text:style-name="P93"><text:span text:style-name="T127">Hay tres propiedades importantes que controlan el espacio que rodea cada elemento HTML: </text:span><text:span text:style-name="Source_20_Text"><text:span text:style-name="T158">padding </text:span></text:span><text:span text:style-name="T132">(relleno), </text:span><text:span text:style-name="Source_20_Text"><text:span text:style-name="T158">border </text:span></text:span><text:span text:style-name="T132">(borde) y </text:span><text:span text:style-name="Source_20_Text"><text:span text:style-name="T158">margin </text:span></text:span><text:span text:style-name="T132">(margen)</text:span><text:span text:style-name="T127">. </text:span></text:p>
      <text:p text:style-name="P93"><text:span text:style-name="T15"><text:s/></text:span><text:span text:style-name="T127">El</text:span><text:span text:style-name="T132"> </text:span><text:span text:style-name="Source_20_Text"><text:span text:style-name="T158">padding</text:span></text:span><text:span text:style-name="Source_20_Text"><text:span text:style-name="T149"> </text:span></text:span><text:span text:style-name="T127">o relleno de un elemento controla la cantidad de espacio entre su contenido y su </text:span><text:span text:style-name="Source_20_Text"><text:span text:style-name="T158">border</text:span></text:span><text:span text:style-name="T132">.</text:span><text:span text:style-name="T127"> </text:span></text:p>
      <text:p text:style-name="P93"><text:span text:style-name="T127"/></text:p>
      <text:p text:style-name="P109"><text:span text:style-name="T127">Aquí podemos ver que la caja azul y la caja roja están a</text:span><text:span text:style-name="T128">ña</text:span><text:span text:style-name="T127">d</text:span><text:span text:style-name="T128">i</text:span><text:span text:style-name="T127">das dentro de la caja amarilla. Fíjate que la caja roja tiene más </text:span><text:span text:style-name="Source_20_Text"><text:span text:style-name="T158">padding </text:span></text:span><text:span text:style-name="T127">(relleno) que la caja azul.</text:span></text:p>
      <text:p text:style-name="P118"><text:span text:style-name="T50">Cuando aumentas el </text:span><text:span text:style-name="Source_20_Text"><text:span text:style-name="T143">padding</text:span></text:span><text:span text:style-name="Source_20_Text"><text:span text:style-name="T141"> </text:span></text:span><text:span text:style-name="T50">de la caja azul, esto aumenta la distancia </text:span><text:span text:style-name="T142">(</text:span><text:span text:style-name="Source_20_Text"><text:span text:style-name="T143">padding</text:span></text:span><text:span text:style-name="T142">)</text:span><text:span text:style-name="T50"> entre el texto y el borde que lo rodea.</text:span></text:p>
      <text:p text:style-name="P93"><draw:frame draw:style-name="fr3" draw:name="Figura73" text:anchor-type="paragraph" svg:x="-0.958cm" svg:y="0.794cm" svg:width="7.541cm" svg:height="7.011cm" draw:z-index="72"><draw:image xlink:href="Pictures/100000000000011D00000109F962D926.png" xlink:type="simple" xlink:show="embed" xlink:actuate="onLoad"/></draw:frame><text:span text:style-name="T127"/></text:p>
      <text:p text:style-name="P93"><text:span text:style-name="T127"/></text:p>
      <text:p text:style-name="P93"><draw:frame draw:style-name="fr3" draw:name="Figura74" text:anchor-type="paragraph" svg:x="8.95cm" svg:y="0.145cm" svg:width="8.943cm" svg:height="5.715cm" draw:z-index="73"><draw:image xlink:href="Pictures/1000000000000152000000D87581AEBD.png" xlink:type="simple" xlink:show="embed" xlink:actuate="onLoad"/></draw:frame><text:span text:style-name="T127"/></text:p>
      <text:p text:style-name="P93"><text:span text:style-name="T127"/></text:p>
      <text:p text:style-name="P93"><text:span text:style-name="T127"/></text:p>
      <text:p text:style-name="P93"><text:span text:style-name="T127"/></text:p>
      <text:p text:style-name="P93"><text:span text:style-name="T127"/></text:p>
      <text:p text:style-name="P93"><text:span text:style-name="T127"/></text:p>
      <text:p text:style-name="P93"><text:span text:style-name="T127"/></text:p>
      <text:p text:style-name="P93"><text:span text:style-name="T127"/></text:p>
      <text:p text:style-name="P93"><text:span text:style-name="T127"/></text:p>
      <text:p text:style-name="P93"><text:span text:style-name="T127"/></text:p>
      <text:p text:style-name="P93"><text:span text:style-name="T127"/></text:p>
      <text:p text:style-name="P93"><text:span text:style-name="T127"/></text:p>
      <text:p text:style-name="P95"><draw:frame draw:style-name="fr3" draw:name="Figura75" text:anchor-type="paragraph" svg:x="-0.945cm" svg:y="1.72cm" svg:width="7.355cm" svg:height="7.382cm" draw:z-index="74"><draw:image xlink:href="Pictures/100000000000011600000117255D852B.png" xlink:type="simple" xlink:show="embed" xlink:actuate="onLoad"/></draw:frame><text:span text:style-name="T127">E</text:span><text:span text:style-name="T126">l </text:span><text:span text:style-name="T131">padding </text:span><text:span text:style-name="T126">azul tiene menos </text:span><text:span text:style-name="T131">px </text:span><text:span text:style-name="T126">que el rojo asi que lo igualamos para que este al mismo </text:span><text:span text:style-name="T131">px</text:span></text:p>
      <text:p text:style-name="P93"><text:span text:style-name="T127"/></text:p>
      <text:p text:style-name="P94"><text:span text:style-name="T127"/></text:p>
      <text:p text:style-name="P94"><draw:frame draw:style-name="fr3" draw:name="Figura76" text:anchor-type="paragraph" svg:x="8.567cm" svg:y="0.342cm" svg:width="9.234cm" svg:height="6.668cm" draw:z-index="75"><draw:image xlink:href="Pictures/100000000000015D000000FCF32CD0CB.png" xlink:type="simple" xlink:show="embed" xlink:actuate="onLoad"/></draw:frame><text:span text:style-name="T127"/></text:p>
      <text:p text:style-name="P94"><text:span text:style-name="T127"/></text:p>
      <text:p text:style-name="P94"><text:span text:style-name="T127"/></text:p>
      <text:p text:style-name="P94"><text:span text:style-name="T127"/></text:p>
      <text:p text:style-name="P94"><text:span text:style-name="T127"/></text:p>
      <text:p text:style-name="P94"><text:span text:style-name="T127"/></text:p>
      <text:p text:style-name="P94"><text:span text:style-name="T127"/></text:p>
      <text:p text:style-name="P94"><text:span text:style-name="T127"/></text:p>
      <text:p text:style-name="P94"><text:span text:style-name="T127"/></text:p>
      <text:p text:style-name="P94"><text:span text:style-name="T127"/></text:p>
      <text:p text:style-name="P94"><text:span text:style-name="T127"/></text:p>
      <text:p text:style-name="P94"><text:span text:style-name="T127"/></text:p>
      <text:p text:style-name="P94"><text:span text:style-name="T127"/></text:p>
      <text:p text:style-name="P94"><text:span text:style-name="T127"/></text:p>
      <text:p text:style-name="P94"><text:soft-page-break/><text:span text:style-name="T33">E</text:span><text:span text:style-name="T34">l margen de un elemento</text:span></text:p>
      <text:p text:style-name="P92"><text:span text:style-name="T34"/></text:p>
      <text:p text:style-name="P94"><text:span text:style-name="T130"><text:s/>El </text:span><text:span text:style-name="Source_20_Text"><text:span text:style-name="T158">margin</text:span></text:span><text:span text:style-name="Source_20_Text"><text:span text:style-name="T150"> </text:span></text:span><text:span text:style-name="T130">(margen) de un elemento controla la cantidad de espacio entre su </text:span><text:span text:style-name="Source_20_Text"><text:span text:style-name="T158">border</text:span></text:span><text:span text:style-name="Source_20_Text"><text:span text:style-name="T150"> </text:span></text:span><text:span text:style-name="T130">y los elementos que lo rodean.</text:span><text:span text:style-name="T132"> </text:span></text:p>
      <text:p text:style-name="P110"><text:span text:style-name="T16"/></text:p>
      <text:p text:style-name="P110"><text:span text:style-name="T130">Aquí podemos ver que la caja azul y la caja roja están a</text:span><text:span text:style-name="T129">ña</text:span><text:span text:style-name="T130">d</text:span><text:span text:style-name="T129">i</text:span><text:span text:style-name="T130">das dentro de la caja amarilla. Ten en cuenta que la caja roja tiene un </text:span><text:span text:style-name="Source_20_Text"><text:span text:style-name="T158">margin</text:span></text:span><text:span text:style-name="Source_20_Text"><text:span text:style-name="T150"> </text:span></text:span><text:span text:style-name="T130">más grande que el de la caja azul, lo que hace que aparezca más pequeña.</text:span></text:p>
      <text:p text:style-name="P118"><text:span text:style-name="T50">Cuando aumentas el </text:span><text:span text:style-name="Source_20_Text"><text:span text:style-name="T143">margin </text:span></text:span><text:span text:style-name="T50">de la caja azul, esto aumenta la distancia entre su borde y los elementos que la rodean.</text:span></text:p>
      <text:p text:style-name="P118"><draw:frame draw:style-name="fr3" draw:name="Figura77" text:anchor-type="paragraph" svg:x="-0.27cm" svg:y="0.519cm" svg:width="7.435cm" svg:height="8.281cm" draw:z-index="76"><draw:image xlink:href="Pictures/100000000000011900000139A07A9B5E.png" xlink:type="simple" xlink:show="embed" xlink:actuate="onLoad"/></draw:frame><text:span text:style-name="T50"/></text:p>
      <text:p text:style-name="P118"><text:span text:style-name="T50"/></text:p>
      <text:p text:style-name="P118"><draw:frame draw:style-name="fr3" draw:name="Figura78" text:anchor-type="paragraph" svg:x="9.44cm" svg:y="0.619cm" svg:width="8.916cm" svg:height="5.662cm" draw:z-index="77"><draw:image xlink:href="Pictures/1000000000000151000000D6644CB740.png" xlink:type="simple" xlink:show="embed" xlink:actuate="onLoad"/></draw:frame><text:span text:style-name="T50"/></text:p>
      <text:p text:style-name="P118"><text:span text:style-name="T50"/></text:p>
      <text:p text:style-name="P118"><text:span text:style-name="T50"/></text:p>
      <text:p text:style-name="Text_20_body"><text:line-break/></text:p>
      <text:p text:style-name="Text_20_body"><text:span text:style-name="T156"/></text:p>
      <text:p text:style-name="Text_20_body"><text:span text:style-name="T156"/></text:p>
      <text:p text:style-name="Text_20_body"><text:span text:style-name="T156"/></text:p>
      <text:p text:style-name="Text_20_body"><text:span text:style-name="T156"/></text:p>
      <text:p text:style-name="P117"><text:span text:style-name="T147">El </text:span><text:span text:style-name="T156">m</text:span><text:span text:style-name="T155">argin</text:span><text:span text:style-name="T147"> azul tiene menos</text:span><text:span text:style-name="T155"> px</text:span><text:span text:style-name="T147"> que el rojo, lo igualamos para que quede al mismo tamaño</text:span></text:p>
      <text:p text:style-name="Text_20_body"><text:span text:style-name="T156"/></text:p>
      <text:p text:style-name="Text_20_body"><draw:frame draw:style-name="fr3" draw:name="Figura79" text:anchor-type="paragraph" svg:x="-0.27cm" svg:y="0.661cm" svg:width="7.541cm" svg:height="8.281cm" draw:z-index="78"><draw:image xlink:href="Pictures/100000000000011D00000139316DB45A.png" xlink:type="simple" xlink:show="embed" xlink:actuate="onLoad"/></draw:frame><text:span text:style-name="T156"/></text:p>
      <text:p text:style-name="Text_20_body"><text:span text:style-name="T156"/></text:p>
      <text:p text:style-name="Text_20_body"><draw:frame draw:style-name="fr3" draw:name="Figura80" text:anchor-type="paragraph" svg:x="8.95cm" svg:y="0.503cm" svg:width="8.89cm" svg:height="5.927cm" draw:z-index="79"><draw:image xlink:href="Pictures/1000000000000150000000E0961298D3.png" xlink:type="simple" xlink:show="embed" xlink:actuate="onLoad"/></draw:frame><text:span text:style-name="T156"/></text:p>
      <text:p text:style-name="Text_20_body"><text:span text:style-name="T156"/></text:p>
      <text:p text:style-name="Text_20_body"><text:span text:style-name="T156"/></text:p>
      <text:p text:style-name="Text_20_body"><text:span text:style-name="T156"/></text:p>
      <text:p text:style-name="Text_20_body"><text:span text:style-name="T156"/></text:p>
      <text:p text:style-name="P114"><text:soft-page-break/><text:span text:style-name="T36">U</text:span><text:span text:style-name="T34">n margen negativo a un elemento</text:span></text:p>
      <text:p text:style-name="P114"><text:span text:style-name="T34"/></text:p>
      <text:p text:style-name="P114"><text:span text:style-name="T29">El </text:span><text:span text:style-name="Source_20_Text"><text:span text:style-name="T160">margin </text:span></text:span><text:span text:style-name="T29">(margen) de un elemento controla la cantidad de espacio entre su </text:span><text:span text:style-name="Source_20_Text"><text:span text:style-name="T160">border</text:span></text:span><text:span text:style-name="Source_20_Text"><text:span text:style-name="T159"> </text:span></text:span><text:span text:style-name="T29">y los elementos que lo rodean.</text:span></text:p>
      <text:p text:style-name="P118"><text:span text:style-name="T51">Si estableces el </text:span><text:span text:style-name="Source_20_Text"><text:span text:style-name="T60">margin </text:span></text:span><text:span text:style-name="T51">de un elemento a un valor negativo, el elemento crecerá de tamaño.</text:span></text:p>
      <text:p text:style-name="P118"><text:span text:style-name="T51"/></text:p>
      <text:p text:style-name="P118"><draw:frame draw:style-name="fr3" draw:name="Figura81" text:anchor-type="paragraph" svg:x="-0.005cm" svg:y="0.277cm" svg:width="7.646cm" svg:height="8.44cm" draw:z-index="80"><draw:image xlink:href="Pictures/10000000000001210000013F01BFC5D1.png" xlink:type="simple" xlink:show="embed" xlink:actuate="onLoad"/></draw:frame><text:span text:style-name="T51"/></text:p>
      <text:p text:style-name="P118"><text:span text:style-name="T51"/></text:p>
      <text:p text:style-name="P114"><draw:frame draw:style-name="fr3" draw:name="Figura82" text:anchor-type="paragraph" svg:x="9.202cm" svg:y="0.275cm" svg:width="9.181cm" svg:height="4.815cm" draw:z-index="81"><draw:image xlink:href="Pictures/100000000000015B000000B6B45EC379.png" xlink:type="simple" xlink:show="embed" xlink:actuate="onLoad"/></draw:frame><text:span text:style-name="T34"/></text:p>
      <text:p text:style-name="P114"><text:span text:style-name="T34"/></text:p>
      <text:p text:style-name="P114"><text:span text:style-name="T34"/></text:p>
      <text:p text:style-name="P114"><text:span text:style-name="T34"/></text:p>
      <text:p text:style-name="P114"><text:span text:style-name="T34"/></text:p>
      <text:p text:style-name="P114"><text:span text:style-name="T34"/></text:p>
      <text:p text:style-name="P114"><text:span text:style-name="T34"/></text:p>
      <text:p text:style-name="P114"><text:span text:style-name="T34"/></text:p>
      <text:p text:style-name="P114"><text:span text:style-name="T34"/></text:p>
      <text:p text:style-name="P115"><text:span text:style-name="T34">N</text:span><text:span text:style-name="T33">uestro </text:span><text:span text:style-name="T32">margin</text:span><text:span text:style-name="T33"> azul tiene mas </text:span><text:span text:style-name="T32">px</text:span><text:span text:style-name="T33"> que el rojo, ya que esta negativo</text:span></text:p>
      <text:p text:style-name="P115"><draw:frame draw:style-name="fr3" draw:name="Figura83" text:anchor-type="paragraph" svg:x="0.034cm" svg:y="1.355cm" svg:width="7.726cm" svg:height="8.467cm" draw:z-index="82"><draw:image xlink:href="Pictures/100000000000012400000140FBBD9C43.png" xlink:type="simple" xlink:show="embed" xlink:actuate="onLoad"/></draw:frame><draw:frame draw:style-name="fr3" draw:name="Figura84" text:anchor-type="paragraph" svg:x="9.532cm" svg:y="3.284cm" svg:width="9.102cm" svg:height="3.44cm" draw:z-index="83"><draw:image xlink:href="Pictures/100000000000015800000082F8690EB8.png" xlink:type="simple" xlink:show="embed" xlink:actuate="onLoad"/></draw:frame><text:span text:style-name="T33"> lo igualamos para que tengan el mismo tamañ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Consolas1" svg:font-family="Consolas, Monaco, 'Andale Mono', 'Ubuntu Mono', monospace"/>
    <style:font-face style:name="Lato" svg:font-family="Lato, sans-serif"/>
    <style:font-face style:name="Mangal1" svg:font-family="Mangal"/>
    <style:font-face style:name="Oxygen" svg:font-family="Oxygen"/>
    <style:font-face style:name="Roboto Mono" svg:font-family="'Roboto Mono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1T01:09:26.267000000</meta:creation-date>
    <dc:date>2021-06-21T19:13:55.055000000</dc:date>
    <meta:editing-duration>PT2H49M7S</meta:editing-duration>
    <meta:editing-cycles>11</meta:editing-cycles>
    <meta:generator>LibreOffice/5.0.0.5$Windows_x86 LibreOffice_project/1b1a90865e348b492231e1c451437d7a15bb262b</meta:generator>
    <meta:document-statistic meta:table-count="0" meta:image-count="84" meta:object-count="0" meta:page-count="24" meta:paragraph-count="170" meta:word-count="1856" meta:character-count="11087" meta:non-whitespace-character-count="9296"/>
  </office:meta>
</office:document-meta>
</file>